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MT" svg:font-family="ArialMT"/>
    <style:font-face style:name="Sans" svg:font-family="Sans"/>
    <style:font-face style:name="Sans1" svg:font-family="Sans1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2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236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8839in"/>
    </style:style>
    <style:style style:name="co8" style:family="table-column">
      <style:table-column-properties fo:break-before="auto" style:column-width="3.5646in"/>
    </style:style>
    <style:style style:name="co9" style:family="table-column">
      <style:table-column-properties fo:break-before="auto" style:column-width="0.6244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3.4in"/>
    </style:style>
    <style:style style:name="co12" style:family="table-column">
      <style:table-column-properties fo:break-before="auto" style:column-width="6.8807in"/>
    </style:style>
    <style:style style:name="co13" style:family="table-column">
      <style:table-column-properties fo:break-before="auto" style:column-width="1.7236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5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 style:font-name="Courier New" fo:font-size="14pt" fo:font-weight="bold"/>
    </style:style>
    <style:style style:name="ce5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Courier New"/>
    </style:style>
    <style:style style:name="ce52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 style:font-name="Courier New" fo:font-size="14pt" fo:font-weight="bold"/>
    </style:style>
    <style:style style:name="ce53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text-position="" style:font-name="Courier New" fo:font-size="12pt"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text-position=""/>
    </style:style>
    <style:style style:name="ce56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text-position=""/>
    </style:style>
    <style:style style:name="ce57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style:text-position="" style:font-name="Courier New"/>
    </style:style>
    <style:style style:name="ce5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text-position="" style:font-name="Albany AMT" style:font-name-asian="Albany AMT1" style:font-name-complex="Albany AMT1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position="" style:font-name="Courier New"/>
    </style:style>
    <style:style style:name="ce63" style:family="table-cell" style:parent-style-name="Default" style:data-style-name="N100">
      <style:table-cell-properties fo:background-color="#e6e6e6"/>
      <style:text-properties style:text-position=""/>
    </style:style>
    <style:style style:name="ce64" style:family="table-cell" style:parent-style-name="Default" style:data-style-name="N100">
      <style:text-properties style:text-position=""/>
    </style:style>
    <style:style style:name="ce65" style:family="table-cell" style:parent-style-name="Default" style:data-style-name="N100">
      <style:table-cell-properties fo:background-color="#ffcc99"/>
      <style:text-properties style:text-position=""/>
    </style:style>
    <style:style style:name="ce66" style:family="table-cell" style:parent-style-name="Default" style:data-style-name="N100">
      <style:text-properties style:text-position="" style:font-name="Courier New"/>
    </style:style>
    <style:style style:name="ce67" style:family="table-cell" style:parent-style-name="Default" style:data-style-name="N100">
      <style:table-cell-properties fo:background-color="#ffcc99"/>
      <style:text-properties style:use-window-font-color="true" style:text-position=""/>
    </style:style>
    <style:style style:name="ce68" style:family="table-cell" style:parent-style-name="Default" style:data-style-name="N100">
      <style:table-cell-properties fo:background-color="#e6e6e6"/>
      <style:text-properties style:text-position="" style:font-name="Courier New" fo:font-size="12pt" fo:font-weight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position="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position=""/>
    </style:style>
    <style:style style:name="ce9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26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language="en" fo:country="US" fo:font-style="normal" style:text-underline-style="none" fo:font-weight="normal" style:font-name-asian="WenQuanYi Micro Hei" style:language-asian="zh" style:country-asian="CN" style:font-name-complex="Liberation Sans" style:language-complex="hi" style:country-complex="IN"/>
    </style:style>
    <style:style style:name="ce3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language="en" fo:country="US" fo:font-style="normal" style:text-underline-style="none" fo:font-weight="normal" style:font-name-asian="WenQuanYi Micro Hei" style:language-asian="zh" style:country-asian="CN" style:font-name-complex="Liberation Sans" style:language-complex="hi" style:country-complex="IN"/>
    </style:style>
    <style:style style:name="ce36" style:family="table-cell" style:parent-style-name="Default">
      <style:text-properties style:text-position="" style:font-name="DejaVu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DejaVu Sans" fo:font-size="10pt" style:font-size-asian="10pt" style:font-size-complex="10pt"/>
    </style:style>
    <style:style style:name="ce40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DejaVu Sans" fo:font-size="10pt" style:font-size-asian="10pt" style:font-size-complex="10pt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77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8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8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84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88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8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6" style:family="table-cell" style:parent-style-name="Default" style:data-style-name="N100">
      <style:table-cell-properties fo:background-color="#e6e6e6"/>
    </style:style>
    <style:style style:name="ce97" style:family="table-cell" style:parent-style-name="Default" style:data-style-name="N100"/>
    <style:style style:name="ce98" style:family="table-cell" style:parent-style-name="Default" style:data-style-name="N100">
      <style:table-cell-properties fo:background-color="#ffcc99"/>
    </style:style>
    <style:style style:name="ce99" style:family="table-cell" style:parent-style-name="Default" style:data-style-name="N100">
      <style:text-properties style:font-name="Courier New"/>
    </style:style>
    <style:style style:name="ce100" style:family="table-cell" style:parent-style-name="Default" style:data-style-name="N100">
      <style:table-cell-properties fo:background-color="#ffcc99"/>
      <style:text-properties style:use-window-font-color="true"/>
    </style:style>
    <style:style style:name="ce101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F28027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1"/>
        <table:table-column table:style-name="co3" table:number-columns-repeated="2" table:default-cell-style-name="Default"/>
        <table:table-column table:style-name="co3" table:default-cell-style-name="ce5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8" office:value-type="string">
            <text:p># This is the template file for creating symbols with tragesym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every line starting with '#' is a comment line.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save it as text file with tab separated cells and start tragesym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9" table:number-columns-repeated="6"/>
          <table:table-cell table:style-name="ce64"/>
        </table:table-row>
        <table:table-row table:style-name="ro3">
          <table:table-cell table:style-name="ce50" office:value-type="string">
            <text:p>[options]</text:p>
          </table:table-cell>
          <table:table-cell table:style-name="ce55" table:number-columns-repeated="5"/>
          <table:table-cell table:style-name="ce65"/>
        </table:table-row>
        <table:table-row table:style-name="ro1">
          <table:table-cell table:style-name="ce48" office:value-type="string">
            <text:p># wordswap swaps labels if the pin is on the right side an looks like this: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<text:s text:c="2"/>"PB1 (CLK)". That's useful for micro controller port labels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rotate_labels rotates the pintext of top and bottom pins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<text:s text:c="2"/>this is useful for large symbols like FPGAs with more than 100 pins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sort_labels will sort the pins by it's labels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<text:s text:c="2"/>useful for address ports, busses, ...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51" office:value-type="string">
            <text:p>wordswap</text:p>
          </table:table-cell>
          <table:table-cell table:style-name="ce51" office:value-type="string">
            <text:p>yes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rotate_labels</text:p>
          </table:table-cell>
          <table:table-cell table:style-name="ce51" office:value-type="string">
            <text:p>yes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sort_labels</text:p>
          </table:table-cell>
          <table:table-cell table:style-name="ce51" office:value-type="string">
            <text:p>no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generate_pinseq</text:p>
          </table:table-cell>
          <table:table-cell table:style-name="ce51" office:value-type="string">
            <text:p>yes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sym_width</text:p>
          </table:table-cell>
          <table:table-cell table:style-name="ce51" office:value-type="string">
            <text:p>5200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pinwidthvertical</text:p>
          </table:table-cell>
          <table:table-cell table:style-name="ce51" office:value-type="string">
            <text:p>300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pinwidthhorizontal</text:p>
          </table:table-cell>
          <table:table-cell table:style-name="ce51" office:value-type="string">
            <text:p>300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49" table:number-columns-repeated="6"/>
          <table:table-cell table:style-name="ce64"/>
        </table:table-row>
        <table:table-row table:style-name="ro3">
          <table:table-cell table:style-name="ce52" office:value-type="string">
            <text:p>[geda_attr]</text:p>
          </table:table-cell>
          <table:table-cell table:style-name="ce56" table:number-columns-repeated="5"/>
          <table:table-cell table:style-name="ce67"/>
        </table:table-row>
        <table:table-row table:style-name="ro1">
          <table:table-cell table:style-name="ce48" office:value-type="string">
            <text:p># name will be printed in the top of the symbol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if you have a device with slots, you'll have to use slot= and slotdef=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use comment= if there are special information you want to add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51" office:value-type="string">
            <text:p>version</text:p>
          </table:table-cell>
          <table:table-cell table:style-name="ce51" office:value-type="string">
            <text:p>20161031 1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name</text:p>
          </table:table-cell>
          <table:table-cell table:style-name="ce51" office:value-type="string">
            <text:p>TMS320F28027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device</text:p>
          </table:table-cell>
          <table:table-cell table:style-name="ce57" table:formula="of:=[.B25]" office:value-type="string" office:string-value="TMS320F28027">
            <text:p>TMS320F28027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refdes</text:p>
          </table:table-cell>
          <table:table-cell table:style-name="ce51" office:value-type="string">
            <text:p>U?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footprint</text:p>
          </table:table-cell>
          <table:table-cell table:style-name="ce58" office:value-type="string">
            <text:p>HTSSOP-DAD-38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description</text:p>
          </table:table-cell>
          <table:table-cell table:style-name="ce51" office:value-type="string">
            <text:p>Microcontrollers, motor, Piccolo C28x DSP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documentation</text:p>
          </table:table-cell>
          <table:table-cell table:style-name="Default" office:value-type="string">
            <text:p>http://www.ti.com/product/TMS320F28027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author</text:p>
          </table:table-cell>
          <table:table-cell table:style-name="ce51" office:value-type="string">
            <text:p>AutoTron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numslots</text:p>
          </table:table-cell>
          <table:table-cell table:style-name="ce51" office:value-type="float" office:value="0">
            <text:p>0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dist-license</text:p>
          </table:table-cell>
          <table:table-cell table:style-name="ce51" office:value-type="string">
            <text:p>GPLv2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use-license</text:p>
          </table:table-cell>
          <table:table-cell table:style-name="ce51" office:value-type="string">
            <text:p>unlimited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slot</text:p>
          </table:table-cell>
          <table:table-cell table:style-name="ce51" office:value-type="float" office:value="1">
            <text:p>1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slotdef</text:p>
          </table:table-cell>
          <table:table-cell table:style-name="ce51" office:value-type="string">
            <text:p>1: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slotdef</text:p>
          </table:table-cell>
          <table:table-cell table:style-name="ce51" office:value-type="string">
            <text:p>2: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slotdef</text:p>
          </table:table-cell>
          <table:table-cell table:style-name="ce51" office:value-type="string">
            <text:p>3: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slotdef</text:p>
          </table:table-cell>
          <table:table-cell table:style-name="ce51" office:value-type="string">
            <text:p>4:</text:p>
          </table:table-cell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comment</text:p>
          </table:table-cell>
          <table:table-cell table:style-name="ce51"/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comment</text:p>
          </table:table-cell>
          <table:table-cell table:style-name="ce51"/>
          <table:table-cell table:style-name="ce62" table:number-columns-repeated="4"/>
          <table:table-cell table:style-name="ce66"/>
        </table:table-row>
        <table:table-row table:style-name="ro1">
          <table:table-cell table:style-name="ce51" office:value-type="string">
            <text:p>#comment</text:p>
          </table:table-cell>
          <table:table-cell table:style-name="ce51"/>
          <table:table-cell table:style-name="ce62" table:number-columns-repeated="4"/>
          <table:table-cell table:style-name="ce66"/>
        </table:table-row>
        <table:table-row table:style-name="ro1">
          <table:table-cell table:style-name="ce49" table:number-columns-repeated="6"/>
          <table:table-cell table:style-name="ce64"/>
        </table:table-row>
        <table:table-row table:style-name="ro3">
          <table:table-cell table:style-name="ce50" office:value-type="string">
            <text:p>[pins]</text:p>
          </table:table-cell>
          <table:table-cell table:style-name="ce55" table:number-columns-repeated="5"/>
          <table:table-cell table:style-name="ce65"/>
        </table:table-row>
        <table:table-row table:style-name="ro1">
          <table:table-cell table:style-name="ce48" office:value-type="string">
            <text:p># tabseparated list of pin descriptions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pinnr is the physical number of the pin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seq is the pinseq= attribute, leave it blank if it doesn't matter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type can be (in, out, io, oc, oe, pas, tp, tri, clk, pwr)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style can be (line,dot,clk,dotclk,spacer,none). none if only want to add a net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posit. can be (l,r,t,b) or empty for nets.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net specifies the name of the net. Vcc or GND for example.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 label represents the pinlabel.</text:p>
          </table:table-cell>
          <table:table-cell table:style-name="ce48" table:number-columns-repeated="5"/>
          <table:table-cell table:style-name="ce63"/>
        </table:table-row>
        <table:table-row table:style-name="ro1">
          <table:table-cell table:style-name="ce48" office:value-type="string">
            <text:p>#</text:p>
          </table:table-cell>
          <table:table-cell table:style-name="ce48" office:value-type="string">
            <text:p>negation lines can be added with "\_" example: \_enable\_ </text:p>
          </table:table-cell>
          <table:table-cell table:style-name="ce48" table:number-columns-repeated="4"/>
          <table:table-cell table:style-name="ce63"/>
        </table:table-row>
        <table:table-row table:style-name="ro1">
          <table:table-cell table:style-name="ce48" office:value-type="string">
            <text:p>#</text:p>
          </table:table-cell>
          <table:table-cell table:style-name="ce48" office:value-type="string">
            <text:p>if you want to write a "\" use "\\" as escape sequence</text:p>
          </table:table-cell>
          <table:table-cell table:style-name="ce48" table:number-columns-repeated="4"/>
          <table:table-cell table:style-name="ce63"/>
        </table:table-row>
        <table:table-row table:style-name="ro1">
          <table:table-cell table:style-name="ce48" office:value-type="string">
            <text:p>#</text:p>
          </table:table-cell>
          <table:table-cell table:style-name="ce48" table:number-columns-repeated="5"/>
          <table:table-cell table:style-name="ce63"/>
        </table:table-row>
        <table:table-row table:style-name="ro5">
          <table:table-cell table:style-name="ce53" office:value-type="string">
            <text:p>#pinnr</text:p>
          </table:table-cell>
          <table:table-cell table:style-name="ce53" office:value-type="string">
            <text:p>seq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style</text:p>
          </table:table-cell>
          <table:table-cell table:style-name="ce53" office:value-type="string">
            <text:p>posit.</text:p>
          </table:table-cell>
          <table:table-cell table:style-name="ce53" office:value-type="string">
            <text:p>net</text:p>
          </table:table-cell>
          <table:table-cell table:style-name="ce68" office:value-type="string">
            <text:p>label</text:p>
          </table:table-cell>
        </table:table-row>
        <table:table-row table:style-name="ro1">
          <table:table-cell table:style-name="ce54" table:formula="of:=[DA.A1]" office:value-type="float" office:value="1">
            <text:p>1</text:p>
          </table:table-cell>
          <table:table-cell table:style-name="ce59" table:formula="of:=[DA.B1]" office:value-type="float" office:value="1">
            <text:p>1</text:p>
          </table:table-cell>
          <table:table-cell table:style-name="ce54" table:formula="of:=[DA.C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]" office:value-type="string" office:string-value="VDD">
            <text:p>VDD</text:p>
          </table:table-cell>
        </table:table-row>
        <table:table-row table:style-name="ro1">
          <table:table-cell table:style-name="ce54" table:formula="of:=[DA.A2]" office:value-type="float" office:value="2">
            <text:p>2</text:p>
          </table:table-cell>
          <table:table-cell table:style-name="ce59" table:formula="of:=[DA.B2]" office:value-type="float" office:value="2">
            <text:p>2</text:p>
          </table:table-cell>
          <table:table-cell table:style-name="ce54" table:formula="of:=[DA.C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2]" office:value-type="string" office:string-value="VSS">
            <text:p>VSS</text:p>
          </table:table-cell>
        </table:table-row>
        <table:table-row table:style-name="ro1">
          <table:table-cell table:style-name="ce54" table:formula="of:=[DA.A3]" office:value-type="float" office:value="3">
            <text:p>3</text:p>
          </table:table-cell>
          <table:table-cell table:style-name="ce59" table:formula="of:=[DA.B3]" office:value-type="float" office:value="3">
            <text:p>3</text:p>
          </table:table-cell>
          <table:table-cell table:style-name="ce54" table:formula="of:=[DA.C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3]" office:value-type="string" office:string-value="\_VREGENZ\_">
            <text:p>\_VREGENZ\_</text:p>
          </table:table-cell>
        </table:table-row>
        <table:table-row table:style-name="ro1">
          <table:table-cell table:style-name="ce54" table:formula="of:=[DA.A4]" office:value-type="float" office:value="4">
            <text:p>4</text:p>
          </table:table-cell>
          <table:table-cell table:style-name="ce59" table:formula="of:=[DA.B4]" office:value-type="float" office:value="4">
            <text:p>4</text:p>
          </table:table-cell>
          <table:table-cell table:style-name="ce54" table:formula="of:=[DA.C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4]" office:value-type="string" office:string-value="VDDIO">
            <text:p>VDDIO</text:p>
          </table:table-cell>
        </table:table-row>
        <table:table-row table:style-name="ro1">
          <table:table-cell table:style-name="ce54" table:formula="of:=[DA.A5]" office:value-type="float" office:value="5">
            <text:p>5</text:p>
          </table:table-cell>
          <table:table-cell table:style-name="ce59" table:formula="of:=[DA.B5]" office:value-type="float" office:value="5">
            <text:p>5</text:p>
          </table:table-cell>
          <table:table-cell table:style-name="ce54" table:formula="of:=[DA.C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5]" office:value-type="string" office:string-value="GPIO2/EPWM2A">
            <text:p>GPIO2/EPWM2A</text:p>
          </table:table-cell>
        </table:table-row>
        <table:table-row table:style-name="ro1">
          <table:table-cell table:style-name="ce54" table:formula="of:=[DA.A6]" office:value-type="float" office:value="6">
            <text:p>6</text:p>
          </table:table-cell>
          <table:table-cell table:style-name="ce59" table:formula="of:=[DA.B6]" office:value-type="float" office:value="6">
            <text:p>6</text:p>
          </table:table-cell>
          <table:table-cell table:style-name="ce54" table:formula="of:=[DA.C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6]" office:value-type="string" office:string-value="GPIO3/EPWM2B">
            <text:p>GPIO3/EPWM2B</text:p>
          </table:table-cell>
        </table:table-row>
        <table:table-row table:style-name="ro1">
          <table:table-cell table:style-name="ce54" table:formula="of:=[DA.A7]" office:value-type="float" office:value="7">
            <text:p>7</text:p>
          </table:table-cell>
          <table:table-cell table:style-name="ce59" table:formula="of:=[DA.B7]" office:value-type="float" office:value="7">
            <text:p>7</text:p>
          </table:table-cell>
          <table:table-cell table:style-name="ce54" table:formula="of:=[DA.C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7]" office:value-type="string" office:string-value="GPIO4/EPWM3A">
            <text:p>GPIO4/EPWM3A</text:p>
          </table:table-cell>
        </table:table-row>
        <table:table-row table:style-name="ro1">
          <table:table-cell table:style-name="ce54" table:formula="of:=[DA.A8]" office:value-type="float" office:value="8">
            <text:p>8</text:p>
          </table:table-cell>
          <table:table-cell table:style-name="ce59" table:formula="of:=[DA.B8]" office:value-type="float" office:value="8">
            <text:p>8</text:p>
          </table:table-cell>
          <table:table-cell table:style-name="ce54" table:formula="of:=[DA.C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8]" office:value-type="string" office:string-value="GPIO5/EPWM3B/ECAP1">
            <text:p>GPIO5/EPWM3B/ECAP1</text:p>
          </table:table-cell>
        </table:table-row>
        <table:table-row table:style-name="ro1">
          <table:table-cell table:style-name="ce54" table:formula="of:=[DA.A9]" office:value-type="float" office:value="9">
            <text:p>9</text:p>
          </table:table-cell>
          <table:table-cell table:style-name="ce59" table:formula="of:=[DA.B9]" office:value-type="float" office:value="9">
            <text:p>9</text:p>
          </table:table-cell>
          <table:table-cell table:style-name="ce54" table:formula="of:=[DA.C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9]" office:value-type="string" office:string-value="GPIO6/EPWM4A/EPWMSYNCI/EPWMSYNCO">
            <text:p>GPIO6/EPWM4A/EPWMSYNCI/EPWMSYNCO</text:p>
          </table:table-cell>
        </table:table-row>
        <table:table-row table:style-name="ro1">
          <table:table-cell table:style-name="ce54" table:formula="of:=[DA.A10]" office:value-type="float" office:value="10">
            <text:p>10</text:p>
          </table:table-cell>
          <table:table-cell table:style-name="ce59" table:formula="of:=[DA.B10]" office:value-type="float" office:value="10">
            <text:p>10</text:p>
          </table:table-cell>
          <table:table-cell table:style-name="ce54" table:formula="of:=[DA.C1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0]" office:value-type="string" office:string-value="GPIO7/EPWM4B/SCIRXDA">
            <text:p>GPIO7/EPWM4B/SCIRXDA</text:p>
          </table:table-cell>
        </table:table-row>
        <table:table-row table:style-name="ro1">
          <table:table-cell table:style-name="ce54" table:formula="of:=[DA.A11]" office:value-type="float" office:value="11">
            <text:p>11</text:p>
          </table:table-cell>
          <table:table-cell table:style-name="ce59" table:formula="of:=[DA.B11]" office:value-type="float" office:value="11">
            <text:p>11</text:p>
          </table:table-cell>
          <table:table-cell table:style-name="ce54" table:formula="of:=[DA.C1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1]" office:value-type="string" office:string-value="VDD">
            <text:p>VDD</text:p>
          </table:table-cell>
        </table:table-row>
        <table:table-row table:style-name="ro1">
          <table:table-cell table:style-name="ce54" table:formula="of:=[DA.A12]" office:value-type="float" office:value="12">
            <text:p>12</text:p>
          </table:table-cell>
          <table:table-cell table:style-name="ce59" table:formula="of:=[DA.B12]" office:value-type="float" office:value="12">
            <text:p>12</text:p>
          </table:table-cell>
          <table:table-cell table:style-name="ce54" table:formula="of:=[DA.C1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2]" office:value-type="string" office:string-value="VSS">
            <text:p>VSS</text:p>
          </table:table-cell>
        </table:table-row>
        <table:table-row table:style-name="ro1">
          <table:table-cell table:style-name="ce54" table:formula="of:=[DA.A13]" office:value-type="float" office:value="13">
            <text:p>13</text:p>
          </table:table-cell>
          <table:table-cell table:style-name="ce59" table:formula="of:=[DA.B13]" office:value-type="float" office:value="13">
            <text:p>13</text:p>
          </table:table-cell>
          <table:table-cell table:style-name="ce54" table:formula="of:=[DA.C1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3]" office:value-type="string" office:string-value="GPIO12/\_TZ1\_/SCITXDA">
            <text:p>GPIO12/\_TZ1\_/SCITXDA</text:p>
          </table:table-cell>
        </table:table-row>
        <table:table-row table:style-name="ro1">
          <table:table-cell table:style-name="ce54" table:formula="of:=[DA.A14]" office:value-type="float" office:value="14">
            <text:p>14</text:p>
          </table:table-cell>
          <table:table-cell table:style-name="ce59" table:formula="of:=[DA.B14]" office:value-type="float" office:value="14">
            <text:p>14</text:p>
          </table:table-cell>
          <table:table-cell table:style-name="ce54" table:formula="of:=[DA.C1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4]" office:value-type="string" office:string-value="GPIO28/SCIRXDA/SDAA/\_TZ2\_">
            <text:p>GPIO28/SCIRXDA/SDAA/\_TZ2\_</text:p>
          </table:table-cell>
        </table:table-row>
        <table:table-row table:style-name="ro1">
          <table:table-cell table:style-name="ce54" table:formula="of:=[DA.A15]" office:value-type="float" office:value="15">
            <text:p>15</text:p>
          </table:table-cell>
          <table:table-cell table:style-name="ce59" table:formula="of:=[DA.B15]" office:value-type="float" office:value="15">
            <text:p>15</text:p>
          </table:table-cell>
          <table:table-cell table:style-name="ce54" table:formula="of:=[DA.C1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5]" office:value-type="string" office:string-value="GPIO29/SCITXDA/SCLA/\_TZ3\_">
            <text:p>GPIO29/SCITXDA/SCLA/\_TZ3\_</text:p>
          </table:table-cell>
        </table:table-row>
        <table:table-row table:style-name="ro1">
          <table:table-cell table:style-name="ce54" table:formula="of:=[DA.A16]" office:value-type="float" office:value="16">
            <text:p>16</text:p>
          </table:table-cell>
          <table:table-cell table:style-name="ce59" table:formula="of:=[DA.B16]" office:value-type="float" office:value="16">
            <text:p>16</text:p>
          </table:table-cell>
          <table:table-cell table:style-name="ce54" table:formula="of:=[DA.C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6]" office:value-type="string" office:string-value="\_TRST\_">
            <text:p>\_TRST\_</text:p>
          </table:table-cell>
        </table:table-row>
        <table:table-row table:style-name="ro1">
          <table:table-cell table:style-name="ce54" table:formula="of:=[DA.A17]" office:value-type="float" office:value="17">
            <text:p>17</text:p>
          </table:table-cell>
          <table:table-cell table:style-name="ce59" table:formula="of:=[DA.B17]" office:value-type="float" office:value="17">
            <text:p>17</text:p>
          </table:table-cell>
          <table:table-cell table:style-name="ce54" table:formula="of:=[DA.C1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7]" office:value-type="string" office:string-value="\_XRS\_">
            <text:p>\_XRS\_</text:p>
          </table:table-cell>
        </table:table-row>
        <table:table-row table:style-name="ro1">
          <table:table-cell table:style-name="ce54" table:formula="of:=[DA.A18]" office:value-type="float" office:value="18">
            <text:p>18</text:p>
          </table:table-cell>
          <table:table-cell table:style-name="ce59" table:formula="of:=[DA.B18]" office:value-type="float" office:value="18">
            <text:p>18</text:p>
          </table:table-cell>
          <table:table-cell table:style-name="ce54" table:formula="of:=[DA.C1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8]" office:value-type="string" office:string-value="ADCINA6/AIO6">
            <text:p>ADCINA6/AIO6</text:p>
          </table:table-cell>
        </table:table-row>
        <table:table-row table:style-name="ro1">
          <table:table-cell table:style-name="ce54" table:formula="of:=[DA.A19]" office:value-type="float" office:value="19">
            <text:p>19</text:p>
          </table:table-cell>
          <table:table-cell table:style-name="ce59" table:formula="of:=[DA.B19]" office:value-type="float" office:value="19">
            <text:p>19</text:p>
          </table:table-cell>
          <table:table-cell table:style-name="ce54" table:formula="of:=[DA.C1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.G19]" office:value-type="string" office:string-value="ADCINA4/AIO4">
            <text:p>ADCINA4/AIO4</text:p>
          </table:table-cell>
        </table:table-row>
        <table:table-row table:style-name="ro1">
          <table:table-cell table:style-name="ce54" table:formula="of:=[DA.A38]" office:value-type="float" office:value="38">
            <text:p>38</text:p>
          </table:table-cell>
          <table:table-cell table:style-name="ce60" table:formula="of:=[DA.B38]" office:value-type="float" office:value="38">
            <text:p>38</text:p>
          </table:table-cell>
          <table:table-cell table:style-name="ce54" table:formula="of:=[DA.C3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8]" office:value-type="string" office:string-value="TEST">
            <text:p>TEST</text:p>
          </table:table-cell>
        </table:table-row>
        <table:table-row table:style-name="ro1">
          <table:table-cell table:style-name="ce54" table:formula="of:=[DA.A37]" office:value-type="float" office:value="37">
            <text:p>37</text:p>
          </table:table-cell>
          <table:table-cell table:style-name="ce60" table:formula="of:=[DA.B37]" office:value-type="float" office:value="37">
            <text:p>37</text:p>
          </table:table-cell>
          <table:table-cell table:style-name="ce54" table:formula="of:=[DA.C3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7]" office:value-type="string" office:string-value="GPIO0/EPWM1A">
            <text:p>GPIO0/EPWM1A</text:p>
          </table:table-cell>
        </table:table-row>
        <table:table-row table:style-name="ro1">
          <table:table-cell table:style-name="ce54" table:formula="of:=[DA.A36]" office:value-type="float" office:value="36">
            <text:p>36</text:p>
          </table:table-cell>
          <table:table-cell table:style-name="ce60" table:formula="of:=[DA.B36]" office:value-type="float" office:value="36">
            <text:p>36</text:p>
          </table:table-cell>
          <table:table-cell table:style-name="ce54" table:formula="of:=[DA.C3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6]" office:value-type="string" office:string-value="GPIO1/EPWM1B/COMP1OUT">
            <text:p>GPIO1/EPWM1B/COMP1OUT</text:p>
          </table:table-cell>
        </table:table-row>
        <table:table-row table:style-name="ro1">
          <table:table-cell table:style-name="ce54" table:formula="of:=[DA.A35]" office:value-type="float" office:value="35">
            <text:p>35</text:p>
          </table:table-cell>
          <table:table-cell table:style-name="ce60" table:formula="of:=[DA.B35]" office:value-type="float" office:value="35">
            <text:p>35</text:p>
          </table:table-cell>
          <table:table-cell table:style-name="ce54" table:formula="of:=[DA.C3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5]" office:value-type="string" office:string-value="GPIO16/SPISIMOA/\_TZ2\_">
            <text:p>GPIO16/SPISIMOA/\_TZ2\_</text:p>
          </table:table-cell>
        </table:table-row>
        <table:table-row table:style-name="ro1">
          <table:table-cell table:style-name="ce54" table:formula="of:=[DA.A34]" office:value-type="float" office:value="34">
            <text:p>34</text:p>
          </table:table-cell>
          <table:table-cell table:style-name="ce60" table:formula="of:=[DA.B34]" office:value-type="float" office:value="34">
            <text:p>34</text:p>
          </table:table-cell>
          <table:table-cell table:style-name="ce54" table:formula="of:=[DA.C3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4]" office:value-type="string" office:string-value="GPIO17/SPISOMIA/\_TZ3\_">
            <text:p>GPIO17/SPISOMIA/\_TZ3\_</text:p>
          </table:table-cell>
        </table:table-row>
        <table:table-row table:style-name="ro1">
          <table:table-cell table:style-name="ce54" table:formula="of:=[DA.A33]" office:value-type="float" office:value="33">
            <text:p>33</text:p>
          </table:table-cell>
          <table:table-cell table:style-name="ce60" table:formula="of:=[DA.B33]" office:value-type="float" office:value="33">
            <text:p>33</text:p>
          </table:table-cell>
          <table:table-cell table:style-name="ce54" table:formula="of:=[DA.C3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3]" office:value-type="string" office:string-value="GPIO19/\_SPISTEA\_/SCIRXDA/ECAP1/XCLKIN">
            <text:p>GPIO19/\_SPISTEA\_/SCIRXDA/ECAP1/XCLKIN</text:p>
          </table:table-cell>
        </table:table-row>
        <table:table-row table:style-name="ro1">
          <table:table-cell table:style-name="ce54" table:formula="of:=[DA.A32]" office:value-type="float" office:value="32">
            <text:p>32</text:p>
          </table:table-cell>
          <table:table-cell table:style-name="ce60" table:formula="of:=[DA.B32]" office:value-type="float" office:value="32">
            <text:p>32</text:p>
          </table:table-cell>
          <table:table-cell table:style-name="ce54" table:formula="of:=[DA.C3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2]" office:value-type="string" office:string-value="GPIO18/SPICLKA/SCITXDA/XCLKOUT">
            <text:p>GPIO18/SPICLKA/SCITXDA/XCLKOUT</text:p>
          </table:table-cell>
        </table:table-row>
        <table:table-row table:style-name="ro1">
          <table:table-cell table:style-name="ce54" table:formula="of:=[DA.A31]" office:value-type="float" office:value="31">
            <text:p>31</text:p>
          </table:table-cell>
          <table:table-cell table:style-name="ce60" table:formula="of:=[DA.B31]" office:value-type="float" office:value="31">
            <text:p>31</text:p>
          </table:table-cell>
          <table:table-cell table:style-name="ce54" table:formula="of:=[DA.C3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1]" office:value-type="string" office:string-value="TCK/GPIO38/XCLKIN">
            <text:p>TCK/GPIO38/XCLKIN</text:p>
          </table:table-cell>
        </table:table-row>
        <table:table-row table:style-name="ro1">
          <table:table-cell table:style-name="ce54" table:formula="of:=[DA.A30]" office:value-type="float" office:value="30">
            <text:p>30</text:p>
          </table:table-cell>
          <table:table-cell table:style-name="ce60" table:formula="of:=[DA.B30]" office:value-type="float" office:value="30">
            <text:p>30</text:p>
          </table:table-cell>
          <table:table-cell table:style-name="ce54" table:formula="of:=[DA.C3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30]" office:value-type="string" office:string-value="TDO/GPIO37">
            <text:p>TDO/GPIO37</text:p>
          </table:table-cell>
        </table:table-row>
        <table:table-row table:style-name="ro1">
          <table:table-cell table:style-name="ce54" table:formula="of:=[DA.A29]" office:value-type="float" office:value="29">
            <text:p>29</text:p>
          </table:table-cell>
          <table:table-cell table:style-name="ce60" table:formula="of:=[DA.B29]" office:value-type="float" office:value="29">
            <text:p>29</text:p>
          </table:table-cell>
          <table:table-cell table:style-name="ce54" table:formula="of:=[DA.C2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9]" office:value-type="string" office:string-value="TMS/GPIO36">
            <text:p>TMS/GPIO36</text:p>
          </table:table-cell>
        </table:table-row>
        <table:table-row table:style-name="ro1">
          <table:table-cell table:style-name="ce54" table:formula="of:=[DA.A28]" office:value-type="float" office:value="28">
            <text:p>28</text:p>
          </table:table-cell>
          <table:table-cell table:style-name="ce60" table:formula="of:=[DA.B28]" office:value-type="float" office:value="28">
            <text:p>28</text:p>
          </table:table-cell>
          <table:table-cell table:style-name="ce54" table:formula="of:=[DA.C2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8]" office:value-type="string" office:string-value="TDI/GPIO35">
            <text:p>TDI/GPIO35</text:p>
          </table:table-cell>
        </table:table-row>
        <table:table-row table:style-name="ro1">
          <table:table-cell table:style-name="ce54" table:formula="of:=[DA.A27]" office:value-type="float" office:value="27">
            <text:p>27</text:p>
          </table:table-cell>
          <table:table-cell table:style-name="ce60" table:formula="of:=[DA.B27]" office:value-type="float" office:value="27">
            <text:p>27</text:p>
          </table:table-cell>
          <table:table-cell table:style-name="ce54" table:formula="of:=[DA.C2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7]" office:value-type="string" office:string-value="GPIO34">
            <text:p>GPIO34</text:p>
          </table:table-cell>
        </table:table-row>
        <table:table-row table:style-name="ro1">
          <table:table-cell table:style-name="ce54" table:formula="of:=[DA.A26]" office:value-type="float" office:value="26">
            <text:p>26</text:p>
          </table:table-cell>
          <table:table-cell table:style-name="ce60" table:formula="of:=[DA.B26]" office:value-type="float" office:value="26">
            <text:p>26</text:p>
          </table:table-cell>
          <table:table-cell table:style-name="ce54" table:formula="of:=[DA.C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6]" office:value-type="string" office:string-value="ADCINB6/AIO14">
            <text:p>ADCINB6/AIO14</text:p>
          </table:table-cell>
        </table:table-row>
        <table:table-row table:style-name="ro1">
          <table:table-cell table:style-name="ce54" table:formula="of:=[DA.A25]" office:value-type="float" office:value="25">
            <text:p>25</text:p>
          </table:table-cell>
          <table:table-cell table:style-name="ce60" table:formula="of:=[DA.B25]" office:value-type="float" office:value="25">
            <text:p>25</text:p>
          </table:table-cell>
          <table:table-cell table:style-name="ce54" table:formula="of:=[DA.C2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5]" office:value-type="string" office:string-value="ADCINB4/AIO12">
            <text:p>ADCINB4/AIO12</text:p>
          </table:table-cell>
        </table:table-row>
        <table:table-row table:style-name="ro1">
          <table:table-cell table:style-name="ce54" table:formula="of:=[DA.A24]" office:value-type="float" office:value="24">
            <text:p>24</text:p>
          </table:table-cell>
          <table:table-cell table:style-name="ce60" table:formula="of:=[DA.B24]" office:value-type="float" office:value="24">
            <text:p>24</text:p>
          </table:table-cell>
          <table:table-cell table:style-name="ce54" table:formula="of:=[DA.C2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4]" office:value-type="string" office:string-value="ADCINB2/COMP1B/AIO10">
            <text:p>ADCINB2/COMP1B/AIO10</text:p>
          </table:table-cell>
        </table:table-row>
        <table:table-row table:style-name="ro1">
          <table:table-cell table:style-name="ce54" table:formula="of:=[DA.A22]" office:value-type="float" office:value="22">
            <text:p>22</text:p>
          </table:table-cell>
          <table:table-cell table:style-name="ce60" table:formula="of:=[DA.B22]" office:value-type="float" office:value="22">
            <text:p>22</text:p>
          </table:table-cell>
          <table:table-cell table:style-name="ce54" table:formula="of:=[DA.C2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2]" office:value-type="string" office:string-value="VDDA">
            <text:p>VDDA</text:p>
          </table:table-cell>
        </table:table-row>
        <table:table-row table:style-name="ro1">
          <table:table-cell table:style-name="ce54" table:formula="of:=[DA.A23]" office:value-type="float" office:value="23">
            <text:p>23</text:p>
          </table:table-cell>
          <table:table-cell table:style-name="ce60" table:formula="of:=[DA.B23]" office:value-type="float" office:value="23">
            <text:p>23</text:p>
          </table:table-cell>
          <table:table-cell table:style-name="ce54" table:formula="of:=[DA.C2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3]" office:value-type="string" office:string-value="VSSA/VREFLO">
            <text:p>VSSA/VREFLO</text:p>
          </table:table-cell>
        </table:table-row>
        <table:table-row table:style-name="ro1">
          <table:table-cell table:style-name="ce54" table:formula="of:=[DA.A21]" office:value-type="float" office:value="21">
            <text:p>21</text:p>
          </table:table-cell>
          <table:table-cell table:style-name="ce60" table:formula="of:=[DA.B21]" office:value-type="float" office:value="21">
            <text:p>21</text:p>
          </table:table-cell>
          <table:table-cell table:style-name="ce54" table:formula="of:=[DA.C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1]" office:value-type="string" office:string-value="ADCINA0/VREFHI">
            <text:p>ADCINA0/VREFHI</text:p>
          </table:table-cell>
        </table:table-row>
        <table:table-row table:style-name="ro1">
          <table:table-cell table:style-name="ce54" table:formula="of:=[DA.A20]" office:value-type="float" office:value="20">
            <text:p>20</text:p>
          </table:table-cell>
          <table:table-cell table:style-name="ce60" table:formula="of:=[DA.B20]" office:value-type="float" office:value="20">
            <text:p>20</text:p>
          </table:table-cell>
          <table:table-cell table:style-name="ce54" table:formula="of:=[DA.C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style-name="ce69" table:formula="of:=[DA.G20]" office:value-type="string" office:string-value="ADCINA2/COMP1A/AIO2">
            <text:p>ADCINA2/COMP1A/AIO2</text:p>
          </table:table-cell>
        </table:table-row>
        <table:table-row table:style-name="ro1" table:number-rows-repeated="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28027PT" table:style-name="ta1">
        <office:forms form:automatic-focus="false" form:apply-design-mode="false"/>
        <table:table-column table:style-name="co13" table:default-cell-style-name="ce85"/>
        <table:table-column table:style-name="co2" table:default-cell-style-name="ce90"/>
        <table:table-column table:style-name="co3" table:default-cell-style-name="ce85"/>
        <table:table-column table:style-name="co3" table:default-cell-style-name="Default"/>
        <table:table-column table:style-name="co3" table:default-cell-style-name="ce8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77" office:value-type="string">
            <text:p># This is the template file for creating symbols with tragesym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every line starting with '#' is a comment line.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save it as text file with tab separated cells and start tragesym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8" table:number-columns-repeated="6"/>
          <table:table-cell table:style-name="ce97"/>
        </table:table-row>
        <table:table-row table:style-name="ro3">
          <table:table-cell table:style-name="ce79" office:value-type="string">
            <text:p>[options]</text:p>
          </table:table-cell>
          <table:table-cell table:style-name="ce86" table:number-columns-repeated="5"/>
          <table:table-cell table:style-name="ce98"/>
        </table:table-row>
        <table:table-row table:style-name="ro1">
          <table:table-cell table:style-name="ce77" office:value-type="string">
            <text:p># wordswap swaps labels if the pin is on the right side an looks like this: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<text:s text:c="2"/>"PB1 (CLK)". That's useful for micro controller port labels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rotate_labels rotates the pintext of top and bottom pins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<text:s text:c="2"/>this is useful for large symbols like FPGAs with more than 100 pins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sort_labels will sort the pins by it's labels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<text:s text:c="2"/>useful for address ports, busses, ...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80" office:value-type="string">
            <text:p>wordswap</text:p>
          </table:table-cell>
          <table:table-cell table:style-name="ce80" office:value-type="string">
            <text:p>yes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rotate_labels</text:p>
          </table:table-cell>
          <table:table-cell table:style-name="ce80" office:value-type="string">
            <text:p>yes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sort_labels</text:p>
          </table:table-cell>
          <table:table-cell table:style-name="ce80" office:value-type="string">
            <text:p>no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generate_pinseq</text:p>
          </table:table-cell>
          <table:table-cell table:style-name="ce80" office:value-type="string">
            <text:p>no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sym_width</text:p>
          </table:table-cell>
          <table:table-cell table:style-name="ce80" office:value-type="string">
            <text:p>5200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pinwidthvertical</text:p>
          </table:table-cell>
          <table:table-cell table:style-name="ce80" office:value-type="string">
            <text:p>300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pinwidthhorizontal</text:p>
          </table:table-cell>
          <table:table-cell table:style-name="ce80" office:value-type="string">
            <text:p>300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78" table:number-columns-repeated="6"/>
          <table:table-cell table:style-name="ce97"/>
        </table:table-row>
        <table:table-row table:style-name="ro3">
          <table:table-cell table:style-name="ce83" office:value-type="string">
            <text:p>[geda_attr]</text:p>
          </table:table-cell>
          <table:table-cell table:style-name="ce87" table:number-columns-repeated="5"/>
          <table:table-cell table:style-name="ce100"/>
        </table:table-row>
        <table:table-row table:style-name="ro1">
          <table:table-cell table:style-name="ce77" office:value-type="string">
            <text:p># name will be printed in the top of the symbol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if you have a device with slots, you'll have to use slot= and slotdef=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use comment= if there are special information you want to add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80" office:value-type="string">
            <text:p>version</text:p>
          </table:table-cell>
          <table:table-cell table:style-name="ce80" office:value-type="string">
            <text:p>20161031 2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name</text:p>
          </table:table-cell>
          <table:table-cell table:style-name="ce80" office:value-type="string">
            <text:p>TMS320F28027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device</text:p>
          </table:table-cell>
          <table:table-cell table:style-name="ce88" table:formula="of:=[.B25]" office:value-type="string" office:string-value="TMS320F28027">
            <text:p>TMS320F28027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refdes</text:p>
          </table:table-cell>
          <table:table-cell table:style-name="ce80" office:value-type="string">
            <text:p>U?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footprint</text:p>
          </table:table-cell>
          <table:table-cell table:style-name="ce89" office:value-type="string">
            <text:p>TQFP-48-7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description</text:p>
          </table:table-cell>
          <table:table-cell table:style-name="ce80" office:value-type="string">
            <text:p>Microcontrollers, motor, Piccolo C28x DSP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documentation</text:p>
          </table:table-cell>
          <table:table-cell table:style-name="Default" office:value-type="string">
            <text:p>http://www.ti.com/product/TMS320F28027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author</text:p>
          </table:table-cell>
          <table:table-cell table:style-name="ce80" office:value-type="string">
            <text:p>AutoTron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numslots</text:p>
          </table:table-cell>
          <table:table-cell table:style-name="ce80" office:value-type="float" office:value="0">
            <text:p>0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dist-license</text:p>
          </table:table-cell>
          <table:table-cell table:style-name="ce80" office:value-type="string">
            <text:p>GPLv2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use-license</text:p>
          </table:table-cell>
          <table:table-cell table:style-name="ce80" office:value-type="string">
            <text:p>unlimited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slot</text:p>
          </table:table-cell>
          <table:table-cell table:style-name="ce80" office:value-type="float" office:value="1">
            <text:p>1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slotdef</text:p>
          </table:table-cell>
          <table:table-cell table:style-name="ce80" office:value-type="string">
            <text:p>1: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slotdef</text:p>
          </table:table-cell>
          <table:table-cell table:style-name="ce80" office:value-type="string">
            <text:p>2: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slotdef</text:p>
          </table:table-cell>
          <table:table-cell table:style-name="ce80" office:value-type="string">
            <text:p>3: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slotdef</text:p>
          </table:table-cell>
          <table:table-cell table:style-name="ce80" office:value-type="string">
            <text:p>4:</text:p>
          </table:table-cell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comment</text:p>
          </table:table-cell>
          <table:table-cell table:style-name="ce80"/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comment</text:p>
          </table:table-cell>
          <table:table-cell table:style-name="ce80"/>
          <table:table-cell table:style-name="ce95" table:number-columns-repeated="4"/>
          <table:table-cell table:style-name="ce99"/>
        </table:table-row>
        <table:table-row table:style-name="ro1">
          <table:table-cell table:style-name="ce80" office:value-type="string">
            <text:p>#comment</text:p>
          </table:table-cell>
          <table:table-cell table:style-name="ce80"/>
          <table:table-cell table:style-name="ce95" table:number-columns-repeated="4"/>
          <table:table-cell table:style-name="ce99"/>
        </table:table-row>
        <table:table-row table:style-name="ro1">
          <table:table-cell table:style-name="ce78" table:number-columns-repeated="6"/>
          <table:table-cell table:style-name="ce97"/>
        </table:table-row>
        <table:table-row table:style-name="ro3">
          <table:table-cell table:style-name="ce79" office:value-type="string">
            <text:p>[pins]</text:p>
          </table:table-cell>
          <table:table-cell table:style-name="ce86" table:number-columns-repeated="5"/>
          <table:table-cell table:style-name="ce98"/>
        </table:table-row>
        <table:table-row table:style-name="ro1">
          <table:table-cell table:style-name="ce77" office:value-type="string">
            <text:p># tabseparated list of pin descriptions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pinnr is the physical number of the pin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seq is the pinseq= attribute, leave it blank if it doesn't matter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type can be (in, out, io, oc, oe, pas, tp, tri, clk, pwr)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style can be (line,dot,clk,dotclk,spacer,none). none if only want to add a net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posit. can be (l,r,t,b) or empty for nets.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net specifies the name of the net. Vcc or GND for example.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 label represents the pinlabel.</text:p>
          </table:table-cell>
          <table:table-cell table:style-name="ce77" table:number-columns-repeated="5"/>
          <table:table-cell table:style-name="ce96"/>
        </table:table-row>
        <table:table-row table:style-name="ro1">
          <table:table-cell table:style-name="ce77" office:value-type="string">
            <text:p>#</text:p>
          </table:table-cell>
          <table:table-cell table:style-name="ce77" office:value-type="string">
            <text:p>negation lines can be added with "\_" example: \_enable\_ </text:p>
          </table:table-cell>
          <table:table-cell table:style-name="ce77" table:number-columns-repeated="4"/>
          <table:table-cell table:style-name="ce96"/>
        </table:table-row>
        <table:table-row table:style-name="ro1">
          <table:table-cell table:style-name="ce77" office:value-type="string">
            <text:p>#</text:p>
          </table:table-cell>
          <table:table-cell table:style-name="ce77" office:value-type="string">
            <text:p>if you want to write a "\" use "\\" as escape sequence</text:p>
          </table:table-cell>
          <table:table-cell table:style-name="ce77" table:number-columns-repeated="4"/>
          <table:table-cell table:style-name="ce96"/>
        </table:table-row>
        <table:table-row table:style-name="ro1">
          <table:table-cell table:style-name="ce77" office:value-type="string">
            <text:p>#</text:p>
          </table:table-cell>
          <table:table-cell table:style-name="ce77" table:number-columns-repeated="5"/>
          <table:table-cell table:style-name="ce96"/>
        </table:table-row>
        <table:table-row table:style-name="ro5">
          <table:table-cell table:style-name="ce84" office:value-type="string">
            <text:p>#pinnr</text:p>
          </table:table-cell>
          <table:table-cell table:style-name="ce84" office:value-type="string">
            <text:p>seq</text:p>
          </table:table-cell>
          <table:table-cell table:style-name="ce84" office:value-type="string">
            <text:p>type</text:p>
          </table:table-cell>
          <table:table-cell table:style-name="ce84" office:value-type="string">
            <text:p>style</text:p>
          </table:table-cell>
          <table:table-cell table:style-name="ce84" office:value-type="string">
            <text:p>posit.</text:p>
          </table:table-cell>
          <table:table-cell table:style-name="ce84" office:value-type="string">
            <text:p>net</text:p>
          </table:table-cell>
          <table:table-cell table:style-name="ce101" office:value-type="string">
            <text:p>label</text:p>
          </table:table-cell>
        </table:table-row>
        <table:table-row table:style-name="ro1">
          <table:table-cell table:formula="of:=[PT.A1]" office:value-type="float" office:value="1">
            <text:p>1</text:p>
          </table:table-cell>
          <table:table-cell table:formula="of:=[PT.B1]" office:value-type="float" office:value="1">
            <text:p>1</text:p>
          </table:table-cell>
          <table:table-cell table:formula="of:=[PT.C1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1]" office:value-type="string" office:string-value="l">
            <text:p>l</text:p>
          </table:table-cell>
          <table:table-cell/>
          <table:table-cell table:formula="of:=[PT.G1]" office:value-type="string" office:string-value="GPIO29/SCITXDA/SCLA/\_TZ3\_">
            <text:p>GPIO29/SCITXDA/SCLA/\_TZ3\_</text:p>
          </table:table-cell>
        </table:table-row>
        <table:table-row table:style-name="ro1">
          <table:table-cell table:formula="of:=[PT.A2]" office:value-type="float" office:value="2">
            <text:p>2</text:p>
          </table:table-cell>
          <table:table-cell table:formula="of:=[PT.B2]" office:value-type="float" office:value="2">
            <text:p>2</text:p>
          </table:table-cell>
          <table:table-cell table:formula="of:=[PT.C2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2]" office:value-type="string" office:string-value="l">
            <text:p>l</text:p>
          </table:table-cell>
          <table:table-cell/>
          <table:table-cell table:formula="of:=[PT.G2]" office:value-type="string" office:string-value="\_TRST\_">
            <text:p>\_TRST\_</text:p>
          </table:table-cell>
        </table:table-row>
        <table:table-row table:style-name="ro1">
          <table:table-cell table:formula="of:=[PT.A3]" office:value-type="float" office:value="3">
            <text:p>3</text:p>
          </table:table-cell>
          <table:table-cell table:formula="of:=[PT.B3]" office:value-type="float" office:value="3">
            <text:p>3</text:p>
          </table:table-cell>
          <table:table-cell table:formula="of:=[PT.C3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3]" office:value-type="string" office:string-value="l">
            <text:p>l</text:p>
          </table:table-cell>
          <table:table-cell/>
          <table:table-cell table:formula="of:=[PT.G3]" office:value-type="string" office:string-value="\_XRS\_">
            <text:p>\_XRS\_</text:p>
          </table:table-cell>
        </table:table-row>
        <table:table-row table:style-name="ro1">
          <table:table-cell table:formula="of:=[PT.A4]" office:value-type="float" office:value="4">
            <text:p>4</text:p>
          </table:table-cell>
          <table:table-cell table:formula="of:=[PT.B4]" office:value-type="float" office:value="4">
            <text:p>4</text:p>
          </table:table-cell>
          <table:table-cell table:formula="of:=[PT.C4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4]" office:value-type="string" office:string-value="l">
            <text:p>l</text:p>
          </table:table-cell>
          <table:table-cell/>
          <table:table-cell table:formula="of:=[PT.G4]" office:value-type="string" office:string-value="ADCINA6/AIO6">
            <text:p>ADCINA6/AIO6</text:p>
          </table:table-cell>
        </table:table-row>
        <table:table-row table:style-name="ro1">
          <table:table-cell table:formula="of:=[PT.A5]" office:value-type="float" office:value="5">
            <text:p>5</text:p>
          </table:table-cell>
          <table:table-cell table:formula="of:=[PT.B5]" office:value-type="float" office:value="5">
            <text:p>5</text:p>
          </table:table-cell>
          <table:table-cell table:formula="of:=[PT.C5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5]" office:value-type="string" office:string-value="l">
            <text:p>l</text:p>
          </table:table-cell>
          <table:table-cell/>
          <table:table-cell table:formula="of:=[PT.G5]" office:value-type="string" office:string-value="ADCINA4/AIO4/COMP2A">
            <text:p>ADCINA4/AIO4/COMP2A</text:p>
          </table:table-cell>
        </table:table-row>
        <table:table-row table:style-name="ro1">
          <table:table-cell table:formula="of:=[PT.A6]" office:value-type="float" office:value="6">
            <text:p>6</text:p>
          </table:table-cell>
          <table:table-cell table:formula="of:=[PT.B6]" office:value-type="float" office:value="6">
            <text:p>6</text:p>
          </table:table-cell>
          <table:table-cell table:formula="of:=[PT.C6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6]" office:value-type="string" office:string-value="l">
            <text:p>l</text:p>
          </table:table-cell>
          <table:table-cell/>
          <table:table-cell table:formula="of:=[PT.G6]" office:value-type="string" office:string-value="ADCINA7/AIO7">
            <text:p>ADCINA7/AIO7</text:p>
          </table:table-cell>
        </table:table-row>
        <table:table-row table:style-name="ro1">
          <table:table-cell table:formula="of:=[PT.A7]" office:value-type="float" office:value="7">
            <text:p>7</text:p>
          </table:table-cell>
          <table:table-cell table:formula="of:=[PT.B7]" office:value-type="float" office:value="7">
            <text:p>7</text:p>
          </table:table-cell>
          <table:table-cell table:formula="of:=[PT.C7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7]" office:value-type="string" office:string-value="l">
            <text:p>l</text:p>
          </table:table-cell>
          <table:table-cell/>
          <table:table-cell table:formula="of:=[PT.G7]" office:value-type="string" office:string-value="ADCINA3/AIO3">
            <text:p>ADCINA3/AIO3</text:p>
          </table:table-cell>
        </table:table-row>
        <table:table-row table:style-name="ro1">
          <table:table-cell table:formula="of:=[PT.A8]" office:value-type="float" office:value="8">
            <text:p>8</text:p>
          </table:table-cell>
          <table:table-cell table:formula="of:=[PT.B8]" office:value-type="float" office:value="8">
            <text:p>8</text:p>
          </table:table-cell>
          <table:table-cell table:formula="of:=[PT.C8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8]" office:value-type="string" office:string-value="l">
            <text:p>l</text:p>
          </table:table-cell>
          <table:table-cell/>
          <table:table-cell table:formula="of:=[PT.G8]" office:value-type="string" office:string-value="ADCINA1/AIO1">
            <text:p>ADCINA1/AIO1</text:p>
          </table:table-cell>
        </table:table-row>
        <table:table-row table:style-name="ro1">
          <table:table-cell table:formula="of:=[PT.A9]" office:value-type="float" office:value="9">
            <text:p>9</text:p>
          </table:table-cell>
          <table:table-cell table:formula="of:=[PT.B9]" office:value-type="float" office:value="9">
            <text:p>9</text:p>
          </table:table-cell>
          <table:table-cell table:formula="of:=[PT.C9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9]" office:value-type="string" office:string-value="l">
            <text:p>l</text:p>
          </table:table-cell>
          <table:table-cell/>
          <table:table-cell table:formula="of:=[PT.G9]" office:value-type="string" office:string-value="ADCINA2/COMP1A/AIO2">
            <text:p>ADCINA2/COMP1A/AIO2</text:p>
          </table:table-cell>
        </table:table-row>
        <table:table-row table:style-name="ro1">
          <table:table-cell table:formula="of:=[PT.A10]" office:value-type="float" office:value="10">
            <text:p>10</text:p>
          </table:table-cell>
          <table:table-cell table:formula="of:=[PT.B10]" office:value-type="float" office:value="10">
            <text:p>10</text:p>
          </table:table-cell>
          <table:table-cell table:formula="of:=[PT.C10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0]" office:value-type="string" office:string-value="l">
            <text:p>l</text:p>
          </table:table-cell>
          <table:table-cell/>
          <table:table-cell table:formula="of:=[PT.G10]" office:value-type="string" office:string-value="ADCINA0/VREFHI">
            <text:p>ADCINA0/VREFHI</text:p>
          </table:table-cell>
        </table:table-row>
        <table:table-row table:style-name="ro1">
          <table:table-cell table:formula="of:=[PT.A11]" office:value-type="float" office:value="11">
            <text:p>11</text:p>
          </table:table-cell>
          <table:table-cell table:formula="of:=[PT.B11]" office:value-type="float" office:value="11">
            <text:p>11</text:p>
          </table:table-cell>
          <table:table-cell table:formula="of:=[PT.C11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11]" office:value-type="string" office:string-value="l">
            <text:p>l</text:p>
          </table:table-cell>
          <table:table-cell/>
          <table:table-cell table:formula="of:=[PT.G11]" office:value-type="string" office:string-value="VDDA">
            <text:p>VDDA</text:p>
          </table:table-cell>
        </table:table-row>
        <table:table-row table:style-name="ro1">
          <table:table-cell table:formula="of:=[PT.A12]" office:value-type="float" office:value="12">
            <text:p>12</text:p>
          </table:table-cell>
          <table:table-cell table:formula="of:=[PT.B12]" office:value-type="float" office:value="12">
            <text:p>12</text:p>
          </table:table-cell>
          <table:table-cell table:formula="of:=[PT.C12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12]" office:value-type="string" office:string-value="l">
            <text:p>l</text:p>
          </table:table-cell>
          <table:table-cell/>
          <table:table-cell table:formula="of:=[PT.G12]" office:value-type="string" office:string-value="VSSA/VREFLO">
            <text:p>VSSA/VREFLO</text:p>
          </table:table-cell>
        </table:table-row>
        <table:table-row table:style-name="ro1">
          <table:table-cell table:formula="of:=[PT.A13]" office:value-type="float" office:value="13">
            <text:p>13</text:p>
          </table:table-cell>
          <table:table-cell table:formula="of:=[PT.B13]" office:value-type="float" office:value="13">
            <text:p>13</text:p>
          </table:table-cell>
          <table:table-cell table:formula="of:=[PT.C13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3]" office:value-type="string" office:string-value="l">
            <text:p>l</text:p>
          </table:table-cell>
          <table:table-cell/>
          <table:table-cell table:formula="of:=[PT.G13]" office:value-type="string" office:string-value="ADCINB1">
            <text:p>ADCINB1</text:p>
          </table:table-cell>
        </table:table-row>
        <table:table-row table:style-name="ro1">
          <table:table-cell table:formula="of:=[PT.A14]" office:value-type="float" office:value="14">
            <text:p>14</text:p>
          </table:table-cell>
          <table:table-cell table:formula="of:=[PT.B14]" office:value-type="float" office:value="14">
            <text:p>14</text:p>
          </table:table-cell>
          <table:table-cell table:formula="of:=[PT.C14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4]" office:value-type="string" office:string-value="l">
            <text:p>l</text:p>
          </table:table-cell>
          <table:table-cell/>
          <table:table-cell table:formula="of:=[PT.G14]" office:value-type="string" office:string-value="ADCINB2/COMP1B/AIO10">
            <text:p>ADCINB2/COMP1B/AIO10</text:p>
          </table:table-cell>
        </table:table-row>
        <table:table-row table:style-name="ro1">
          <table:table-cell table:formula="of:=[PT.A15]" office:value-type="float" office:value="15">
            <text:p>15</text:p>
          </table:table-cell>
          <table:table-cell table:formula="of:=[PT.B15]" office:value-type="float" office:value="15">
            <text:p>15</text:p>
          </table:table-cell>
          <table:table-cell table:formula="of:=[PT.C15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5]" office:value-type="string" office:string-value="l">
            <text:p>l</text:p>
          </table:table-cell>
          <table:table-cell/>
          <table:table-cell table:formula="of:=[PT.G15]" office:value-type="string" office:string-value="ADCINB3">
            <text:p>ADCINB3</text:p>
          </table:table-cell>
        </table:table-row>
        <table:table-row table:style-name="ro1">
          <table:table-cell table:formula="of:=[PT.A16]" office:value-type="float" office:value="16">
            <text:p>16</text:p>
          </table:table-cell>
          <table:table-cell table:formula="of:=[PT.B16]" office:value-type="float" office:value="16">
            <text:p>16</text:p>
          </table:table-cell>
          <table:table-cell table:formula="of:=[PT.C16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6]" office:value-type="string" office:string-value="l">
            <text:p>l</text:p>
          </table:table-cell>
          <table:table-cell/>
          <table:table-cell table:formula="of:=[PT.G16]" office:value-type="string" office:string-value="ADCINB4/COMP2B/AIO12">
            <text:p>ADCINB4/COMP2B/AIO12</text:p>
          </table:table-cell>
        </table:table-row>
        <table:table-row table:style-name="ro1">
          <table:table-cell table:formula="of:=[PT.A17]" office:value-type="float" office:value="17">
            <text:p>17</text:p>
          </table:table-cell>
          <table:table-cell table:formula="of:=[PT.B17]" office:value-type="float" office:value="17">
            <text:p>17</text:p>
          </table:table-cell>
          <table:table-cell table:formula="of:=[PT.C17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7]" office:value-type="string" office:string-value="l">
            <text:p>l</text:p>
          </table:table-cell>
          <table:table-cell/>
          <table:table-cell table:formula="of:=[PT.G17]" office:value-type="string" office:string-value="ADCINB6/AIO14">
            <text:p>ADCINB6/AIO14</text:p>
          </table:table-cell>
        </table:table-row>
        <table:table-row table:style-name="ro1">
          <table:table-cell table:formula="of:=[PT.A18]" office:value-type="float" office:value="18">
            <text:p>18</text:p>
          </table:table-cell>
          <table:table-cell table:formula="of:=[PT.B18]" office:value-type="float" office:value="18">
            <text:p>18</text:p>
          </table:table-cell>
          <table:table-cell table:formula="of:=[PT.C18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18]" office:value-type="string" office:string-value="l">
            <text:p>l</text:p>
          </table:table-cell>
          <table:table-cell/>
          <table:table-cell table:formula="of:=[PT.G18]" office:value-type="string" office:string-value="ADCINB7">
            <text:p>ADCINB7</text:p>
          </table:table-cell>
        </table:table-row>
        <table:table-row table:style-name="ro1">
          <table:table-cell table:formula="of:=[PT.A19]" office:value-type="float" office:value="19">
            <text:p>19</text:p>
          </table:table-cell>
          <table:table-cell table:formula="of:=[PT.B19]" office:value-type="float" office:value="19">
            <text:p>19</text:p>
          </table:table-cell>
          <table:table-cell table:formula="of:=[PT.C19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19]" office:value-type="string" office:string-value="l">
            <text:p>l</text:p>
          </table:table-cell>
          <table:table-cell/>
          <table:table-cell table:formula="of:=[PT.G19]" office:value-type="string" office:string-value="GPIO34/COMP2OUT">
            <text:p>GPIO34/COMP2OUT</text:p>
          </table:table-cell>
        </table:table-row>
        <table:table-row table:style-name="ro1">
          <table:table-cell table:formula="of:=[PT.A20]" office:value-type="float" office:value="20">
            <text:p>20</text:p>
          </table:table-cell>
          <table:table-cell table:formula="of:=[PT.B20]" office:value-type="float" office:value="20">
            <text:p>20</text:p>
          </table:table-cell>
          <table:table-cell table:formula="of:=[PT.C20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0]" office:value-type="string" office:string-value="l">
            <text:p>l</text:p>
          </table:table-cell>
          <table:table-cell/>
          <table:table-cell table:formula="of:=[PT.G20]" office:value-type="string" office:string-value="TDI/GPIO35">
            <text:p>TDI/GPIO35</text:p>
          </table:table-cell>
        </table:table-row>
        <table:table-row table:style-name="ro1">
          <table:table-cell table:formula="of:=[PT.A21]" office:value-type="float" office:value="21">
            <text:p>21</text:p>
          </table:table-cell>
          <table:table-cell table:formula="of:=[PT.B21]" office:value-type="float" office:value="21">
            <text:p>21</text:p>
          </table:table-cell>
          <table:table-cell table:formula="of:=[PT.C21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1]" office:value-type="string" office:string-value="l">
            <text:p>l</text:p>
          </table:table-cell>
          <table:table-cell/>
          <table:table-cell table:formula="of:=[PT.G21]" office:value-type="string" office:string-value="TMS/GPIO36">
            <text:p>TMS/GPIO36</text:p>
          </table:table-cell>
        </table:table-row>
        <table:table-row table:style-name="ro1">
          <table:table-cell table:formula="of:=[PT.A22]" office:value-type="float" office:value="22">
            <text:p>22</text:p>
          </table:table-cell>
          <table:table-cell table:formula="of:=[PT.B22]" office:value-type="float" office:value="22">
            <text:p>22</text:p>
          </table:table-cell>
          <table:table-cell table:formula="of:=[PT.C22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2]" office:value-type="string" office:string-value="l">
            <text:p>l</text:p>
          </table:table-cell>
          <table:table-cell/>
          <table:table-cell table:formula="of:=[PT.G22]" office:value-type="string" office:string-value="TDO/GPIO37">
            <text:p>TDO/GPIO37</text:p>
          </table:table-cell>
        </table:table-row>
        <table:table-row table:style-name="ro1">
          <table:table-cell table:formula="of:=[PT.A23]" office:value-type="float" office:value="23">
            <text:p>23</text:p>
          </table:table-cell>
          <table:table-cell table:formula="of:=[PT.B23]" office:value-type="float" office:value="23">
            <text:p>23</text:p>
          </table:table-cell>
          <table:table-cell table:formula="of:=[PT.C23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3]" office:value-type="string" office:string-value="l">
            <text:p>l</text:p>
          </table:table-cell>
          <table:table-cell/>
          <table:table-cell table:formula="of:=[PT.G23]" office:value-type="string" office:string-value="TCK/GPIO38/XCLKIN">
            <text:p>TCK/GPIO38/XCLKIN</text:p>
          </table:table-cell>
        </table:table-row>
        <table:table-row table:style-name="ro1">
          <table:table-cell table:formula="of:=[PT.A24]" office:value-type="float" office:value="24">
            <text:p>24</text:p>
          </table:table-cell>
          <table:table-cell table:formula="of:=[PT.B24]" office:value-type="float" office:value="24">
            <text:p>24</text:p>
          </table:table-cell>
          <table:table-cell table:formula="of:=[DA.C34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4]" office:value-type="string" office:string-value="l">
            <text:p>l</text:p>
          </table:table-cell>
          <table:table-cell/>
          <table:table-cell table:formula="of:=[PT.G24]" office:value-type="string" office:string-value="GPIO18/SPICLKA/SCITXDA/XCLKOUT">
            <text:p>GPIO18/SPICLKA/SCITXDA/XCLKOUT</text:p>
          </table:table-cell>
        </table:table-row>
        <table:table-row table:style-name="ro1">
          <table:table-cell table:formula="of:=[PT.A48]" office:value-type="float" office:value="48">
            <text:p>48</text:p>
          </table:table-cell>
          <table:table-cell office:value-type="float" office:value="48">
            <text:p>48</text:p>
          </table:table-cell>
          <table:table-cell table:formula="of:=[PT.C48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48]" office:value-type="string" office:string-value="r">
            <text:p>r</text:p>
          </table:table-cell>
          <table:table-cell/>
          <table:table-cell table:style-name="ce102" table:formula="of:=[PT.G48]" office:value-type="string" office:string-value="GPIO28/SCIRXDA/SDAA/\_TZ2\_">
            <text:p>GPIO28/SCIRXDA/SDAA/\_TZ2\_</text:p>
          </table:table-cell>
        </table:table-row>
        <table:table-row table:style-name="ro1">
          <table:table-cell table:formula="of:=[PT.A47]" office:value-type="float" office:value="47">
            <text:p>47</text:p>
          </table:table-cell>
          <table:table-cell office:value-type="float" office:value="47">
            <text:p>47</text:p>
          </table:table-cell>
          <table:table-cell table:formula="of:=[PT.C47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47]" office:value-type="string" office:string-value="r">
            <text:p>r</text:p>
          </table:table-cell>
          <table:table-cell/>
          <table:table-cell table:style-name="ce102" table:formula="of:=[PT.G47]" office:value-type="string" office:string-value="GPIO12/\_TZ1\_/SCITXDA">
            <text:p>GPIO12/\_TZ1\_/SCITXDA</text:p>
          </table:table-cell>
        </table:table-row>
        <table:table-row table:style-name="ro1">
          <table:table-cell table:formula="of:=[PT.A46]" office:value-type="float" office:value="46">
            <text:p>46</text:p>
          </table:table-cell>
          <table:table-cell office:value-type="float" office:value="46">
            <text:p>46</text:p>
          </table:table-cell>
          <table:table-cell table:formula="of:=[PT.C46]" office:value-type="string" office:string-value="out">
            <text:p>out</text:p>
          </table:table-cell>
          <table:table-cell office:value-type="string">
            <text:p>line</text:p>
          </table:table-cell>
          <table:table-cell table:formula="of:=[PT.E46]" office:value-type="string" office:string-value="r">
            <text:p>r</text:p>
          </table:table-cell>
          <table:table-cell/>
          <table:table-cell table:style-name="ce102" table:formula="of:=[PT.G46]" office:value-type="string" office:string-value="X2">
            <text:p>X2</text:p>
          </table:table-cell>
        </table:table-row>
        <table:table-row table:style-name="ro1">
          <table:table-cell table:formula="of:=[PT.A45]" office:value-type="float" office:value="45">
            <text:p>45</text:p>
          </table:table-cell>
          <table:table-cell office:value-type="float" office:value="45">
            <text:p>45</text:p>
          </table:table-cell>
          <table:table-cell table:formula="of:=[PT.C45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45]" office:value-type="string" office:string-value="r">
            <text:p>r</text:p>
          </table:table-cell>
          <table:table-cell/>
          <table:table-cell table:style-name="ce102" table:formula="of:=[PT.G45]" office:value-type="string" office:string-value="X1">
            <text:p>X1</text:p>
          </table:table-cell>
        </table:table-row>
        <table:table-row table:style-name="ro1">
          <table:table-cell table:formula="of:=[PT.A44]" office:value-type="float" office:value="44">
            <text:p>44</text:p>
          </table:table-cell>
          <table:table-cell office:value-type="float" office:value="44">
            <text:p>44</text:p>
          </table:table-cell>
          <table:table-cell table:formula="of:=[PT.C44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44]" office:value-type="string" office:string-value="r">
            <text:p>r</text:p>
          </table:table-cell>
          <table:table-cell/>
          <table:table-cell table:style-name="ce102" table:formula="of:=[PT.G44]" office:value-type="string" office:string-value="VSS">
            <text:p>VSS</text:p>
          </table:table-cell>
        </table:table-row>
        <table:table-row table:style-name="ro1">
          <table:table-cell table:formula="of:=[PT.A43]" office:value-type="float" office:value="43">
            <text:p>43</text:p>
          </table:table-cell>
          <table:table-cell office:value-type="float" office:value="43">
            <text:p>43</text:p>
          </table:table-cell>
          <table:table-cell table:formula="of:=[PT.C43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43]" office:value-type="string" office:string-value="r">
            <text:p>r</text:p>
          </table:table-cell>
          <table:table-cell/>
          <table:table-cell table:style-name="ce102" table:formula="of:=[PT.G43]" office:value-type="string" office:string-value="VDD">
            <text:p>VDD</text:p>
          </table:table-cell>
        </table:table-row>
        <table:table-row table:style-name="ro1">
          <table:table-cell table:formula="of:=[PT.A42]" office:value-type="float" office:value="42">
            <text:p>42</text:p>
          </table:table-cell>
          <table:table-cell office:value-type="float" office:value="42">
            <text:p>42</text:p>
          </table:table-cell>
          <table:table-cell table:formula="of:=[PT.C42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42]" office:value-type="string" office:string-value="r">
            <text:p>r</text:p>
          </table:table-cell>
          <table:table-cell/>
          <table:table-cell table:style-name="ce102" table:formula="of:=[PT.G42]" office:value-type="string" office:string-value="GPIO7/EPWM4B/SCIRXDA">
            <text:p>GPIO7/EPWM4B/SCIRXDA</text:p>
          </table:table-cell>
        </table:table-row>
        <table:table-row table:style-name="ro1">
          <table:table-cell table:formula="of:=[PT.A41]" office:value-type="float" office:value="41">
            <text:p>41</text:p>
          </table:table-cell>
          <table:table-cell office:value-type="float" office:value="41">
            <text:p>41</text:p>
          </table:table-cell>
          <table:table-cell table:formula="of:=[PT.C41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41]" office:value-type="string" office:string-value="r">
            <text:p>r</text:p>
          </table:table-cell>
          <table:table-cell/>
          <table:table-cell table:style-name="ce102" table:formula="of:=[PT.G41]" office:value-type="string" office:string-value="GPIO6/EPWM4A/EPWMSYNCI/EPWMSYNCO">
            <text:p>GPIO6/EPWM4A/EPWMSYNCI/EPWMSYNCO</text:p>
          </table:table-cell>
        </table:table-row>
        <table:table-row table:style-name="ro1">
          <table:table-cell table:formula="of:=[PT.A40]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[PT.C40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40]" office:value-type="string" office:string-value="r">
            <text:p>r</text:p>
          </table:table-cell>
          <table:table-cell/>
          <table:table-cell table:style-name="ce102" table:formula="of:=[PT.G40]" office:value-type="string" office:string-value="GPIO5/EPWM3B/ECAP1">
            <text:p>GPIO5/EPWM3B/ECAP1</text:p>
          </table:table-cell>
        </table:table-row>
        <table:table-row table:style-name="ro1">
          <table:table-cell table:formula="of:=[PT.A39]" office:value-type="float" office:value="39">
            <text:p>39</text:p>
          </table:table-cell>
          <table:table-cell office:value-type="float" office:value="39">
            <text:p>39</text:p>
          </table:table-cell>
          <table:table-cell table:formula="of:=[PT.C39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39]" office:value-type="string" office:string-value="r">
            <text:p>r</text:p>
          </table:table-cell>
          <table:table-cell/>
          <table:table-cell table:style-name="ce102" table:formula="of:=[PT.G39]" office:value-type="string" office:string-value="GPIO4/EPWM3A">
            <text:p>GPIO4/EPWM3A</text:p>
          </table:table-cell>
        </table:table-row>
        <table:table-row table:style-name="ro1">
          <table:table-cell table:formula="of:=[PT.A38]" office:value-type="float" office:value="38">
            <text:p>38</text:p>
          </table:table-cell>
          <table:table-cell office:value-type="float" office:value="38">
            <text:p>38</text:p>
          </table:table-cell>
          <table:table-cell table:formula="of:=[PT.C38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38]" office:value-type="string" office:string-value="r">
            <text:p>r</text:p>
          </table:table-cell>
          <table:table-cell/>
          <table:table-cell table:style-name="ce102" table:formula="of:=[PT.G38]" office:value-type="string" office:string-value="GPIO3/EPWM2B">
            <text:p>GPIO3/EPWM2B</text:p>
          </table:table-cell>
        </table:table-row>
        <table:table-row table:style-name="ro1">
          <table:table-cell table:formula="of:=[PT.A37]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PT.C37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37]" office:value-type="string" office:string-value="r">
            <text:p>r</text:p>
          </table:table-cell>
          <table:table-cell/>
          <table:table-cell table:style-name="ce102" table:formula="of:=[PT.G37]" office:value-type="string" office:string-value="GPIO2/EPWM2A">
            <text:p>GPIO2/EPWM2A</text:p>
          </table:table-cell>
        </table:table-row>
        <table:table-row table:style-name="ro1">
          <table:table-cell table:formula="of:=[PT.A36]" office:value-type="float" office:value="36">
            <text:p>36</text:p>
          </table:table-cell>
          <table:table-cell office:value-type="float" office:value="36">
            <text:p>36</text:p>
          </table:table-cell>
          <table:table-cell table:formula="of:=[PT.C36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36]" office:value-type="string" office:string-value="r">
            <text:p>r</text:p>
          </table:table-cell>
          <table:table-cell/>
          <table:table-cell table:style-name="ce102" table:formula="of:=[PT.G36]" office:value-type="string" office:string-value="GPIO33/SCLA/EPWMSYNCO/\_ADCSOCBO\_">
            <text:p>GPIO33/SCLA/EPWMSYNCO/\_ADCSOCBO\_</text:p>
          </table:table-cell>
        </table:table-row>
        <table:table-row table:style-name="ro1">
          <table:table-cell table:formula="of:=[PT.A35]" office:value-type="float" office:value="35">
            <text:p>35</text:p>
          </table:table-cell>
          <table:table-cell office:value-type="float" office:value="35">
            <text:p>35</text:p>
          </table:table-cell>
          <table:table-cell table:formula="of:=[PT.C35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35]" office:value-type="string" office:string-value="r">
            <text:p>r</text:p>
          </table:table-cell>
          <table:table-cell/>
          <table:table-cell table:style-name="ce102" table:formula="of:=[PT.G35]" office:value-type="string" office:string-value="VDDIO">
            <text:p>VDDIO</text:p>
          </table:table-cell>
        </table:table-row>
        <table:table-row table:style-name="ro1">
          <table:table-cell table:formula="of:=[PT.A34]" office:value-type="float" office:value="34">
            <text:p>34</text:p>
          </table:table-cell>
          <table:table-cell office:value-type="float" office:value="34">
            <text:p>34</text:p>
          </table:table-cell>
          <table:table-cell table:formula="of:=[PT.C34]" office:value-type="string" office:string-value="in">
            <text:p>in</text:p>
          </table:table-cell>
          <table:table-cell office:value-type="string">
            <text:p>line</text:p>
          </table:table-cell>
          <table:table-cell table:formula="of:=[PT.E34]" office:value-type="string" office:string-value="r">
            <text:p>r</text:p>
          </table:table-cell>
          <table:table-cell/>
          <table:table-cell table:style-name="ce102" table:formula="of:=[PT.G34]" office:value-type="string" office:string-value="\_VREGENZ\_">
            <text:p>\_VREGENZ\_</text:p>
          </table:table-cell>
        </table:table-row>
        <table:table-row table:style-name="ro1">
          <table:table-cell table:formula="of:=[PT.A33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f:=[PT.C33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33]" office:value-type="string" office:string-value="r">
            <text:p>r</text:p>
          </table:table-cell>
          <table:table-cell/>
          <table:table-cell table:style-name="ce102" table:formula="of:=[PT.G33]" office:value-type="string" office:string-value="VSS">
            <text:p>VSS</text:p>
          </table:table-cell>
        </table:table-row>
        <table:table-row table:style-name="ro1">
          <table:table-cell table:formula="of:=[PT.A32]" office:value-type="float" office:value="32">
            <text:p>32</text:p>
          </table:table-cell>
          <table:table-cell office:value-type="float" office:value="32">
            <text:p>32</text:p>
          </table:table-cell>
          <table:table-cell table:formula="of:=[PT.C32]" office:value-type="string" office:string-value="pwr">
            <text:p>pwr</text:p>
          </table:table-cell>
          <table:table-cell office:value-type="string">
            <text:p>line</text:p>
          </table:table-cell>
          <table:table-cell table:formula="of:=[PT.E32]" office:value-type="string" office:string-value="r">
            <text:p>r</text:p>
          </table:table-cell>
          <table:table-cell/>
          <table:table-cell table:style-name="ce102" table:formula="of:=[PT.G32]" office:value-type="string" office:string-value="VDD">
            <text:p>VDD</text:p>
          </table:table-cell>
        </table:table-row>
        <table:table-row table:style-name="ro1">
          <table:table-cell table:formula="of:=[PT.A31]" office:value-type="float" office:value="31">
            <text:p>31</text:p>
          </table:table-cell>
          <table:table-cell office:value-type="float" office:value="31">
            <text:p>31</text:p>
          </table:table-cell>
          <table:table-cell table:formula="of:=[PT.C31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31]" office:value-type="string" office:string-value="r">
            <text:p>r</text:p>
          </table:table-cell>
          <table:table-cell/>
          <table:table-cell table:style-name="ce102" table:formula="of:=[PT.G31]" office:value-type="string" office:string-value="GPIO32/SDAA/EPWMSYNCI/\_ADCSOCAO\_">
            <text:p>GPIO32/SDAA/EPWMSYNCI/\_ADCSOCAO\_</text:p>
          </table:table-cell>
        </table:table-row>
        <table:table-row table:style-name="ro1">
          <table:table-cell table:formula="of:=[PT.A30]" office:value-type="float" office:value="30">
            <text:p>30</text:p>
          </table:table-cell>
          <table:table-cell office:value-type="float" office:value="30">
            <text:p>30</text:p>
          </table:table-cell>
          <table:table-cell table:formula="of:=[PT.C30]" office:value-type="string" office:string-value="pas">
            <text:p>pas</text:p>
          </table:table-cell>
          <table:table-cell office:value-type="string">
            <text:p>line</text:p>
          </table:table-cell>
          <table:table-cell table:formula="of:=[PT.E30]" office:value-type="string" office:string-value="r">
            <text:p>r</text:p>
          </table:table-cell>
          <table:table-cell/>
          <table:table-cell table:style-name="ce102" table:formula="of:=[PT.G30]" office:value-type="string" office:string-value="TEST">
            <text:p>TEST</text:p>
          </table:table-cell>
        </table:table-row>
        <table:table-row table:style-name="ro1">
          <table:table-cell table:formula="of:=[PT.A29]" office:value-type="float" office:value="29">
            <text:p>29</text:p>
          </table:table-cell>
          <table:table-cell office:value-type="float" office:value="29">
            <text:p>29</text:p>
          </table:table-cell>
          <table:table-cell table:formula="of:=[PT.C29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9]" office:value-type="string" office:string-value="r">
            <text:p>r</text:p>
          </table:table-cell>
          <table:table-cell/>
          <table:table-cell table:style-name="ce102" table:formula="of:=[PT.G29]" office:value-type="string" office:string-value="GPIO0/EPWM1A">
            <text:p>GPIO0/EPWM1A</text:p>
          </table:table-cell>
        </table:table-row>
        <table:table-row table:style-name="ro1">
          <table:table-cell table:formula="of:=[PT.A28]" office:value-type="float" office:value="28">
            <text:p>28</text:p>
          </table:table-cell>
          <table:table-cell office:value-type="float" office:value="28">
            <text:p>28</text:p>
          </table:table-cell>
          <table:table-cell table:formula="of:=[PT.C28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8]" office:value-type="string" office:string-value="r">
            <text:p>r</text:p>
          </table:table-cell>
          <table:table-cell/>
          <table:table-cell table:style-name="ce102" table:formula="of:=[PT.G28]" office:value-type="string" office:string-value="GPIO1/EPWM1B/COMP1OUT">
            <text:p>GPIO1/EPWM1B/COMP1OUT</text:p>
          </table:table-cell>
        </table:table-row>
        <table:table-row table:style-name="ro1">
          <table:table-cell table:formula="of:=[PT.A27]" office:value-type="float" office:value="27">
            <text:p>27</text:p>
          </table:table-cell>
          <table:table-cell office:value-type="float" office:value="27">
            <text:p>27</text:p>
          </table:table-cell>
          <table:table-cell table:formula="of:=[PT.C27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7]" office:value-type="string" office:string-value="r">
            <text:p>r</text:p>
          </table:table-cell>
          <table:table-cell/>
          <table:table-cell table:style-name="ce102" table:formula="of:=[PT.G27]" office:value-type="string" office:string-value="GPIO16/SPISIMOA/\_TZ2\_">
            <text:p>GPIO16/SPISIMOA/\_TZ2\_</text:p>
          </table:table-cell>
        </table:table-row>
        <table:table-row table:style-name="ro1">
          <table:table-cell table:formula="of:=[PT.A26]" office:value-type="float" office:value="26">
            <text:p>26</text:p>
          </table:table-cell>
          <table:table-cell office:value-type="float" office:value="26">
            <text:p>26</text:p>
          </table:table-cell>
          <table:table-cell table:formula="of:=[PT.C26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6]" office:value-type="string" office:string-value="r">
            <text:p>r</text:p>
          </table:table-cell>
          <table:table-cell/>
          <table:table-cell table:style-name="ce102" table:formula="of:=[PT.G26]" office:value-type="string" office:string-value="GPIO17/SPISOMIA/\_TZ3\_">
            <text:p>GPIO17/SPISOMIA/\_TZ3\_</text:p>
          </table:table-cell>
        </table:table-row>
        <table:table-row table:style-name="ro1">
          <table:table-cell table:formula="of:=[PT.A25]" office:value-type="float" office:value="25">
            <text:p>25</text:p>
          </table:table-cell>
          <table:table-cell office:value-type="float" office:value="25">
            <text:p>25</text:p>
          </table:table-cell>
          <table:table-cell table:formula="of:=[PT.C25]" office:value-type="string" office:string-value="io">
            <text:p>io</text:p>
          </table:table-cell>
          <table:table-cell office:value-type="string">
            <text:p>line</text:p>
          </table:table-cell>
          <table:table-cell table:formula="of:=[PT.E25]" office:value-type="string" office:string-value="r">
            <text:p>r</text:p>
          </table:table-cell>
          <table:table-cell/>
          <table:table-cell table:style-name="ce102" table:formula="of:=[PT.G25]" office:value-type="string" office:string-value="GPIO19/\_SPISTEA\_/SCIRXDA/ECAP1/XCLKIN">
            <text:p>GPIO19/\_SPISTEA\_/SCIRXDA/ECAP1/XCLKIN</text:p>
          </table:table-cell>
        </table:table-row>
        <table:table-row table:style-name="ro1" table:number-rows-repeated="43">
          <table:table-cell table:style-name="Default"/>
          <table:table-cell table:style-name="ce9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4"/>
          <table:table-cell table:style-name="Default"/>
          <table:table-cell table:number-columns-repeated="4"/>
        </table:table-row>
      </table:table>
      <table:table table:name="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number-columns-repeated="2" table:default-cell-style-name="Default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7" table:formula="of:=[TSSOP.B1]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table:formula="of:=[TSSOP.C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]" office:value-type="string" office:string-value="VDD">
            <text:p>VDD</text:p>
          </table:table-cell>
        </table:table-row>
        <table:table-row table:style-name="ro1">
          <table:table-cell table:style-name="ce7" table:formula="of:=[TSSOP.B2]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formula="of:=[TSSOP.C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2]" office:value-type="string" office:string-value="VSS">
            <text:p>VSS</text:p>
          </table:table-cell>
        </table:table-row>
        <table:table-row table:style-name="ro1">
          <table:table-cell table:style-name="ce7" table:formula="of:=[TSSOP.B3]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7" table:formula="of:=[TSSOP.C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3]" office:value-type="string" office:string-value="\_VREGENZ\_">
            <text:p>\_VREGENZ\_</text:p>
          </table:table-cell>
        </table:table-row>
        <table:table-row table:style-name="ro1">
          <table:table-cell table:style-name="ce7" table:formula="of:=[TSSOP.B4]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7" table:formula="of:=[TSSOP.C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4]" office:value-type="string" office:string-value="VDDIO">
            <text:p>VDDIO</text:p>
          </table:table-cell>
        </table:table-row>
        <table:table-row table:style-name="ro1">
          <table:table-cell table:style-name="ce7" table:formula="of:=[TSSOP.B5]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7" table:formula="of:=[TSSOP.C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5]" office:value-type="string" office:string-value="GPIO2/EPWM2A">
            <text:p>GPIO2/EPWM2A</text:p>
          </table:table-cell>
        </table:table-row>
        <table:table-row table:style-name="ro1">
          <table:table-cell table:style-name="ce7" table:formula="of:=[TSSOP.B6]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7" table:formula="of:=[TSSOP.C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6]" office:value-type="string" office:string-value="GPIO3/EPWM2B">
            <text:p>GPIO3/EPWM2B</text:p>
          </table:table-cell>
        </table:table-row>
        <table:table-row table:style-name="ro1">
          <table:table-cell table:style-name="ce7" table:formula="of:=[TSSOP.B7]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7" table:formula="of:=[TSSOP.C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7]" office:value-type="string" office:string-value="GPIO4/EPWM3A">
            <text:p>GPIO4/EPWM3A</text:p>
          </table:table-cell>
        </table:table-row>
        <table:table-row table:style-name="ro1">
          <table:table-cell table:style-name="ce7" table:formula="of:=[TSSOP.B8]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7" table:formula="of:=[TSSOP.C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8]" office:value-type="string" office:string-value="GPIO5/EPWM3B/ECAP1">
            <text:p>GPIO5/EPWM3B/ECAP1</text:p>
          </table:table-cell>
        </table:table-row>
        <table:table-row table:style-name="ro1">
          <table:table-cell table:style-name="ce7" table:formula="of:=[TSSOP.B9]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7" table:formula="of:=[TSSOP.C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9]" office:value-type="string" office:string-value="GPIO6/EPWM4A/EPWMSYNCI/EPWMSYNCO">
            <text:p>GPIO6/EPWM4A/EPWMSYNCI/EPWMSYNCO</text:p>
          </table:table-cell>
        </table:table-row>
        <table:table-row table:style-name="ro1">
          <table:table-cell table:style-name="ce7" table:formula="of:=[TSSOP.B10]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7" table:formula="of:=[TSSOP.C1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0]" office:value-type="string" office:string-value="GPIO7/EPWM4B/SCIRXDA">
            <text:p>GPIO7/EPWM4B/SCIRXDA</text:p>
          </table:table-cell>
        </table:table-row>
        <table:table-row table:style-name="ro1">
          <table:table-cell table:style-name="ce7" table:formula="of:=[TSSOP.B11]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7" table:formula="of:=[TSSOP.C1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1]" office:value-type="string" office:string-value="VDD">
            <text:p>VDD</text:p>
          </table:table-cell>
        </table:table-row>
        <table:table-row table:style-name="ro1">
          <table:table-cell table:style-name="ce7" table:formula="of:=[TSSOP.B12]" office:value-type="float" office:value="12">
            <text:p>12</text:p>
          </table:table-cell>
          <table:table-cell table:style-name="ce12" office:value-type="float" office:value="12">
            <text:p>12</text:p>
          </table:table-cell>
          <table:table-cell table:style-name="ce7" table:formula="of:=[TSSOP.C1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2]" office:value-type="string" office:string-value="VSS">
            <text:p>VSS</text:p>
          </table:table-cell>
        </table:table-row>
        <table:table-row table:style-name="ro1">
          <table:table-cell table:style-name="ce7" table:formula="of:=[TSSOP.B13]" office:value-type="float" office:value="13">
            <text:p>13</text:p>
          </table:table-cell>
          <table:table-cell table:style-name="ce12" office:value-type="float" office:value="13">
            <text:p>13</text:p>
          </table:table-cell>
          <table:table-cell table:style-name="ce7" table:formula="of:=[TSSOP.C1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3]" office:value-type="string" office:string-value="GPIO12/\_TZ1\_/SCITXDA">
            <text:p>GPIO12/\_TZ1\_/SCITXDA</text:p>
          </table:table-cell>
        </table:table-row>
        <table:table-row table:style-name="ro1">
          <table:table-cell table:style-name="ce7" table:formula="of:=[TSSOP.B14]" office:value-type="float" office:value="14">
            <text:p>14</text:p>
          </table:table-cell>
          <table:table-cell table:style-name="ce12" office:value-type="float" office:value="14">
            <text:p>14</text:p>
          </table:table-cell>
          <table:table-cell table:style-name="ce7" table:formula="of:=[TSSOP.C1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4]" office:value-type="string" office:string-value="GPIO28/SCIRXDA/SDAA/\_TZ2\_">
            <text:p>GPIO28/SCIRXDA/SDAA/\_TZ2\_</text:p>
          </table:table-cell>
        </table:table-row>
        <table:table-row table:style-name="ro1">
          <table:table-cell table:style-name="ce7" table:formula="of:=[TSSOP.B15]" office:value-type="float" office:value="15">
            <text:p>15</text:p>
          </table:table-cell>
          <table:table-cell table:style-name="ce12" office:value-type="float" office:value="15">
            <text:p>15</text:p>
          </table:table-cell>
          <table:table-cell table:style-name="ce7" table:formula="of:=[TSSOP.C1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5]" office:value-type="string" office:string-value="GPIO29/SCITXDA/SCLA/\_TZ3\_">
            <text:p>GPIO29/SCITXDA/SCLA/\_TZ3\_</text:p>
          </table:table-cell>
        </table:table-row>
        <table:table-row table:style-name="ro1">
          <table:table-cell table:style-name="ce7" table:formula="of:=[TSSOP.B16]" office:value-type="float" office:value="16">
            <text:p>16</text:p>
          </table:table-cell>
          <table:table-cell table:style-name="ce12" office:value-type="float" office:value="16">
            <text:p>16</text:p>
          </table:table-cell>
          <table:table-cell table:style-name="ce7" table:formula="of:=[TSSOP.C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6]" office:value-type="string" office:string-value="\_TRST\_">
            <text:p>\_TRST\_</text:p>
          </table:table-cell>
        </table:table-row>
        <table:table-row table:style-name="ro1">
          <table:table-cell table:style-name="ce7" table:formula="of:=[TSSOP.B17]" office:value-type="float" office:value="17">
            <text:p>17</text:p>
          </table:table-cell>
          <table:table-cell table:style-name="ce12" office:value-type="float" office:value="17">
            <text:p>17</text:p>
          </table:table-cell>
          <table:table-cell table:style-name="ce7" table:formula="of:=[TSSOP.C1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7]" office:value-type="string" office:string-value="\_XRS\_">
            <text:p>\_XRS\_</text:p>
          </table:table-cell>
        </table:table-row>
        <table:table-row table:style-name="ro1">
          <table:table-cell table:style-name="ce7" table:formula="of:=[TSSOP.B18]" office:value-type="float" office:value="18">
            <text:p>18</text:p>
          </table:table-cell>
          <table:table-cell table:style-name="ce12" office:value-type="float" office:value="18">
            <text:p>18</text:p>
          </table:table-cell>
          <table:table-cell table:style-name="ce7" table:formula="of:=[TSSOP.C1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8]" office:value-type="string" office:string-value="ADCINA6/AIO6">
            <text:p>ADCINA6/AIO6</text:p>
          </table:table-cell>
        </table:table-row>
        <table:table-row table:style-name="ro1">
          <table:table-cell table:style-name="ce7" table:formula="of:=[TSSOP.B19]" office:value-type="float" office:value="19">
            <text:p>19</text:p>
          </table:table-cell>
          <table:table-cell table:style-name="ce12" office:value-type="float" office:value="19">
            <text:p>19</text:p>
          </table:table-cell>
          <table:table-cell table:style-name="ce7" table:formula="of:=[TSSOP.C1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SSOP.A19]" office:value-type="string" office:string-value="ADCINA4/AIO4">
            <text:p>ADCINA4/AIO4</text:p>
          </table:table-cell>
        </table:table-row>
        <table:table-row table:style-name="ro1">
          <table:table-cell table:style-name="ce7" table:formula="of:=[TSSOP.B20]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7" table:formula="of:=[TSSOP.C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0]" office:value-type="string" office:string-value="ADCINA2/COMP1A/AIO2">
            <text:p>ADCINA2/COMP1A/AIO2</text:p>
          </table:table-cell>
        </table:table-row>
        <table:table-row table:style-name="ro1">
          <table:table-cell table:style-name="ce7" table:formula="of:=[TSSOP.B21]" office:value-type="float" office:value="21">
            <text:p>21</text:p>
          </table:table-cell>
          <table:table-cell table:style-name="ce12" office:value-type="float" office:value="21">
            <text:p>21</text:p>
          </table:table-cell>
          <table:table-cell table:style-name="ce7" table:formula="of:=[TSSOP.C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1]" office:value-type="string" office:string-value="ADCINA0/VREFHI">
            <text:p>ADCINA0/VREFHI</text:p>
          </table:table-cell>
        </table:table-row>
        <table:table-row table:style-name="ro1">
          <table:table-cell table:style-name="ce7" table:formula="of:=[TSSOP.B22]" office:value-type="float" office:value="22">
            <text:p>22</text:p>
          </table:table-cell>
          <table:table-cell table:style-name="ce12" office:value-type="float" office:value="22">
            <text:p>22</text:p>
          </table:table-cell>
          <table:table-cell table:style-name="ce7" table:formula="of:=[TSSOP.C2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2]" office:value-type="string" office:string-value="VDDA">
            <text:p>VDDA</text:p>
          </table:table-cell>
        </table:table-row>
        <table:table-row table:style-name="ro1">
          <table:table-cell table:style-name="ce7" table:formula="of:=[TSSOP.B23]" office:value-type="float" office:value="23">
            <text:p>23</text:p>
          </table:table-cell>
          <table:table-cell table:style-name="ce12" office:value-type="float" office:value="23">
            <text:p>23</text:p>
          </table:table-cell>
          <table:table-cell table:style-name="ce7" table:formula="of:=[TSSOP.C2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3]" office:value-type="string" office:string-value="VSSA/VREFLO">
            <text:p>VSSA/VREFLO</text:p>
          </table:table-cell>
        </table:table-row>
        <table:table-row table:style-name="ro1">
          <table:table-cell table:style-name="ce7" table:formula="of:=[TSSOP.B24]" office:value-type="float" office:value="24">
            <text:p>24</text:p>
          </table:table-cell>
          <table:table-cell table:style-name="ce12" office:value-type="float" office:value="24">
            <text:p>24</text:p>
          </table:table-cell>
          <table:table-cell table:style-name="ce7" table:formula="of:=[TSSOP.C2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4]" office:value-type="string" office:string-value="ADCINB2/COMP1B/AIO10">
            <text:p>ADCINB2/COMP1B/AIO10</text:p>
          </table:table-cell>
        </table:table-row>
        <table:table-row table:style-name="ro1">
          <table:table-cell table:style-name="ce7" table:formula="of:=[TSSOP.B25]" office:value-type="float" office:value="25">
            <text:p>25</text:p>
          </table:table-cell>
          <table:table-cell table:style-name="ce12" office:value-type="float" office:value="25">
            <text:p>25</text:p>
          </table:table-cell>
          <table:table-cell table:style-name="ce7" table:formula="of:=[TSSOP.C2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5]" office:value-type="string" office:string-value="ADCINB4/AIO12">
            <text:p>ADCINB4/AIO12</text:p>
          </table:table-cell>
        </table:table-row>
        <table:table-row table:style-name="ro1">
          <table:table-cell table:style-name="ce7" table:formula="of:=[TSSOP.B26]" office:value-type="float" office:value="26">
            <text:p>26</text:p>
          </table:table-cell>
          <table:table-cell table:style-name="ce12" office:value-type="float" office:value="26">
            <text:p>26</text:p>
          </table:table-cell>
          <table:table-cell table:style-name="ce7" table:formula="of:=[TSSOP.C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6]" office:value-type="string" office:string-value="ADCINB6/AIO14">
            <text:p>ADCINB6/AIO14</text:p>
          </table:table-cell>
        </table:table-row>
        <table:table-row table:style-name="ro1">
          <table:table-cell table:style-name="ce7" table:formula="of:=[TSSOP.B27]" office:value-type="float" office:value="27">
            <text:p>27</text:p>
          </table:table-cell>
          <table:table-cell table:style-name="ce12" office:value-type="float" office:value="27">
            <text:p>27</text:p>
          </table:table-cell>
          <table:table-cell table:style-name="ce7" table:formula="of:=[TSSOP.C2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7]" office:value-type="string" office:string-value="GPIO34">
            <text:p>GPIO34</text:p>
          </table:table-cell>
        </table:table-row>
        <table:table-row table:style-name="ro1">
          <table:table-cell table:style-name="ce7" table:formula="of:=[TSSOP.B28]" office:value-type="float" office:value="28">
            <text:p>28</text:p>
          </table:table-cell>
          <table:table-cell table:style-name="ce12" office:value-type="float" office:value="28">
            <text:p>28</text:p>
          </table:table-cell>
          <table:table-cell table:style-name="ce7" table:formula="of:=[TSSOP.C2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8]" office:value-type="string" office:string-value="TDI/GPIO35">
            <text:p>TDI/GPIO35</text:p>
          </table:table-cell>
        </table:table-row>
        <table:table-row table:style-name="ro1">
          <table:table-cell table:style-name="ce7" table:formula="of:=[TSSOP.B29]" office:value-type="float" office:value="29">
            <text:p>29</text:p>
          </table:table-cell>
          <table:table-cell table:style-name="ce12" office:value-type="float" office:value="29">
            <text:p>29</text:p>
          </table:table-cell>
          <table:table-cell table:style-name="ce7" table:formula="of:=[TSSOP.C2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29]" office:value-type="string" office:string-value="TMS/GPIO36">
            <text:p>TMS/GPIO36</text:p>
          </table:table-cell>
        </table:table-row>
        <table:table-row table:style-name="ro1">
          <table:table-cell table:style-name="ce7" table:formula="of:=[TSSOP.B30]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7" table:formula="of:=[TSSOP.C3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0]" office:value-type="string" office:string-value="TDO/GPIO37">
            <text:p>TDO/GPIO37</text:p>
          </table:table-cell>
        </table:table-row>
        <table:table-row table:style-name="ro1">
          <table:table-cell table:style-name="ce7" table:formula="of:=[TSSOP.B31]" office:value-type="float" office:value="31">
            <text:p>31</text:p>
          </table:table-cell>
          <table:table-cell table:style-name="ce12" office:value-type="float" office:value="31">
            <text:p>31</text:p>
          </table:table-cell>
          <table:table-cell table:style-name="ce7" table:formula="of:=[TSSOP.C3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1]" office:value-type="string" office:string-value="TCK/GPIO38/XCLKIN">
            <text:p>TCK/GPIO38/XCLKIN</text:p>
          </table:table-cell>
        </table:table-row>
        <table:table-row table:style-name="ro1">
          <table:table-cell table:style-name="ce7" table:formula="of:=[TSSOP.B32]" office:value-type="float" office:value="32">
            <text:p>32</text:p>
          </table:table-cell>
          <table:table-cell table:style-name="ce12" office:value-type="float" office:value="32">
            <text:p>32</text:p>
          </table:table-cell>
          <table:table-cell table:style-name="ce7" table:formula="of:=[TSSOP.C3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2]" office:value-type="string" office:string-value="GPIO18/SPICLKA/SCITXDA/XCLKOUT">
            <text:p>GPIO18/SPICLKA/SCITXDA/XCLKOUT</text:p>
          </table:table-cell>
        </table:table-row>
        <table:table-row table:style-name="ro1">
          <table:table-cell table:style-name="ce7" table:formula="of:=[TSSOP.B33]" office:value-type="float" office:value="33">
            <text:p>33</text:p>
          </table:table-cell>
          <table:table-cell table:style-name="ce12" office:value-type="float" office:value="33">
            <text:p>33</text:p>
          </table:table-cell>
          <table:table-cell table:style-name="ce7" table:formula="of:=[TSSOP.C3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3]" office:value-type="string" office:string-value="GPIO19/\_SPISTEA\_/SCIRXDA/ECAP1/XCLKIN">
            <text:p>GPIO19/\_SPISTEA\_/SCIRXDA/ECAP1/XCLKIN</text:p>
          </table:table-cell>
        </table:table-row>
        <table:table-row table:style-name="ro1">
          <table:table-cell table:style-name="ce7" table:formula="of:=[TSSOP.B34]" office:value-type="float" office:value="34">
            <text:p>34</text:p>
          </table:table-cell>
          <table:table-cell table:style-name="ce12" office:value-type="float" office:value="34">
            <text:p>34</text:p>
          </table:table-cell>
          <table:table-cell table:style-name="ce7" table:formula="of:=[TSSOP.C3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4]" office:value-type="string" office:string-value="GPIO17/SPISOMIA/\_TZ3\_">
            <text:p>GPIO17/SPISOMIA/\_TZ3\_</text:p>
          </table:table-cell>
        </table:table-row>
        <table:table-row table:style-name="ro1">
          <table:table-cell table:style-name="ce7" table:formula="of:=[TSSOP.B35]" office:value-type="float" office:value="35">
            <text:p>35</text:p>
          </table:table-cell>
          <table:table-cell table:style-name="ce12" office:value-type="float" office:value="35">
            <text:p>35</text:p>
          </table:table-cell>
          <table:table-cell table:style-name="ce7" table:formula="of:=[TSSOP.C3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5]" office:value-type="string" office:string-value="GPIO16/SPISIMOA/\_TZ2\_">
            <text:p>GPIO16/SPISIMOA/\_TZ2\_</text:p>
          </table:table-cell>
        </table:table-row>
        <table:table-row table:style-name="ro1">
          <table:table-cell table:style-name="ce7" table:formula="of:=[TSSOP.B36]" office:value-type="float" office:value="36">
            <text:p>36</text:p>
          </table:table-cell>
          <table:table-cell table:style-name="ce12" office:value-type="float" office:value="36">
            <text:p>36</text:p>
          </table:table-cell>
          <table:table-cell table:style-name="ce7" table:formula="of:=[TSSOP.C3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6]" office:value-type="string" office:string-value="GPIO1/EPWM1B/COMP1OUT">
            <text:p>GPIO1/EPWM1B/COMP1OUT</text:p>
          </table:table-cell>
        </table:table-row>
        <table:table-row table:style-name="ro1">
          <table:table-cell table:style-name="ce7" table:formula="of:=[TSSOP.B37]" office:value-type="float" office:value="37">
            <text:p>37</text:p>
          </table:table-cell>
          <table:table-cell table:style-name="ce12" office:value-type="float" office:value="37">
            <text:p>37</text:p>
          </table:table-cell>
          <table:table-cell table:style-name="ce7" table:formula="of:=[TSSOP.C3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7]" office:value-type="string" office:string-value="GPIO0/EPWM1A">
            <text:p>GPIO0/EPWM1A</text:p>
          </table:table-cell>
        </table:table-row>
        <table:table-row table:style-name="ro1">
          <table:table-cell table:style-name="ce7" table:formula="of:=[TSSOP.B38]" office:value-type="float" office:value="38">
            <text:p>38</text:p>
          </table:table-cell>
          <table:table-cell table:style-name="ce12" office:value-type="float" office:value="38">
            <text:p>38</text:p>
          </table:table-cell>
          <table:table-cell table:style-name="ce7" table:formula="of:=[TSSOP.C3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SSOP.A38]" office:value-type="string" office:string-value="TEST">
            <text:p>TEST</text:p>
          </table:table-cell>
        </table:table-row>
        <table:table-row table:style-name="ro1" table:number-rows-repeated="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T" table:style-name="ta1">
        <office:forms form:automatic-focus="false" form:apply-design-mode="false"/>
        <table:table-column table:style-name="co14" table:default-cell-style-name="Default"/>
        <table:table-column table:style-name="co3" table:default-cell-style-name="ce82"/>
        <table:table-column table:style-name="co3" table:number-columns-repeated="2" table:default-cell-style-name="Default"/>
        <table:table-column table:style-name="co3" table:default-cell-style-name="ce76"/>
        <table:table-column table:style-name="co3" table:default-cell-style-name="Default"/>
        <table:table-column table:style-name="co15" table:default-cell-style-name="Default"/>
        <table:table-row table:style-name="ro1">
          <table:table-cell table:style-name="ce76" table:formula="of:=[TQFP.B1]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76" table:formula="of:=[TQFP.C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]" office:value-type="string" office:string-value="GPIO29/SCITXDA/SCLA/\_TZ3\_">
            <text:p>GPIO29/SCITXDA/SCLA/\_TZ3\_</text:p>
          </table:table-cell>
        </table:table-row>
        <table:table-row table:style-name="ro1">
          <table:table-cell table:style-name="ce76" table:formula="of:=[TQFP.B2]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76" table:formula="of:=[TQFP.C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2]" office:value-type="string" office:string-value="\_TRST\_">
            <text:p>\_TRST\_</text:p>
          </table:table-cell>
        </table:table-row>
        <table:table-row table:style-name="ro1">
          <table:table-cell table:style-name="ce76" table:formula="of:=[TQFP.B3]" office:value-type="float" office:value="3">
            <text:p>3</text:p>
          </table:table-cell>
          <table:table-cell table:style-name="ce81" office:value-type="float" office:value="3">
            <text:p>3</text:p>
          </table:table-cell>
          <table:table-cell table:style-name="ce76" table:formula="of:=[TQFP.C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3]" office:value-type="string" office:string-value="\_XRS\_">
            <text:p>\_XRS\_</text:p>
          </table:table-cell>
        </table:table-row>
        <table:table-row table:style-name="ro1">
          <table:table-cell table:style-name="ce76" table:formula="of:=[TQFP.B4]" office:value-type="float" office:value="4">
            <text:p>4</text:p>
          </table:table-cell>
          <table:table-cell table:style-name="ce81" office:value-type="float" office:value="4">
            <text:p>4</text:p>
          </table:table-cell>
          <table:table-cell table:style-name="ce76" table:formula="of:=[TQFP.C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4]" office:value-type="string" office:string-value="ADCINA6/AIO6">
            <text:p>ADCINA6/AIO6</text:p>
          </table:table-cell>
        </table:table-row>
        <table:table-row table:style-name="ro1">
          <table:table-cell table:style-name="ce76" table:formula="of:=[TQFP.B5]" office:value-type="float" office:value="5">
            <text:p>5</text:p>
          </table:table-cell>
          <table:table-cell table:style-name="ce81" office:value-type="float" office:value="5">
            <text:p>5</text:p>
          </table:table-cell>
          <table:table-cell table:style-name="ce76" table:formula="of:=[TQFP.C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5]" office:value-type="string" office:string-value="ADCINA4/AIO4/COMP2A">
            <text:p>ADCINA4/AIO4/COMP2A</text:p>
          </table:table-cell>
        </table:table-row>
        <table:table-row table:style-name="ro1">
          <table:table-cell table:style-name="ce76" table:formula="of:=[TQFP.B6]" office:value-type="float" office:value="6">
            <text:p>6</text:p>
          </table:table-cell>
          <table:table-cell table:style-name="ce81" office:value-type="float" office:value="6">
            <text:p>6</text:p>
          </table:table-cell>
          <table:table-cell table:style-name="ce76" table:formula="of:=[TQFP.C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6]" office:value-type="string" office:string-value="ADCINA7/AIO7">
            <text:p>ADCINA7/AIO7</text:p>
          </table:table-cell>
        </table:table-row>
        <table:table-row table:style-name="ro1">
          <table:table-cell table:style-name="ce76" table:formula="of:=[TQFP.B7]" office:value-type="float" office:value="7">
            <text:p>7</text:p>
          </table:table-cell>
          <table:table-cell table:style-name="ce81" office:value-type="float" office:value="7">
            <text:p>7</text:p>
          </table:table-cell>
          <table:table-cell table:style-name="ce76" table:formula="of:=[TQFP.C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7]" office:value-type="string" office:string-value="ADCINA3/AIO3">
            <text:p>ADCINA3/AIO3</text:p>
          </table:table-cell>
        </table:table-row>
        <table:table-row table:style-name="ro1">
          <table:table-cell table:style-name="ce76" table:formula="of:=[TQFP.B8]" office:value-type="float" office:value="8">
            <text:p>8</text:p>
          </table:table-cell>
          <table:table-cell table:style-name="ce81" office:value-type="float" office:value="8">
            <text:p>8</text:p>
          </table:table-cell>
          <table:table-cell table:style-name="ce76" table:formula="of:=[TQFP.C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8]" office:value-type="string" office:string-value="ADCINA1/AIO1">
            <text:p>ADCINA1/AIO1</text:p>
          </table:table-cell>
        </table:table-row>
        <table:table-row table:style-name="ro1">
          <table:table-cell table:style-name="ce76" table:formula="of:=[TQFP.B9]" office:value-type="float" office:value="9">
            <text:p>9</text:p>
          </table:table-cell>
          <table:table-cell table:style-name="ce81" office:value-type="float" office:value="9">
            <text:p>9</text:p>
          </table:table-cell>
          <table:table-cell table:style-name="ce76" table:formula="of:=[TQFP.C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9]" office:value-type="string" office:string-value="ADCINA2/COMP1A/AIO2">
            <text:p>ADCINA2/COMP1A/AIO2</text:p>
          </table:table-cell>
        </table:table-row>
        <table:table-row table:style-name="ro1">
          <table:table-cell table:style-name="ce76" table:formula="of:=[TQFP.B10]" office:value-type="float" office:value="10">
            <text:p>10</text:p>
          </table:table-cell>
          <table:table-cell table:style-name="ce81" office:value-type="float" office:value="10">
            <text:p>10</text:p>
          </table:table-cell>
          <table:table-cell table:style-name="ce76" table:formula="of:=[TQFP.C1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0]" office:value-type="string" office:string-value="ADCINA0/VREFHI">
            <text:p>ADCINA0/VREFHI</text:p>
          </table:table-cell>
        </table:table-row>
        <table:table-row table:style-name="ro1">
          <table:table-cell table:style-name="ce76" table:formula="of:=[TQFP.B11]" office:value-type="float" office:value="11">
            <text:p>11</text:p>
          </table:table-cell>
          <table:table-cell table:style-name="ce81" office:value-type="float" office:value="11">
            <text:p>11</text:p>
          </table:table-cell>
          <table:table-cell table:style-name="ce76" table:formula="of:=[TQFP.C1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1]" office:value-type="string" office:string-value="VDDA">
            <text:p>VDDA</text:p>
          </table:table-cell>
        </table:table-row>
        <table:table-row table:style-name="ro1">
          <table:table-cell table:style-name="ce76" table:formula="of:=[TQFP.B12]" office:value-type="float" office:value="12">
            <text:p>12</text:p>
          </table:table-cell>
          <table:table-cell table:style-name="ce81" office:value-type="float" office:value="12">
            <text:p>12</text:p>
          </table:table-cell>
          <table:table-cell table:style-name="ce76" table:formula="of:=[TQFP.C1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2]" office:value-type="string" office:string-value="VSSA/VREFLO">
            <text:p>VSSA/VREFLO</text:p>
          </table:table-cell>
        </table:table-row>
        <table:table-row table:style-name="ro6">
          <table:table-cell table:style-name="ce91" table:formula="of:=[TQFP.B13]" office:value-type="float" office:value="13">
            <text:p>13</text:p>
          </table:table-cell>
          <table:table-cell table:style-name="ce92" office:value-type="float" office:value="13">
            <text:p>13</text:p>
          </table:table-cell>
          <table:table-cell table:style-name="ce91" table:formula="of:=[TQFP.C13]" office:value-type="string" office:string-value="in">
            <text:p>in</text:p>
          </table:table-cell>
          <table:table-cell table:style-name="ce93" office:value-type="string">
            <text:p>line</text:p>
          </table:table-cell>
          <table:table-cell office:value-type="string">
            <text:p>l</text:p>
          </table:table-cell>
          <table:table-cell table:style-name="ce93"/>
          <table:table-cell table:style-name="ce93" table:formula="of:=[TQFP.A13]" office:value-type="string" office:string-value="ADCINB1">
            <text:p>ADCINB1</text:p>
          </table:table-cell>
        </table:table-row>
        <table:table-row table:style-name="ro1">
          <table:table-cell table:style-name="ce76" table:formula="of:=[TQFP.B14]" office:value-type="float" office:value="14">
            <text:p>14</text:p>
          </table:table-cell>
          <table:table-cell table:style-name="ce81" office:value-type="float" office:value="14">
            <text:p>14</text:p>
          </table:table-cell>
          <table:table-cell table:style-name="ce76" table:formula="of:=[TQFP.C1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4]" office:value-type="string" office:string-value="ADCINB2/COMP1B/AIO10">
            <text:p>ADCINB2/COMP1B/AIO10</text:p>
          </table:table-cell>
        </table:table-row>
        <table:table-row table:style-name="ro1">
          <table:table-cell table:style-name="ce76" table:formula="of:=[TQFP.B15]" office:value-type="float" office:value="15">
            <text:p>15</text:p>
          </table:table-cell>
          <table:table-cell table:style-name="ce81" office:value-type="float" office:value="15">
            <text:p>15</text:p>
          </table:table-cell>
          <table:table-cell table:style-name="ce76" table:formula="of:=[TQFP.C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5]" office:value-type="string" office:string-value="ADCINB3">
            <text:p>ADCINB3</text:p>
          </table:table-cell>
        </table:table-row>
        <table:table-row table:style-name="ro1">
          <table:table-cell table:style-name="ce76" table:formula="of:=[TQFP.B16]" office:value-type="float" office:value="16">
            <text:p>16</text:p>
          </table:table-cell>
          <table:table-cell table:style-name="ce81" office:value-type="float" office:value="16">
            <text:p>16</text:p>
          </table:table-cell>
          <table:table-cell table:style-name="ce76" table:formula="of:=[TQFP.C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6]" office:value-type="string" office:string-value="ADCINB4/COMP2B/AIO12">
            <text:p>ADCINB4/COMP2B/AIO12</text:p>
          </table:table-cell>
        </table:table-row>
        <table:table-row table:style-name="ro1">
          <table:table-cell table:style-name="ce76" table:formula="of:=[TQFP.B17]" office:value-type="float" office:value="17">
            <text:p>17</text:p>
          </table:table-cell>
          <table:table-cell table:style-name="ce81" office:value-type="float" office:value="17">
            <text:p>17</text:p>
          </table:table-cell>
          <table:table-cell table:style-name="ce76" table:formula="of:=[TQFP.C1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7]" office:value-type="string" office:string-value="ADCINB6/AIO14">
            <text:p>ADCINB6/AIO14</text:p>
          </table:table-cell>
        </table:table-row>
        <table:table-row table:style-name="ro1">
          <table:table-cell table:style-name="ce76" table:formula="of:=[TQFP.B18]" office:value-type="float" office:value="18">
            <text:p>18</text:p>
          </table:table-cell>
          <table:table-cell table:style-name="ce81" office:value-type="float" office:value="18">
            <text:p>18</text:p>
          </table:table-cell>
          <table:table-cell table:style-name="ce76" table:formula="of:=[TQFP.C1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8]" office:value-type="string" office:string-value="ADCINB7">
            <text:p>ADCINB7</text:p>
          </table:table-cell>
        </table:table-row>
        <table:table-row table:style-name="ro1">
          <table:table-cell table:style-name="ce76" table:formula="of:=[TQFP.B19]" office:value-type="float" office:value="19">
            <text:p>19</text:p>
          </table:table-cell>
          <table:table-cell table:style-name="ce81" office:value-type="float" office:value="19">
            <text:p>19</text:p>
          </table:table-cell>
          <table:table-cell table:style-name="ce76" table:formula="of:=[TQFP.C1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19]" office:value-type="string" office:string-value="GPIO34/COMP2OUT">
            <text:p>GPIO34/COMP2OUT</text:p>
          </table:table-cell>
        </table:table-row>
        <table:table-row table:style-name="ro1">
          <table:table-cell table:style-name="ce76" table:formula="of:=[TQFP.B20]" office:value-type="float" office:value="20">
            <text:p>20</text:p>
          </table:table-cell>
          <table:table-cell table:style-name="ce81" office:value-type="float" office:value="20">
            <text:p>20</text:p>
          </table:table-cell>
          <table:table-cell table:style-name="ce76" table:formula="of:=[TQFP.C2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20]" office:value-type="string" office:string-value="TDI/GPIO35">
            <text:p>TDI/GPIO35</text:p>
          </table:table-cell>
        </table:table-row>
        <table:table-row table:style-name="ro1">
          <table:table-cell table:style-name="ce76" table:formula="of:=[TQFP.B21]" office:value-type="float" office:value="21">
            <text:p>21</text:p>
          </table:table-cell>
          <table:table-cell table:style-name="ce81" office:value-type="float" office:value="21">
            <text:p>21</text:p>
          </table:table-cell>
          <table:table-cell table:style-name="ce76" table:formula="of:=[TQFP.C2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21]" office:value-type="string" office:string-value="TMS/GPIO36">
            <text:p>TMS/GPIO36</text:p>
          </table:table-cell>
        </table:table-row>
        <table:table-row table:style-name="ro1">
          <table:table-cell table:style-name="ce76" table:formula="of:=[TQFP.B22]" office:value-type="float" office:value="22">
            <text:p>22</text:p>
          </table:table-cell>
          <table:table-cell table:style-name="ce81" office:value-type="float" office:value="22">
            <text:p>22</text:p>
          </table:table-cell>
          <table:table-cell table:style-name="ce76" table:formula="of:=[TQFP.C2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22]" office:value-type="string" office:string-value="TDO/GPIO37">
            <text:p>TDO/GPIO37</text:p>
          </table:table-cell>
        </table:table-row>
        <table:table-row table:style-name="ro1">
          <table:table-cell table:style-name="ce76" table:formula="of:=[TQFP.B23]" office:value-type="float" office:value="23">
            <text:p>23</text:p>
          </table:table-cell>
          <table:table-cell table:style-name="ce81" office:value-type="float" office:value="23">
            <text:p>23</text:p>
          </table:table-cell>
          <table:table-cell table:style-name="ce76" table:formula="of:=[TQFP.C23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23]" office:value-type="string" office:string-value="TCK/GPIO38/XCLKIN">
            <text:p>TCK/GPIO38/XCLKIN</text:p>
          </table:table-cell>
        </table:table-row>
        <table:table-row table:style-name="ro1">
          <table:table-cell table:style-name="ce76" table:formula="of:=[TQFP.B24]" office:value-type="float" office:value="24">
            <text:p>24</text:p>
          </table:table-cell>
          <table:table-cell table:style-name="ce81" office:value-type="float" office:value="24">
            <text:p>24</text:p>
          </table:table-cell>
          <table:table-cell table:style-name="ce76" table:formula="of:=[TQFP.C2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QFP.A24]" office:value-type="string" office:string-value="GPIO18/SPICLKA/SCITXDA/XCLKOUT">
            <text:p>GPIO18/SPICLKA/SCITXDA/XCLKOUT</text:p>
          </table:table-cell>
        </table:table-row>
        <table:table-row table:style-name="ro6">
          <table:table-cell table:style-name="ce91" table:formula="of:=[TQFP.B25]" office:value-type="float" office:value="25">
            <text:p>25</text:p>
          </table:table-cell>
          <table:table-cell table:style-name="ce92" office:value-type="float" office:value="25">
            <text:p>25</text:p>
          </table:table-cell>
          <table:table-cell table:style-name="ce91" table:formula="of:=[TQFP.C25]" office:value-type="string" office:string-value="io">
            <text:p>io</text:p>
          </table:table-cell>
          <table:table-cell table:style-name="ce93" office:value-type="string">
            <text:p>line</text:p>
          </table:table-cell>
          <table:table-cell table:style-name="ce91" office:value-type="string">
            <text:p>r</text:p>
          </table:table-cell>
          <table:table-cell table:style-name="ce93"/>
          <table:table-cell table:style-name="ce93" table:formula="of:=[TQFP.A25]" office:value-type="string" office:string-value="GPIO19/\_SPISTEA\_/SCIRXDA/ECAP1/XCLKIN">
            <text:p>GPIO19/\_SPISTEA\_/SCIRXDA/ECAP1/XCLKIN</text:p>
          </table:table-cell>
        </table:table-row>
        <table:table-row table:style-name="ro1">
          <table:table-cell table:style-name="ce76" table:formula="of:=[TQFP.B26]" office:value-type="float" office:value="26">
            <text:p>26</text:p>
          </table:table-cell>
          <table:table-cell table:style-name="ce81" office:value-type="float" office:value="26">
            <text:p>26</text:p>
          </table:table-cell>
          <table:table-cell table:style-name="ce76" table:formula="of:=[TQFP.C2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26]" office:value-type="string" office:string-value="GPIO17/SPISOMIA/\_TZ3\_">
            <text:p>GPIO17/SPISOMIA/\_TZ3\_</text:p>
          </table:table-cell>
        </table:table-row>
        <table:table-row table:style-name="ro1">
          <table:table-cell table:style-name="ce76" table:formula="of:=[TQFP.B27]" office:value-type="float" office:value="27">
            <text:p>27</text:p>
          </table:table-cell>
          <table:table-cell table:style-name="ce81" office:value-type="float" office:value="27">
            <text:p>27</text:p>
          </table:table-cell>
          <table:table-cell table:style-name="ce76" table:formula="of:=[TQFP.C2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27]" office:value-type="string" office:string-value="GPIO16/SPISIMOA/\_TZ2\_">
            <text:p>GPIO16/SPISIMOA/\_TZ2\_</text:p>
          </table:table-cell>
        </table:table-row>
        <table:table-row table:style-name="ro1">
          <table:table-cell table:style-name="ce76" table:formula="of:=[TQFP.B28]" office:value-type="float" office:value="28">
            <text:p>28</text:p>
          </table:table-cell>
          <table:table-cell table:style-name="ce81" office:value-type="float" office:value="28">
            <text:p>28</text:p>
          </table:table-cell>
          <table:table-cell table:style-name="ce76" table:formula="of:=[TQFP.C2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28]" office:value-type="string" office:string-value="GPIO1/EPWM1B/COMP1OUT">
            <text:p>GPIO1/EPWM1B/COMP1OUT</text:p>
          </table:table-cell>
        </table:table-row>
        <table:table-row table:style-name="ro1">
          <table:table-cell table:style-name="ce76" table:formula="of:=[TQFP.B29]" office:value-type="float" office:value="29">
            <text:p>29</text:p>
          </table:table-cell>
          <table:table-cell table:style-name="ce81" office:value-type="float" office:value="29">
            <text:p>29</text:p>
          </table:table-cell>
          <table:table-cell table:style-name="ce76" table:formula="of:=[TQFP.C2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29]" office:value-type="string" office:string-value="GPIO0/EPWM1A">
            <text:p>GPIO0/EPWM1A</text:p>
          </table:table-cell>
        </table:table-row>
        <table:table-row table:style-name="ro1">
          <table:table-cell table:style-name="ce76" table:formula="of:=[TQFP.B30]" office:value-type="float" office:value="30">
            <text:p>30</text:p>
          </table:table-cell>
          <table:table-cell table:style-name="ce81" office:value-type="float" office:value="30">
            <text:p>30</text:p>
          </table:table-cell>
          <table:table-cell table:style-name="ce76" table:formula="of:=[TQFP.C3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0]" office:value-type="string" office:string-value="TEST">
            <text:p>TEST</text:p>
          </table:table-cell>
        </table:table-row>
        <table:table-row table:style-name="ro1">
          <table:table-cell table:style-name="ce76" table:formula="of:=[TQFP.B31]" office:value-type="float" office:value="31">
            <text:p>31</text:p>
          </table:table-cell>
          <table:table-cell table:style-name="ce81" office:value-type="float" office:value="31">
            <text:p>31</text:p>
          </table:table-cell>
          <table:table-cell table:style-name="ce76" table:formula="of:=[TQFP.C3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1]" office:value-type="string" office:string-value="GPIO32/SDAA/EPWMSYNCI/\_ADCSOCAO\_">
            <text:p>GPIO32/SDAA/EPWMSYNCI/\_ADCSOCAO\_</text:p>
          </table:table-cell>
        </table:table-row>
        <table:table-row table:style-name="ro1">
          <table:table-cell table:style-name="ce76" table:formula="of:=[TQFP.B32]" office:value-type="float" office:value="32">
            <text:p>32</text:p>
          </table:table-cell>
          <table:table-cell table:style-name="ce81" office:value-type="float" office:value="32">
            <text:p>32</text:p>
          </table:table-cell>
          <table:table-cell table:style-name="ce76" table:formula="of:=[TQFP.C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2]" office:value-type="string" office:string-value="VDD">
            <text:p>VDD</text:p>
          </table:table-cell>
        </table:table-row>
        <table:table-row table:style-name="ro1">
          <table:table-cell table:style-name="ce76" table:formula="of:=[TQFP.B33]" office:value-type="float" office:value="33">
            <text:p>33</text:p>
          </table:table-cell>
          <table:table-cell table:style-name="ce81" office:value-type="float" office:value="33">
            <text:p>33</text:p>
          </table:table-cell>
          <table:table-cell table:style-name="ce76" table:formula="of:=[TQFP.C3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3]" office:value-type="string" office:string-value="VSS">
            <text:p>VSS</text:p>
          </table:table-cell>
        </table:table-row>
        <table:table-row table:style-name="ro1">
          <table:table-cell table:style-name="ce76" table:formula="of:=[TQFP.B34]" office:value-type="float" office:value="34">
            <text:p>34</text:p>
          </table:table-cell>
          <table:table-cell table:style-name="ce81" office:value-type="float" office:value="34">
            <text:p>34</text:p>
          </table:table-cell>
          <table:table-cell table:style-name="ce76" table:formula="of:=[TQFP.C3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4]" office:value-type="string" office:string-value="\_VREGENZ\_">
            <text:p>\_VREGENZ\_</text:p>
          </table:table-cell>
        </table:table-row>
        <table:table-row table:style-name="ro1">
          <table:table-cell table:style-name="ce76" table:formula="of:=[TQFP.B35]" office:value-type="float" office:value="35">
            <text:p>35</text:p>
          </table:table-cell>
          <table:table-cell table:style-name="ce81" office:value-type="float" office:value="35">
            <text:p>35</text:p>
          </table:table-cell>
          <table:table-cell table:style-name="ce76" table:formula="of:=[TQFP.C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5]" office:value-type="string" office:string-value="VDDIO">
            <text:p>VDDIO</text:p>
          </table:table-cell>
        </table:table-row>
        <table:table-row table:style-name="ro1">
          <table:table-cell table:style-name="ce76" table:formula="of:=[TQFP.B36]" office:value-type="float" office:value="36">
            <text:p>36</text:p>
          </table:table-cell>
          <table:table-cell table:style-name="ce81" office:value-type="float" office:value="36">
            <text:p>36</text:p>
          </table:table-cell>
          <table:table-cell table:style-name="ce76" table:formula="of:=[TQFP.C3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6]" office:value-type="string" office:string-value="GPIO33/SCLA/EPWMSYNCO/\_ADCSOCBO\_">
            <text:p>GPIO33/SCLA/EPWMSYNCO/\_ADCSOCBO\_</text:p>
          </table:table-cell>
        </table:table-row>
        <table:table-row table:style-name="ro6">
          <table:table-cell table:style-name="ce91" table:formula="of:=[TQFP.B37]" office:value-type="float" office:value="37">
            <text:p>37</text:p>
          </table:table-cell>
          <table:table-cell table:style-name="ce92" office:value-type="float" office:value="37">
            <text:p>37</text:p>
          </table:table-cell>
          <table:table-cell table:style-name="ce91" table:formula="of:=[TQFP.C37]" office:value-type="string" office:string-value="io">
            <text:p>io</text:p>
          </table:table-cell>
          <table:table-cell table:style-name="ce93" office:value-type="string">
            <text:p>line</text:p>
          </table:table-cell>
          <table:table-cell table:style-name="ce91" office:value-type="string">
            <text:p>r</text:p>
          </table:table-cell>
          <table:table-cell table:style-name="ce93"/>
          <table:table-cell table:style-name="ce93" table:formula="of:=[TQFP.A37]" office:value-type="string" office:string-value="GPIO2/EPWM2A">
            <text:p>GPIO2/EPWM2A</text:p>
          </table:table-cell>
        </table:table-row>
        <table:table-row table:style-name="ro1">
          <table:table-cell table:style-name="ce76" table:formula="of:=[TQFP.B38]" office:value-type="float" office:value="38">
            <text:p>38</text:p>
          </table:table-cell>
          <table:table-cell table:style-name="ce81" office:value-type="float" office:value="38">
            <text:p>38</text:p>
          </table:table-cell>
          <table:table-cell table:style-name="ce76" table:formula="of:=[TQFP.C3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8]" office:value-type="string" office:string-value="GPIO3/EPWM2B">
            <text:p>GPIO3/EPWM2B</text:p>
          </table:table-cell>
        </table:table-row>
        <table:table-row table:style-name="ro1">
          <table:table-cell table:style-name="ce76" table:formula="of:=[TQFP.B39]" office:value-type="float" office:value="39">
            <text:p>39</text:p>
          </table:table-cell>
          <table:table-cell table:style-name="ce81" office:value-type="float" office:value="39">
            <text:p>39</text:p>
          </table:table-cell>
          <table:table-cell table:style-name="ce76" table:formula="of:=[TQFP.C3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39]" office:value-type="string" office:string-value="GPIO4/EPWM3A">
            <text:p>GPIO4/EPWM3A</text:p>
          </table:table-cell>
        </table:table-row>
        <table:table-row table:style-name="ro1">
          <table:table-cell table:style-name="ce76" table:formula="of:=[TQFP.B40]" office:value-type="float" office:value="40">
            <text:p>40</text:p>
          </table:table-cell>
          <table:table-cell table:style-name="ce81" office:value-type="float" office:value="40">
            <text:p>40</text:p>
          </table:table-cell>
          <table:table-cell table:style-name="ce76" table:formula="of:=[TQFP.C4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0]" office:value-type="string" office:string-value="GPIO5/EPWM3B/ECAP1">
            <text:p>GPIO5/EPWM3B/ECAP1</text:p>
          </table:table-cell>
        </table:table-row>
        <table:table-row table:style-name="ro1">
          <table:table-cell table:style-name="ce76" table:formula="of:=[TQFP.B41]" office:value-type="float" office:value="41">
            <text:p>41</text:p>
          </table:table-cell>
          <table:table-cell table:style-name="ce81" office:value-type="float" office:value="41">
            <text:p>41</text:p>
          </table:table-cell>
          <table:table-cell table:style-name="ce76" table:formula="of:=[TQFP.C41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1]" office:value-type="string" office:string-value="GPIO6/EPWM4A/EPWMSYNCI/EPWMSYNCO">
            <text:p>GPIO6/EPWM4A/EPWMSYNCI/EPWMSYNCO</text:p>
          </table:table-cell>
        </table:table-row>
        <table:table-row table:style-name="ro1">
          <table:table-cell table:style-name="ce76" table:formula="of:=[TQFP.B42]" office:value-type="float" office:value="42">
            <text:p>42</text:p>
          </table:table-cell>
          <table:table-cell table:style-name="ce81" office:value-type="float" office:value="42">
            <text:p>42</text:p>
          </table:table-cell>
          <table:table-cell table:style-name="ce76" table:formula="of:=[TQFP.C42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2]" office:value-type="string" office:string-value="GPIO7/EPWM4B/SCIRXDA">
            <text:p>GPIO7/EPWM4B/SCIRXDA</text:p>
          </table:table-cell>
        </table:table-row>
        <table:table-row table:style-name="ro1">
          <table:table-cell table:style-name="ce76" table:formula="of:=[TQFP.B43]" office:value-type="float" office:value="43">
            <text:p>43</text:p>
          </table:table-cell>
          <table:table-cell table:style-name="ce81" office:value-type="float" office:value="43">
            <text:p>43</text:p>
          </table:table-cell>
          <table:table-cell table:style-name="ce76" table:formula="of:=[TQFP.C4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3]" office:value-type="string" office:string-value="VDD">
            <text:p>VDD</text:p>
          </table:table-cell>
        </table:table-row>
        <table:table-row table:style-name="ro1">
          <table:table-cell table:style-name="ce76" table:formula="of:=[TQFP.B44]" office:value-type="float" office:value="44">
            <text:p>44</text:p>
          </table:table-cell>
          <table:table-cell table:style-name="ce81" office:value-type="float" office:value="44">
            <text:p>44</text:p>
          </table:table-cell>
          <table:table-cell table:style-name="ce76" table:formula="of:=[TQFP.C4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4]" office:value-type="string" office:string-value="VSS">
            <text:p>VSS</text:p>
          </table:table-cell>
        </table:table-row>
        <table:table-row table:style-name="ro1">
          <table:table-cell table:style-name="ce76" table:formula="of:=[TQFP.B45]" office:value-type="float" office:value="45">
            <text:p>45</text:p>
          </table:table-cell>
          <table:table-cell table:style-name="ce81" office:value-type="float" office:value="45">
            <text:p>45</text:p>
          </table:table-cell>
          <table:table-cell table:style-name="ce76" table:formula="of:=[TQFP.C4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5]" office:value-type="string" office:string-value="X1">
            <text:p>X1</text:p>
          </table:table-cell>
        </table:table-row>
        <table:table-row table:style-name="ro1">
          <table:table-cell table:style-name="ce76" table:formula="of:=[TQFP.B46]" office:value-type="float" office:value="46">
            <text:p>46</text:p>
          </table:table-cell>
          <table:table-cell table:style-name="ce81" office:value-type="float" office:value="46">
            <text:p>46</text:p>
          </table:table-cell>
          <table:table-cell table:style-name="ce76" table:formula="of:=[TQFP.C4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6]" office:value-type="string" office:string-value="X2">
            <text:p>X2</text:p>
          </table:table-cell>
        </table:table-row>
        <table:table-row table:style-name="ro1">
          <table:table-cell table:style-name="ce76" table:formula="of:=[TQFP.B47]" office:value-type="float" office:value="47">
            <text:p>47</text:p>
          </table:table-cell>
          <table:table-cell table:style-name="ce81" office:value-type="float" office:value="47">
            <text:p>47</text:p>
          </table:table-cell>
          <table:table-cell table:style-name="ce76" table:formula="of:=[TQFP.C47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7]" office:value-type="string" office:string-value="GPIO12/\_TZ1\_/SCITXDA">
            <text:p>GPIO12/\_TZ1\_/SCITXDA</text:p>
          </table:table-cell>
        </table:table-row>
        <table:table-row table:style-name="ro1">
          <table:table-cell table:style-name="ce76" table:formula="of:=[TQFP.B48]" office:value-type="float" office:value="48">
            <text:p>48</text:p>
          </table:table-cell>
          <table:table-cell table:style-name="ce81" office:value-type="float" office:value="48">
            <text:p>48</text:p>
          </table:table-cell>
          <table:table-cell table:style-name="ce76" table:formula="of:=[TQFP.C4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QFP.A48]" office:value-type="string" office:string-value="GPIO28/SCIRXDA/SDAA/\_TZ2\_">
            <text:p>GPIO28/SCIRXDA/SDAA/\_TZ2\_</text:p>
          </table:table-cell>
        </table:table-row>
        <table:table-row table:style-name="ro1" table:number-rows-repeated="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SSOP" table:style-name="ta1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37"/>
        <table:table-column table:style-name="co11" table:default-cell-style-name="ce36"/>
        <table:table-column table:style-name="co12" table:default-cell-style-name="ce36"/>
        <table:table-column table:style-name="co3" table:number-columns-repeated="1019" table:default-cell-style-name="ce36"/>
        <table:table-row table:style-name="ro1">
          <table:table-cell table:style-name="ce26" office:value-type="string">
            <text:p>VDD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style-name="ce26"/>
          <table:table-cell table:style-name="ce40" office:value-type="string">
            <text:p>CPU and Logic Digital Power Pins.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VSS</text:p>
          </table:table-cell>
          <table:table-cell office:value-type="float" office:value="2">
            <text:p>2</text:p>
          </table:table-cell>
          <table:table-cell office:value-type="string">
            <text:p>pwr</text:p>
          </table:table-cell>
          <table:table-cell table:style-name="ce27"/>
          <table:table-cell table:style-name="ce41" office:value-type="string">
            <text:p>Digital Ground Pins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\_VREGENZ\_</text:p>
          </table:table-cell>
          <table:table-cell office:value-type="float" office:value="3">
            <text:p>3</text:p>
          </table:table-cell>
          <table:table-cell office:value-type="string">
            <text:p>in</text:p>
          </table:table-cell>
          <table:table-cell table:style-name="ce28" office:value-type="string">
            <text:p>Internal VREG Enable/Disable</text:p>
          </table:table-cell>
          <table:table-cell table:style-name="ce28" office:value-type="string">
            <text:p>Pull low to enable the internal voltage regulator (it's an LDO)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VDDIO</text:p>
          </table:table-cell>
          <table:table-cell office:value-type="float" office:value="4">
            <text:p>4</text:p>
          </table:table-cell>
          <table:table-cell office:value-type="string">
            <text:p>pwr</text:p>
          </table:table-cell>
          <table:table-cell table:style-name="ce26"/>
          <table:table-cell table:style-name="ce40" office:value-type="string">
            <text:p>Digital I/O and Flash Power Pin – Single Supply source when VREG is enabled.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GPIO2/EPWM2A</text:p>
          </table:table-cell>
          <table:table-cell office:value-type="float" office:value="5">
            <text:p>5</text:p>
          </table:table-cell>
          <table:table-cell office:value-type="string">
            <text:p>io</text:p>
          </table:table-cell>
          <table:table-cell table:style-name="ce30" office:value-type="string">
            <text:p>GPIO2/EPWM2A</text:p>
          </table:table-cell>
          <table:table-cell table:style-name="ce30" office:value-type="string">
            <text:p>Enhanced PWM2 Output A and HRPWM channel</text:p>
          </table:table-cell>
          <table:table-cell table:number-columns-repeated="1019"/>
        </table:table-row>
        <table:table-row table:style-name="ro1">
          <table:table-cell table:style-name="ce30" office:value-type="string">
            <text:p>GPIO3/EPWM2B</text:p>
          </table:table-cell>
          <table:table-cell office:value-type="float" office:value="6">
            <text:p>6</text:p>
          </table:table-cell>
          <table:table-cell office:value-type="string">
            <text:p>io</text:p>
          </table:table-cell>
          <table:table-cell table:style-name="ce30" office:value-type="string">
            <text:p>GPIO3/EPWM2B/COMP2OUT</text:p>
          </table:table-cell>
          <table:table-cell table:style-name="ce30" office:value-type="string">
            <text:p>Enhanced PWM2 Output B, Direct output of Comparator 2 (Not on TSOP)</text:p>
          </table:table-cell>
          <table:table-cell table:number-columns-repeated="1019"/>
        </table:table-row>
        <table:table-row table:style-name="ro1">
          <table:table-cell table:style-name="ce30" office:value-type="string">
            <text:p>GPIO4/EPWM3A</text:p>
          </table:table-cell>
          <table:table-cell office:value-type="float" office:value="7">
            <text:p>7</text:p>
          </table:table-cell>
          <table:table-cell office:value-type="string">
            <text:p>io</text:p>
          </table:table-cell>
          <table:table-cell table:style-name="ce30" office:value-type="string">
            <text:p>GPIO4/EPWM3A</text:p>
          </table:table-cell>
          <table:table-cell table:style-name="ce30" office:value-type="string">
            <text:p>Enhanced PWM3 output A and HRPWM channel</text:p>
          </table:table-cell>
          <table:table-cell table:number-columns-repeated="1019"/>
        </table:table-row>
        <table:table-row table:style-name="ro1">
          <table:table-cell table:style-name="ce30" table:formula="of:=[.D8]" office:value-type="string" office:string-value="GPIO5/EPWM3B/ECAP1">
            <text:p>GPIO5/EPWM3B/ECAP1</text:p>
          </table:table-cell>
          <table:table-cell office:value-type="float" office:value="8">
            <text:p>8</text:p>
          </table:table-cell>
          <table:table-cell office:value-type="string">
            <text:p>io</text:p>
          </table:table-cell>
          <table:table-cell table:style-name="ce30" office:value-type="string">
            <text:p>GPIO5/EPWM3B/ECAP1</text:p>
          </table:table-cell>
          <table:table-cell table:style-name="ce30" office:value-type="string">
            <text:p>Enhanced PWM3 output B,Enhanced Capture input/output 1</text:p>
          </table:table-cell>
          <table:table-cell table:number-columns-repeated="1019"/>
        </table:table-row>
        <table:table-row table:style-name="ro1">
          <table:table-cell table:style-name="ce30" table:formula="of:=[.D9]" office:value-type="string" office:string-value="GPIO6/EPWM4A/EPWMSYNCI/EPWMSYNCO">
            <text:p>GPIO6/EPWM4A/EPWMSYNCI/EPWMSYNCO</text:p>
          </table:table-cell>
          <table:table-cell office:value-type="float" office:value="9">
            <text:p>9</text:p>
          </table:table-cell>
          <table:table-cell office:value-type="string">
            <text:p>io</text:p>
          </table:table-cell>
          <table:table-cell table:style-name="ce30" office:value-type="string">
            <text:p>GPIO6/EPWM4A/EPWMSYNCI/EPWMSYNCO</text:p>
          </table:table-cell>
          <table:table-cell table:style-name="ce30" office:value-type="string">
            <text:p>Enhanced PWM4 output A and HRPWM channel, External ePWM sync pulse input/output</text:p>
          </table:table-cell>
          <table:table-cell table:number-columns-repeated="1019"/>
        </table:table-row>
        <table:table-row table:style-name="ro1">
          <table:table-cell table:style-name="ce30" table:formula="of:=[.D10]" office:value-type="string" office:string-value="GPIO7/EPWM4B/SCIRXDA">
            <text:p>GPIO7/EPWM4B/SCIRXDA</text:p>
          </table:table-cell>
          <table:table-cell office:value-type="float" office:value="10">
            <text:p>10</text:p>
          </table:table-cell>
          <table:table-cell office:value-type="string">
            <text:p>io</text:p>
          </table:table-cell>
          <table:table-cell table:style-name="ce30" office:value-type="string">
            <text:p>GPIO7/EPWM4B/SCIRXDA</text:p>
          </table:table-cell>
          <table:table-cell table:style-name="ce30" office:value-type="string">
            <text:p>Enhanced PWM4 output B, SCI-A receive data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VDD</text:p>
          </table:table-cell>
          <table:table-cell office:value-type="float" office:value="11">
            <text:p>11</text:p>
          </table:table-cell>
          <table:table-cell office:value-type="string">
            <text:p>pwr</text:p>
          </table:table-cell>
          <table:table-cell table:style-name="ce26"/>
          <table:table-cell table:style-name="ce40" office:value-type="string">
            <text:p>CPU and Logic Digital Power Pins.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VSS</text:p>
          </table:table-cell>
          <table:table-cell office:value-type="float" office:value="12">
            <text:p>12</text:p>
          </table:table-cell>
          <table:table-cell office:value-type="string">
            <text:p>pwr</text:p>
          </table:table-cell>
          <table:table-cell table:style-name="ce27"/>
          <table:table-cell table:style-name="ce41" office:value-type="string">
            <text:p>Digital Ground Pins</text:p>
          </table:table-cell>
          <table:table-cell table:number-columns-repeated="1019"/>
        </table:table-row>
        <table:table-row table:style-name="ro1">
          <table:table-cell table:style-name="ce30" table:formula="of:=[.D13]" office:value-type="string" office:string-value="GPIO12/\_TZ1\_/SCITXDA">
            <text:p>GPIO12/\_TZ1\_/SCITXDA</text:p>
          </table:table-cell>
          <table:table-cell office:value-type="float" office:value="13">
            <text:p>13</text:p>
          </table:table-cell>
          <table:table-cell office:value-type="string">
            <text:p>io</text:p>
          </table:table-cell>
          <table:table-cell table:style-name="ce30" office:value-type="string">
            <text:p>GPIO12/\_TZ1\_/SCITXDA</text:p>
          </table:table-cell>
          <table:table-cell table:style-name="ce30" office:value-type="string">
            <text:p>Trip Zone input 1, SCI-A transmit data</text:p>
          </table:table-cell>
          <table:table-cell table:number-columns-repeated="1019"/>
        </table:table-row>
        <table:table-row table:style-name="ro1">
          <table:table-cell table:style-name="ce30" table:formula="of:=[.D14]" office:value-type="string" office:string-value="GPIO28/SCIRXDA/SDAA/\_TZ2\_">
            <text:p>GPIO28/SCIRXDA/SDAA/\_TZ2\_</text:p>
          </table:table-cell>
          <table:table-cell office:value-type="float" office:value="14">
            <text:p>14</text:p>
          </table:table-cell>
          <table:table-cell office:value-type="string">
            <text:p>io</text:p>
          </table:table-cell>
          <table:table-cell table:style-name="ce30" office:value-type="string">
            <text:p>GPIO28/SCIRXDA/SDAA/\_TZ2\_</text:p>
          </table:table-cell>
          <table:table-cell table:style-name="ce30" office:value-type="string">
            <text:p>SCI-A receive data. I2C data open-drain bidirectional port, Trip zone input 2</text:p>
          </table:table-cell>
          <table:table-cell table:number-columns-repeated="1019"/>
        </table:table-row>
        <table:table-row table:style-name="ro1">
          <table:table-cell table:style-name="ce30" table:formula="of:=[.D15]" office:value-type="string" office:string-value="GPIO29/SCITXDA/SCLA/\_TZ3\_">
            <text:p>GPIO29/SCITXDA/SCLA/\_TZ3\_</text:p>
          </table:table-cell>
          <table:table-cell office:value-type="float" office:value="15">
            <text:p>15</text:p>
          </table:table-cell>
          <table:table-cell office:value-type="string">
            <text:p>io</text:p>
          </table:table-cell>
          <table:table-cell table:style-name="ce30" office:value-type="string">
            <text:p>GPIO29/SCITXDA/SCLA/\_TZ3\_</text:p>
          </table:table-cell>
          <table:table-cell table:style-name="ce30" office:value-type="string">
            <text:p>Trip Zone input 3, SCI-A transmit, I2C Clk</text:p>
          </table:table-cell>
          <table:table-cell table:number-columns-repeated="1019"/>
        </table:table-row>
        <table:table-row table:style-name="ro1">
          <table:table-cell table:style-name="ce31" table:formula="of:=[.D16]" office:value-type="string" office:string-value="\_TRST\_">
            <text:p>\_TRST\_</text:p>
          </table:table-cell>
          <table:table-cell office:value-type="float" office:value="16">
            <text:p>16</text:p>
          </table:table-cell>
          <table:table-cell office:value-type="string">
            <text:p>in</text:p>
          </table:table-cell>
          <table:table-cell table:style-name="ce31" office:value-type="string">
            <text:p>\_TRST\_</text:p>
          </table:table-cell>
          <table:table-cell table:style-name="ce31" office:value-type="string">
            <text:p>JTAG Reset</text:p>
          </table:table-cell>
          <table:table-cell table:number-columns-repeated="1019"/>
        </table:table-row>
        <table:table-row table:style-name="ro1">
          <table:table-cell table:style-name="ce31" table:formula="of:=[.D17]" office:value-type="string" office:string-value="\_XRS\_">
            <text:p>\_XRS\_</text:p>
          </table:table-cell>
          <table:table-cell office:value-type="float" office:value="17">
            <text:p>17</text:p>
          </table:table-cell>
          <table:table-cell office:value-type="string">
            <text:p>in</text:p>
          </table:table-cell>
          <table:table-cell table:style-name="ce31" office:value-type="string">
            <text:p>\_XRS\_</text:p>
          </table:table-cell>
          <table:table-cell table:style-name="ce31" office:value-type="string">
            <text:p>Device Reset</text:p>
          </table:table-cell>
          <table:table-cell table:number-columns-repeated="1019"/>
        </table:table-row>
        <table:table-row table:style-name="ro1">
          <table:table-cell table:style-name="ce32" table:formula="of:=[.D18]" office:value-type="string" office:string-value="ADCINA6/AIO6">
            <text:p>ADCINA6/AIO6</text:p>
          </table:table-cell>
          <table:table-cell office:value-type="float" office:value="18">
            <text:p>18</text:p>
          </table:table-cell>
          <table:table-cell office:value-type="string">
            <text:p>in</text:p>
          </table:table-cell>
          <table:table-cell table:style-name="ce32" office:value-type="string">
            <text:p>ADCINA6/AIO6</text:p>
          </table:table-cell>
          <table:table-cell table:style-name="ce32" office:value-type="string">
            <text:p>ADC Group A, Channel 6 input</text:p>
          </table:table-cell>
          <table:table-cell table:number-columns-repeated="1019"/>
        </table:table-row>
        <table:table-row table:style-name="ro1">
          <table:table-cell table:style-name="ce33" office:value-type="string">
            <text:p>ADCINA4/AIO4</text:p>
          </table:table-cell>
          <table:table-cell office:value-type="float" office:value="19">
            <text:p>19</text:p>
          </table:table-cell>
          <table:table-cell office:value-type="string">
            <text:p>in</text:p>
          </table:table-cell>
          <table:table-cell table:style-name="ce32" office:value-type="string">
            <text:p>ADCINA4/AIO4/COMP2A</text:p>
          </table:table-cell>
          <table:table-cell table:style-name="ce32" office:value-type="string">
            <text:p>ADC Group A, Channel 4 input (Comparator Input 2A on 48 pin device)</text:p>
          </table:table-cell>
          <table:table-cell table:number-columns-repeated="1019"/>
        </table:table-row>
        <table:table-row table:style-name="ro1">
          <table:table-cell table:style-name="ce32" table:formula="of:=[.D20]" office:value-type="string" office:string-value="ADCINA2/COMP1A/AIO2">
            <text:p>ADCINA2/COMP1A/AIO2</text:p>
          </table:table-cell>
          <table:table-cell office:value-type="float" office:value="20">
            <text:p>20</text:p>
          </table:table-cell>
          <table:table-cell office:value-type="string">
            <text:p>in</text:p>
          </table:table-cell>
          <table:table-cell table:style-name="ce32" office:value-type="string">
            <text:p>ADCINA2/COMP1A/AIO2</text:p>
          </table:table-cell>
          <table:table-cell table:style-name="ce32" office:value-type="string">
            <text:p>ADC Group A, Channel 2 input, Comparator Input 1A</text:p>
          </table:table-cell>
          <table:table-cell table:number-columns-repeated="1019"/>
        </table:table-row>
        <table:table-row table:style-name="ro1">
          <table:table-cell table:style-name="ce32" table:formula="of:=[.D21]" office:value-type="string" office:string-value="ADCINA0/VREFHI">
            <text:p>ADCINA0/VREFHI</text:p>
          </table:table-cell>
          <table:table-cell office:value-type="float" office:value="21">
            <text:p>21</text:p>
          </table:table-cell>
          <table:table-cell office:value-type="string">
            <text:p>in</text:p>
          </table:table-cell>
          <table:table-cell table:style-name="ce38" office:value-type="string">
            <text:p>ADCINA0/VREFHI</text:p>
          </table:table-cell>
          <table:table-cell table:style-name="ce32" office:value-type="string">
            <text:p>ADC Group A, Channel 0 input,ADC External Reference – only used when in ADC external reference mode.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VDDA</text:p>
          </table:table-cell>
          <table:table-cell office:value-type="float" office:value="22">
            <text:p>22</text:p>
          </table:table-cell>
          <table:table-cell office:value-type="string">
            <text:p>pwr</text:p>
          </table:table-cell>
          <table:table-cell table:style-name="ce26"/>
          <table:table-cell table:style-name="ce40" office:value-type="string">
            <text:p>Analog Power Pin.</text:p>
          </table:table-cell>
          <table:table-cell table:number-columns-repeated="1019"/>
        </table:table-row>
        <table:table-row table:style-name="ro1">
          <table:table-cell table:style-name="ce34" table:formula="of:=[.D23]" office:value-type="string" office:string-value="VSSA/VREFLO">
            <text:p>VSSA/VREFLO</text:p>
          </table:table-cell>
          <table:table-cell office:value-type="float" office:value="23">
            <text:p>23</text:p>
          </table:table-cell>
          <table:table-cell office:value-type="string">
            <text:p>pwr</text:p>
          </table:table-cell>
          <table:table-cell table:style-name="ce34" office:value-type="string">
            <text:p>VSSA/VREFLO</text:p>
          </table:table-cell>
          <table:table-cell table:style-name="ce42" office:value-type="string">
            <text:p>Analog Ground Pin.</text:p>
          </table:table-cell>
          <table:table-cell table:number-columns-repeated="1019"/>
        </table:table-row>
        <table:table-row table:style-name="ro1">
          <table:table-cell table:style-name="ce32" table:formula="of:=[.D24]" office:value-type="string" office:string-value="ADCINB2/COMP1B/AIO10">
            <text:p>ADCINB2/COMP1B/AIO10</text:p>
          </table:table-cell>
          <table:table-cell office:value-type="float" office:value="24">
            <text:p>24</text:p>
          </table:table-cell>
          <table:table-cell office:value-type="string">
            <text:p>in</text:p>
          </table:table-cell>
          <table:table-cell table:style-name="ce32" office:value-type="string">
            <text:p>ADCINB2/COMP1B/AIO10</text:p>
          </table:table-cell>
          <table:table-cell table:style-name="ce32" office:value-type="string">
            <text:p>ADC Group B, Channel 2 input</text:p>
          </table:table-cell>
          <table:table-cell table:number-columns-repeated="1019"/>
        </table:table-row>
        <table:table-row table:style-name="ro1">
          <table:table-cell table:style-name="ce32" office:value-type="string">
            <text:p>ADCINB4/AIO12</text:p>
          </table:table-cell>
          <table:table-cell office:value-type="float" office:value="25">
            <text:p>25</text:p>
          </table:table-cell>
          <table:table-cell office:value-type="string">
            <text:p>in</text:p>
          </table:table-cell>
          <table:table-cell table:style-name="ce32" office:value-type="string">
            <text:p>ADCINB4/COMP2B/AIO12</text:p>
          </table:table-cell>
          <table:table-cell table:style-name="ce32" office:value-type="string">
            <text:p>ADC Group B, Channel 4 input (Comparator Input 2B on 48 pin device)</text:p>
          </table:table-cell>
          <table:table-cell table:number-columns-repeated="1019"/>
        </table:table-row>
        <table:table-row table:style-name="ro1">
          <table:table-cell table:style-name="ce32" table:formula="of:=[.D26]" office:value-type="string" office:string-value="ADCINB6/AIO14">
            <text:p>ADCINB6/AIO14</text:p>
          </table:table-cell>
          <table:table-cell office:value-type="float" office:value="26">
            <text:p>26</text:p>
          </table:table-cell>
          <table:table-cell office:value-type="string">
            <text:p>in</text:p>
          </table:table-cell>
          <table:table-cell table:style-name="ce32" office:value-type="string">
            <text:p>ADCINB6/AIO14</text:p>
          </table:table-cell>
          <table:table-cell table:style-name="ce32" office:value-type="string">
            <text:p>ADC Group B, Channel 6 input</text:p>
          </table:table-cell>
          <table:table-cell table:number-columns-repeated="1019"/>
        </table:table-row>
        <table:table-row table:style-name="ro1">
          <table:table-cell table:style-name="ce35" office:value-type="string">
            <text:p>GPIO34</text:p>
          </table:table-cell>
          <table:table-cell office:value-type="float" office:value="27">
            <text:p>27</text:p>
          </table:table-cell>
          <table:table-cell office:value-type="string">
            <text:p>io</text:p>
          </table:table-cell>
          <table:table-cell table:style-name="ce30" office:value-type="string">
            <text:p>GPIO34/COMP2OUT</text:p>
          </table:table-cell>
          <table:table-cell table:style-name="ce30" office:value-type="string">
            <text:p>Direct output of Comparator 2 on 48 pin device</text:p>
          </table:table-cell>
          <table:table-cell table:number-columns-repeated="1019"/>
        </table:table-row>
        <table:table-row table:style-name="ro1">
          <table:table-cell table:style-name="ce30" table:formula="of:=[.D28]" office:value-type="string" office:string-value="TDI/GPIO35">
            <text:p>TDI/GPIO35</text:p>
          </table:table-cell>
          <table:table-cell office:value-type="float" office:value="28">
            <text:p>28</text:p>
          </table:table-cell>
          <table:table-cell office:value-type="string">
            <text:p>io</text:p>
          </table:table-cell>
          <table:table-cell table:style-name="ce39" office:value-type="string">
            <text:p>TDI/GPIO35</text:p>
          </table:table-cell>
          <table:table-cell table:style-name="ce30" office:value-type="string">
            <text:p>JTAG test data input (TDI) with internal pullup.</text:p>
          </table:table-cell>
          <table:table-cell table:number-columns-repeated="1019"/>
        </table:table-row>
        <table:table-row table:style-name="ro1">
          <table:table-cell table:style-name="ce30" table:formula="of:=[.D29]" office:value-type="string" office:string-value="TMS/GPIO36">
            <text:p>TMS/GPIO36</text:p>
          </table:table-cell>
          <table:table-cell office:value-type="float" office:value="29">
            <text:p>29</text:p>
          </table:table-cell>
          <table:table-cell office:value-type="string">
            <text:p>io</text:p>
          </table:table-cell>
          <table:table-cell table:style-name="ce39" office:value-type="string">
            <text:p>TMS/GPIO36</text:p>
          </table:table-cell>
          <table:table-cell table:style-name="ce30" office:value-type="string">
            <text:p>JTAG test-mode select (TMS) with internal pullup.</text:p>
          </table:table-cell>
          <table:table-cell table:number-columns-repeated="1019"/>
        </table:table-row>
        <table:table-row table:style-name="ro1">
          <table:table-cell table:style-name="ce30" table:formula="of:=[.D30]" office:value-type="string" office:string-value="TDO/GPIO37">
            <text:p>TDO/GPIO37</text:p>
          </table:table-cell>
          <table:table-cell office:value-type="float" office:value="30">
            <text:p>30</text:p>
          </table:table-cell>
          <table:table-cell office:value-type="string">
            <text:p>io</text:p>
          </table:table-cell>
          <table:table-cell table:style-name="ce39" office:value-type="string">
            <text:p>TDO/GPIO37</text:p>
          </table:table-cell>
          <table:table-cell table:style-name="ce30" office:value-type="string">
            <text:p>JTAG scan out, test data output (TDO).</text:p>
          </table:table-cell>
          <table:table-cell table:number-columns-repeated="1019"/>
        </table:table-row>
        <table:table-row table:style-name="ro1">
          <table:table-cell table:style-name="ce30" table:formula="of:=[.D31]" office:value-type="string" office:string-value="TCK/GPIO38/XCLKIN">
            <text:p>TCK/GPIO38/XCLKIN</text:p>
          </table:table-cell>
          <table:table-cell office:value-type="float" office:value="31">
            <text:p>31</text:p>
          </table:table-cell>
          <table:table-cell office:value-type="string">
            <text:p>io</text:p>
          </table:table-cell>
          <table:table-cell table:style-name="ce39" office:value-type="string">
            <text:p>TCK/GPIO38/XCLKIN</text:p>
          </table:table-cell>
          <table:table-cell table:style-name="ce30" office:value-type="string">
            <text:p>JTAG test clock with internal pullup, External Oscillator Input,</text:p>
          </table:table-cell>
          <table:table-cell table:number-columns-repeated="1019"/>
        </table:table-row>
        <table:table-row table:style-name="ro1">
          <table:table-cell table:style-name="ce30" table:formula="of:=[.D32]" office:value-type="string" office:string-value="GPIO18/SPICLKA/SCITXDA/XCLKOUT">
            <text:p>GPIO18/SPICLKA/SCITXDA/XCLKOUT</text:p>
          </table:table-cell>
          <table:table-cell office:value-type="float" office:value="32">
            <text:p>32</text:p>
          </table:table-cell>
          <table:table-cell office:value-type="string">
            <text:p>io</text:p>
          </table:table-cell>
          <table:table-cell table:style-name="ce30" office:value-type="string">
            <text:p>GPIO18/SPICLKA/SCITXDA/XCLKOUT</text:p>
          </table:table-cell>
          <table:table-cell table:style-name="ce30" office:value-type="string">
            <text:p>SPI-A clock input/output, SCI-A transmit data, Output clock derived from SYSCLKOUT.</text:p>
          </table:table-cell>
          <table:table-cell table:number-columns-repeated="1019"/>
        </table:table-row>
        <table:table-row table:style-name="ro1">
          <table:table-cell table:style-name="ce30" table:formula="of:=[.D33]" office:value-type="string" office:string-value="GPIO19/\_SPISTEA\_/SCIRXDA/ECAP1/XCLKIN">
            <text:p>GPIO19/\_SPISTEA\_/SCIRXDA/ECAP1/XCLKIN</text:p>
          </table:table-cell>
          <table:table-cell office:value-type="float" office:value="33">
            <text:p>33</text:p>
          </table:table-cell>
          <table:table-cell office:value-type="string">
            <text:p>io</text:p>
          </table:table-cell>
          <table:table-cell table:style-name="ce30" office:value-type="string">
            <text:p>GPIO19/\_SPISTEA\_/SCIRXDA/ECAP1/XCLKIN</text:p>
          </table:table-cell>
          <table:table-cell table:style-name="ce30" office:value-type="string">
            <text:p>External Oscillator Input, SPI-A slave transmit enable input/output, SCI-A receive, Enhanced Capture input/output 1</text:p>
          </table:table-cell>
          <table:table-cell table:number-columns-repeated="1019"/>
        </table:table-row>
        <table:table-row table:style-name="ro1">
          <table:table-cell table:style-name="ce30" table:formula="of:=[.D34]" office:value-type="string" office:string-value="GPIO17/SPISOMIA/\_TZ3\_">
            <text:p>GPIO17/SPISOMIA/\_TZ3\_</text:p>
          </table:table-cell>
          <table:table-cell office:value-type="float" office:value="34">
            <text:p>34</text:p>
          </table:table-cell>
          <table:table-cell office:value-type="string">
            <text:p>io</text:p>
          </table:table-cell>
          <table:table-cell table:style-name="ce30" office:value-type="string">
            <text:p>GPIO17/SPISOMIA/\_TZ3\_</text:p>
          </table:table-cell>
          <table:table-cell table:style-name="ce30" office:value-type="string">
            <text:p>SPI-A slave out, master in, Trip zone input 3</text:p>
          </table:table-cell>
          <table:table-cell table:number-columns-repeated="1019"/>
        </table:table-row>
        <table:table-row table:style-name="ro1">
          <table:table-cell table:style-name="ce30" table:formula="of:=[.D35]" office:value-type="string" office:string-value="GPIO16/SPISIMOA/\_TZ2\_">
            <text:p>GPIO16/SPISIMOA/\_TZ2\_</text:p>
          </table:table-cell>
          <table:table-cell office:value-type="float" office:value="35">
            <text:p>35</text:p>
          </table:table-cell>
          <table:table-cell office:value-type="string">
            <text:p>io</text:p>
          </table:table-cell>
          <table:table-cell table:style-name="ce30" office:value-type="string">
            <text:p>GPIO16/SPISIMOA/\_TZ2\_</text:p>
          </table:table-cell>
          <table:table-cell table:style-name="ce30" office:value-type="string">
            <text:p>SPI-A slave in, master out/Trip Zone input 2</text:p>
          </table:table-cell>
          <table:table-cell table:number-columns-repeated="1019"/>
        </table:table-row>
        <table:table-row table:style-name="ro1">
          <table:table-cell table:style-name="ce30" table:formula="of:=[.D36]" office:value-type="string" office:string-value="GPIO1/EPWM1B/COMP1OUT">
            <text:p>GPIO1/EPWM1B/COMP1OUT</text:p>
          </table:table-cell>
          <table:table-cell office:value-type="float" office:value="36">
            <text:p>36</text:p>
          </table:table-cell>
          <table:table-cell office:value-type="string">
            <text:p>io</text:p>
          </table:table-cell>
          <table:table-cell table:style-name="ce30" office:value-type="string">
            <text:p>GPIO1/EPWM1B/COMP1OUT</text:p>
          </table:table-cell>
          <table:table-cell table:style-name="ce30" office:value-type="string">
            <text:p>Enhanced PWM1 Output B, Direct output of Comparator 1</text:p>
          </table:table-cell>
          <table:table-cell table:number-columns-repeated="1019"/>
        </table:table-row>
        <table:table-row table:style-name="ro1">
          <table:table-cell table:style-name="ce30" table:formula="of:=[.D37]" office:value-type="string" office:string-value="GPIO0/EPWM1A">
            <text:p>GPIO0/EPWM1A</text:p>
          </table:table-cell>
          <table:table-cell office:value-type="float" office:value="37">
            <text:p>37</text:p>
          </table:table-cell>
          <table:table-cell office:value-type="string">
            <text:p>io</text:p>
          </table:table-cell>
          <table:table-cell table:style-name="ce30" office:value-type="string">
            <text:p>GPIO0/EPWM1A</text:p>
          </table:table-cell>
          <table:table-cell table:style-name="ce30" office:value-type="string">
            <text:p>Enhanced PWM1 Output A and HRPWM channel</text:p>
          </table:table-cell>
          <table:table-cell table:number-columns-repeated="1019"/>
        </table:table-row>
        <table:table-row table:style-name="ro1">
          <table:table-cell table:style-name="ce30" table:formula="of:=[.D38]" office:value-type="string" office:string-value="TEST">
            <text:p>TEST</text:p>
          </table:table-cell>
          <table:table-cell office:value-type="float" office:value="38">
            <text:p>38</text:p>
          </table:table-cell>
          <table:table-cell office:value-type="string">
            <text:p>pas</text:p>
          </table:table-cell>
          <table:table-cell table:style-name="ce31" office:value-type="string">
            <text:p>TEST</text:p>
          </table:table-cell>
          <table:table-cell table:style-name="ce31" office:value-type="string">
            <text:p>Reserved for TI. Must be left unconnected.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QFP" table:style-name="ta1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37"/>
        <table:table-column table:style-name="co11" table:default-cell-style-name="ce36"/>
        <table:table-column table:style-name="co12" table:default-cell-style-name="ce36"/>
        <table:table-column table:style-name="co3" table:number-columns-repeated="1019" table:default-cell-style-name="ce36"/>
        <table:table-row table:style-name="ro1">
          <table:table-cell table:style-name="ce29" table:formula="of:=[TSSOP.A15]" office:value-type="string" office:string-value="GPIO29/SCITXDA/SCLA/\_TZ3\_">
            <text:p>GPIO29/SCITXDA/SCLA/\_TZ3\_</text:p>
          </table:table-cell>
          <table:table-cell table:style-name="ce43" office:value-type="float" office:value="1">
            <text:p>1</text:p>
          </table:table-cell>
          <table:table-cell table:style-name="ce43" table:formula="of:=[TSSOP.C15]" office:value-type="string" office:string-value="io">
            <text:p>io</text:p>
          </table:table-cell>
          <table:table-cell table:style-name="ce45" table:formula="of:=[TSSOP.D15]" office:value-type="string" office:string-value="GPIO29/SCITXDA/SCLA/\_TZ3\_">
            <text:p>GPIO29/SCITXDA/SCLA/\_TZ3\_</text:p>
          </table:table-cell>
          <table:table-cell table:style-name="ce45" table:formula="of:=[TSSOP.E15]" office:value-type="string" office:string-value="Trip Zone input 3, SCI-A transmit, I2C Clk">
            <text:p>Trip Zone input 3, SCI-A transmit, I2C Clk</text:p>
          </table:table-cell>
          <table:table-cell table:number-columns-repeated="1019"/>
        </table:table-row>
        <table:table-row table:style-name="ro1">
          <table:table-cell table:style-name="ce29" table:formula="of:=[TSSOP.A16]" office:value-type="string" office:string-value="\_TRST\_">
            <text:p>\_TRST\_</text:p>
          </table:table-cell>
          <table:table-cell table:style-name="ce43" office:value-type="float" office:value="2">
            <text:p>2</text:p>
          </table:table-cell>
          <table:table-cell table:style-name="ce43" table:formula="of:=[TSSOP.C16]" office:value-type="string" office:string-value="in">
            <text:p>in</text:p>
          </table:table-cell>
          <table:table-cell table:style-name="ce45" table:formula="of:=[TSSOP.D16]" office:value-type="string" office:string-value="\_TRST\_">
            <text:p>\_TRST\_</text:p>
          </table:table-cell>
          <table:table-cell table:style-name="ce45" table:formula="of:=[TSSOP.E16]" office:value-type="string" office:string-value="JTAG Reset">
            <text:p>JTAG Reset</text:p>
          </table:table-cell>
          <table:table-cell table:style-name="ce43" table:number-columns-repeated="2"/>
          <table:table-cell table:number-columns-repeated="1017"/>
        </table:table-row>
        <table:table-row table:style-name="ro1">
          <table:table-cell table:style-name="ce29" table:formula="of:=[TSSOP.A17]" office:value-type="string" office:string-value="\_XRS\_">
            <text:p>\_XRS\_</text:p>
          </table:table-cell>
          <table:table-cell table:style-name="ce43" office:value-type="float" office:value="3">
            <text:p>3</text:p>
          </table:table-cell>
          <table:table-cell table:style-name="ce43" table:formula="of:=[TSSOP.C17]" office:value-type="string" office:string-value="in">
            <text:p>in</text:p>
          </table:table-cell>
          <table:table-cell table:style-name="ce45" table:formula="of:=[TSSOP.D17]" office:value-type="string" office:string-value="\_XRS\_">
            <text:p>\_XRS\_</text:p>
          </table:table-cell>
          <table:table-cell table:style-name="ce45" table:formula="of:=[TSSOP.E17]" office:value-type="string" office:string-value="Device Reset">
            <text:p>Device Reset</text:p>
          </table:table-cell>
          <table:table-cell table:number-columns-repeated="1019"/>
        </table:table-row>
        <table:table-row table:style-name="ro1">
          <table:table-cell table:style-name="ce29" table:formula="of:=[TSSOP.A18]" office:value-type="string" office:string-value="ADCINA6/AIO6">
            <text:p>ADCINA6/AIO6</text:p>
          </table:table-cell>
          <table:table-cell table:style-name="ce43" office:value-type="float" office:value="4">
            <text:p>4</text:p>
          </table:table-cell>
          <table:table-cell table:style-name="ce43" table:formula="of:=[TSSOP.C18]" office:value-type="string" office:string-value="in">
            <text:p>in</text:p>
          </table:table-cell>
          <table:table-cell table:style-name="ce29" table:formula="of:=[TSSOP.D18]" office:value-type="string" office:string-value="ADCINA6/AIO6">
            <text:p>ADCINA6/AIO6</text:p>
          </table:table-cell>
          <table:table-cell table:style-name="ce29" table:formula="of:=[TSSOP.E18]" office:value-type="string" office:string-value="ADC Group A, Channel 6 input">
            <text:p>ADC Group A, Channel 6 input</text:p>
          </table:table-cell>
          <table:table-cell table:number-columns-repeated="1019"/>
        </table:table-row>
        <table:table-row table:style-name="ro1">
          <table:table-cell table:style-name="ce29" table:formula="of:=[.D5]" office:value-type="string" office:string-value="ADCINA4/AIO4/COMP2A">
            <text:p>ADCINA4/AIO4/COMP2A</text:p>
          </table:table-cell>
          <table:table-cell table:style-name="ce43" office:value-type="float" office:value="5">
            <text:p>5</text:p>
          </table:table-cell>
          <table:table-cell table:style-name="ce43" table:formula="of:=[TSSOP.C19]" office:value-type="string" office:string-value="in">
            <text:p>in</text:p>
          </table:table-cell>
          <table:table-cell table:style-name="ce45" table:formula="of:=[TSSOP.D19]" office:value-type="string" office:string-value="ADCINA4/AIO4/COMP2A">
            <text:p>ADCINA4/AIO4/COMP2A</text:p>
          </table:table-cell>
          <table:table-cell table:style-name="ce45" table:formula="of:=[TSSOP.E19]" office:value-type="string" office:string-value="ADC Group A, Channel 4 input (Comparator Input 2A on 48 pin device)">
            <text:p>ADC Group A, Channel 4 input (Comparator Input 2A on 48 pin device)</text:p>
          </table:table-cell>
          <table:table-cell table:number-columns-repeated="1019"/>
        </table:table-row>
        <table:table-row table:style-name="ro1">
          <table:table-cell table:style-name="ce29" table:formula="of:=[.D6]" office:value-type="string" office:string-value="ADCINA7/AIO7">
            <text:p>ADCINA7/AIO7</text:p>
          </table:table-cell>
          <table:table-cell table:style-name="ce43" office:value-type="float" office:value="6">
            <text:p>6</text:p>
          </table:table-cell>
          <table:table-cell table:style-name="ce43" office:value-type="string">
            <text:p>in</text:p>
          </table:table-cell>
          <table:table-cell table:style-name="ce29" office:value-type="string">
            <text:p>ADCINA7/AIO7</text:p>
          </table:table-cell>
          <table:table-cell table:style-name="ce32" office:value-type="string">
            <text:p>ADC Group A, Channel 7 input</text:p>
          </table:table-cell>
          <table:table-cell table:number-columns-repeated="1019"/>
        </table:table-row>
        <table:table-row table:style-name="ro1">
          <table:table-cell table:style-name="ce29" table:formula="of:=[.D7]" office:value-type="string" office:string-value="ADCINA3/AIO3">
            <text:p>ADCINA3/AIO3</text:p>
          </table:table-cell>
          <table:table-cell table:style-name="ce43" office:value-type="float" office:value="7">
            <text:p>7</text:p>
          </table:table-cell>
          <table:table-cell table:style-name="ce43" office:value-type="string">
            <text:p>in</text:p>
          </table:table-cell>
          <table:table-cell table:style-name="ce29" office:value-type="string">
            <text:p>ADCINA3/AIO3</text:p>
          </table:table-cell>
          <table:table-cell table:style-name="ce32" office:value-type="string">
            <text:p>ADC Group A, Channel 3 input</text:p>
          </table:table-cell>
          <table:table-cell table:number-columns-repeated="1019"/>
        </table:table-row>
        <table:table-row table:style-name="ro1">
          <table:table-cell table:style-name="ce29" table:formula="of:=[.D8]" office:value-type="string" office:string-value="ADCINA1/AIO1">
            <text:p>ADCINA1/AIO1</text:p>
          </table:table-cell>
          <table:table-cell table:style-name="ce43" office:value-type="float" office:value="8">
            <text:p>8</text:p>
          </table:table-cell>
          <table:table-cell table:style-name="ce43" office:value-type="string">
            <text:p>in</text:p>
          </table:table-cell>
          <table:table-cell table:style-name="ce29" office:value-type="string">
            <text:p>ADCINA1/AIO1</text:p>
          </table:table-cell>
          <table:table-cell table:style-name="ce32" office:value-type="string">
            <text:p>ADC Group A, Channel 1 input</text:p>
          </table:table-cell>
          <table:table-cell table:number-columns-repeated="1019"/>
        </table:table-row>
        <table:table-row table:style-name="ro1">
          <table:table-cell table:style-name="ce29" table:formula="of:=[TSSOP.A20]" office:value-type="string" office:string-value="ADCINA2/COMP1A/AIO2">
            <text:p>ADCINA2/COMP1A/AIO2</text:p>
          </table:table-cell>
          <table:table-cell table:style-name="ce43" office:value-type="float" office:value="9">
            <text:p>9</text:p>
          </table:table-cell>
          <table:table-cell table:style-name="ce44" table:formula="of:=[TSSOP.C20]" office:value-type="string" office:string-value="in">
            <text:p>in</text:p>
          </table:table-cell>
          <table:table-cell table:style-name="ce29" table:formula="of:=[TSSOP.D20]" office:value-type="string" office:string-value="ADCINA2/COMP1A/AIO2">
            <text:p>ADCINA2/COMP1A/AIO2</text:p>
          </table:table-cell>
          <table:table-cell table:style-name="ce29" table:formula="of:=[TSSOP.E20]" office:value-type="string" office:string-value="ADC Group A, Channel 2 input, Comparator Input 1A">
            <text:p>ADC Group A, Channel 2 input, Comparator Input 1A</text:p>
          </table:table-cell>
          <table:table-cell table:number-columns-repeated="1019"/>
        </table:table-row>
        <table:table-row table:style-name="ro1">
          <table:table-cell table:style-name="ce29" table:formula="of:=[TSSOP.A21]" office:value-type="string" office:string-value="ADCINA0/VREFHI">
            <text:p>ADCINA0/VREFHI</text:p>
          </table:table-cell>
          <table:table-cell table:style-name="ce43" office:value-type="float" office:value="10">
            <text:p>10</text:p>
          </table:table-cell>
          <table:table-cell table:style-name="ce44" table:formula="of:=[TSSOP.C21]" office:value-type="string" office:string-value="in">
            <text:p>in</text:p>
          </table:table-cell>
          <table:table-cell table:style-name="ce29" table:formula="of:=[TSSOP.D21]" office:value-type="string" office:string-value="ADCINA0/VREFHI">
            <text:p>ADCINA0/VREFHI</text:p>
          </table:table-cell>
          <table:table-cell table:style-name="ce29" table:formula="of:=[TSSOP.E21]" office:value-type="string" office:string-value="ADC Group A, Channel 0 input,ADC External Reference – only used when in ADC external reference mode.">
            <text:p>ADC Group A, Channel 0 input,ADC External Reference – only used when in ADC external reference mode.</text:p>
          </table:table-cell>
          <table:table-cell table:number-columns-repeated="1019"/>
        </table:table-row>
        <table:table-row table:style-name="ro1">
          <table:table-cell table:style-name="ce29" table:formula="of:=[TSSOP.A22]" office:value-type="string" office:string-value="VDDA">
            <text:p>VDDA</text:p>
          </table:table-cell>
          <table:table-cell table:style-name="ce43" office:value-type="float" office:value="11">
            <text:p>11</text:p>
          </table:table-cell>
          <table:table-cell table:style-name="ce44" table:formula="of:=[TSSOP.C22]" office:value-type="string" office:string-value="pwr">
            <text:p>pwr</text:p>
          </table:table-cell>
          <table:table-cell table:style-name="ce29"/>
          <table:table-cell table:style-name="ce29" table:formula="of:=[TSSOP.E22]" office:value-type="string" office:string-value="Analog Power Pin.">
            <text:p>Analog Power Pin.</text:p>
          </table:table-cell>
          <table:table-cell table:number-columns-repeated="1019"/>
        </table:table-row>
        <table:table-row table:style-name="ro1">
          <table:table-cell table:style-name="ce29" table:formula="of:=[TSSOP.A23]" office:value-type="string" office:string-value="VSSA/VREFLO">
            <text:p>VSSA/VREFLO</text:p>
          </table:table-cell>
          <table:table-cell table:style-name="ce43" office:value-type="float" office:value="12">
            <text:p>12</text:p>
          </table:table-cell>
          <table:table-cell table:style-name="ce44" table:formula="of:=[TSSOP.C23]" office:value-type="string" office:string-value="pwr">
            <text:p>pwr</text:p>
          </table:table-cell>
          <table:table-cell table:style-name="ce29" table:formula="of:=[TSSOP.D23]" office:value-type="string" office:string-value="VSSA/VREFLO">
            <text:p>VSSA/VREFLO</text:p>
          </table:table-cell>
          <table:table-cell table:style-name="ce29" table:formula="of:=[TSSOP.E23]" office:value-type="string" office:string-value="Analog Ground Pin.">
            <text:p>Analog Ground Pin.</text:p>
          </table:table-cell>
          <table:table-cell table:number-columns-repeated="1019"/>
        </table:table-row>
        <table:table-row table:style-name="ro1">
          <table:table-cell table:style-name="ce30" table:formula="of:=[.D13]" office:value-type="string" office:string-value="ADCINB1">
            <text:p>ADCINB1</text:p>
          </table:table-cell>
          <table:table-cell table:style-name="ce43" office:value-type="float" office:value="13">
            <text:p>13</text:p>
          </table:table-cell>
          <table:table-cell table:style-name="ce43" office:value-type="string">
            <text:p>in</text:p>
          </table:table-cell>
          <table:table-cell table:style-name="ce30" office:value-type="string">
            <text:p>ADCINB1</text:p>
          </table:table-cell>
          <table:table-cell table:style-name="ce32" office:value-type="string">
            <text:p>ADC Group B, Channel 1 input</text:p>
          </table:table-cell>
          <table:table-cell table:number-columns-repeated="1019"/>
        </table:table-row>
        <table:table-row table:style-name="ro1">
          <table:table-cell table:style-name="ce29" table:formula="of:=[TSSOP.A24]" office:value-type="string" office:string-value="ADCINB2/COMP1B/AIO10">
            <text:p>ADCINB2/COMP1B/AIO10</text:p>
          </table:table-cell>
          <table:table-cell table:style-name="ce43" office:value-type="float" office:value="14">
            <text:p>14</text:p>
          </table:table-cell>
          <table:table-cell table:style-name="ce44" table:formula="of:=[TSSOP.C24]" office:value-type="string" office:string-value="in">
            <text:p>in</text:p>
          </table:table-cell>
          <table:table-cell table:style-name="ce29" table:formula="of:=[TSSOP.D24]" office:value-type="string" office:string-value="ADCINB2/COMP1B/AIO10">
            <text:p>ADCINB2/COMP1B/AIO10</text:p>
          </table:table-cell>
          <table:table-cell table:style-name="ce29" table:formula="of:=[TSSOP.E24]" office:value-type="string" office:string-value="ADC Group B, Channel 2 input">
            <text:p>ADC Group B, Channel 2 input</text:p>
          </table:table-cell>
          <table:table-cell table:number-columns-repeated="1019"/>
        </table:table-row>
        <table:table-row table:style-name="ro1">
          <table:table-cell table:style-name="ce30" table:formula="of:=[.D15]" office:value-type="string" office:string-value="ADCINB3">
            <text:p>ADCINB3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in</text:p>
          </table:table-cell>
          <table:table-cell table:style-name="ce30" office:value-type="string">
            <text:p>ADCINB3</text:p>
          </table:table-cell>
          <table:table-cell table:style-name="ce32" office:value-type="string">
            <text:p>ADC Group B, Channel 3 input</text:p>
          </table:table-cell>
          <table:table-cell table:number-columns-repeated="1019"/>
        </table:table-row>
        <table:table-row table:style-name="ro1">
          <table:table-cell table:style-name="ce29" table:formula="of:=[.D16]" office:value-type="string" office:string-value="ADCINB4/COMP2B/AIO12">
            <text:p>ADCINB4/COMP2B/AIO12</text:p>
          </table:table-cell>
          <table:table-cell table:style-name="ce43" office:value-type="float" office:value="16">
            <text:p>16</text:p>
          </table:table-cell>
          <table:table-cell table:style-name="ce44" table:formula="of:=[TSSOP.C25]" office:value-type="string" office:string-value="in">
            <text:p>in</text:p>
          </table:table-cell>
          <table:table-cell table:style-name="ce29" table:formula="of:=[TSSOP.D25]" office:value-type="string" office:string-value="ADCINB4/COMP2B/AIO12">
            <text:p>ADCINB4/COMP2B/AIO12</text:p>
          </table:table-cell>
          <table:table-cell table:style-name="ce29" table:formula="of:=[TSSOP.E25]" office:value-type="string" office:string-value="ADC Group B, Channel 4 input (Comparator Input 2B on 48 pin device)">
            <text:p>ADC Group B, Channel 4 input (Comparator Input 2B on 48 pin device)</text:p>
          </table:table-cell>
          <table:table-cell table:number-columns-repeated="1019"/>
        </table:table-row>
        <table:table-row table:style-name="ro1">
          <table:table-cell table:style-name="ce29" table:formula="of:=[TSSOP.A26]" office:value-type="string" office:string-value="ADCINB6/AIO14">
            <text:p>ADCINB6/AIO14</text:p>
          </table:table-cell>
          <table:table-cell table:style-name="ce43" office:value-type="float" office:value="17">
            <text:p>17</text:p>
          </table:table-cell>
          <table:table-cell table:style-name="ce44" table:formula="of:=[TSSOP.C26]" office:value-type="string" office:string-value="in">
            <text:p>in</text:p>
          </table:table-cell>
          <table:table-cell table:style-name="ce29" table:formula="of:=[TSSOP.D26]" office:value-type="string" office:string-value="ADCINB6/AIO14">
            <text:p>ADCINB6/AIO14</text:p>
          </table:table-cell>
          <table:table-cell table:style-name="ce29" table:formula="of:=[TSSOP.E26]" office:value-type="string" office:string-value="ADC Group B, Channel 6 input">
            <text:p>ADC Group B, Channel 6 input</text:p>
          </table:table-cell>
          <table:table-cell table:number-columns-repeated="1019"/>
        </table:table-row>
        <table:table-row table:style-name="ro1">
          <table:table-cell table:style-name="ce30" table:formula="of:=[.D18]" office:value-type="string" office:string-value="ADCINB7">
            <text:p>ADCINB7</text:p>
          </table:table-cell>
          <table:table-cell table:style-name="ce43" office:value-type="float" office:value="18">
            <text:p>18</text:p>
          </table:table-cell>
          <table:table-cell table:style-name="ce43" office:value-type="string">
            <text:p>in</text:p>
          </table:table-cell>
          <table:table-cell table:style-name="ce30" office:value-type="string">
            <text:p>ADCINB7</text:p>
          </table:table-cell>
          <table:table-cell table:style-name="ce32" office:value-type="string">
            <text:p>ADC Group B, Channel 7 input</text:p>
          </table:table-cell>
          <table:table-cell table:number-columns-repeated="1019"/>
        </table:table-row>
        <table:table-row table:style-name="ro1">
          <table:table-cell table:style-name="ce29" table:formula="of:=[.D19]" office:value-type="string" office:string-value="GPIO34/COMP2OUT">
            <text:p>GPIO34/COMP2OUT</text:p>
          </table:table-cell>
          <table:table-cell table:style-name="ce43" office:value-type="float" office:value="19">
            <text:p>19</text:p>
          </table:table-cell>
          <table:table-cell table:style-name="ce44" table:formula="of:=[TSSOP.C27]" office:value-type="string" office:string-value="io">
            <text:p>io</text:p>
          </table:table-cell>
          <table:table-cell table:style-name="ce29" table:formula="of:=[TSSOP.D27]" office:value-type="string" office:string-value="GPIO34/COMP2OUT">
            <text:p>GPIO34/COMP2OUT</text:p>
          </table:table-cell>
          <table:table-cell table:style-name="ce29" table:formula="of:=[TSSOP.E27]" office:value-type="string" office:string-value="Direct output of Comparator 2 on 48 pin device">
            <text:p>Direct output of Comparator 2 on 48 pin device</text:p>
          </table:table-cell>
          <table:table-cell table:number-columns-repeated="1019"/>
        </table:table-row>
        <table:table-row table:style-name="ro1">
          <table:table-cell table:style-name="ce29" table:formula="of:=[TSSOP.A28]" office:value-type="string" office:string-value="TDI/GPIO35">
            <text:p>TDI/GPIO35</text:p>
          </table:table-cell>
          <table:table-cell table:style-name="ce43" office:value-type="float" office:value="20">
            <text:p>20</text:p>
          </table:table-cell>
          <table:table-cell table:style-name="ce44" table:formula="of:=[TSSOP.C28]" office:value-type="string" office:string-value="io">
            <text:p>io</text:p>
          </table:table-cell>
          <table:table-cell table:style-name="ce29" table:formula="of:=[TSSOP.D28]" office:value-type="string" office:string-value="TDI/GPIO35">
            <text:p>TDI/GPIO35</text:p>
          </table:table-cell>
          <table:table-cell table:style-name="ce29" table:formula="of:=[TSSOP.E28]" office:value-type="string" office:string-value="JTAG test data input (TDI) with internal pullup.">
            <text:p>JTAG test data input (TDI) with internal pullup.</text:p>
          </table:table-cell>
          <table:table-cell table:number-columns-repeated="1019"/>
        </table:table-row>
        <table:table-row table:style-name="ro1">
          <table:table-cell table:style-name="ce29" table:formula="of:=[TSSOP.A29]" office:value-type="string" office:string-value="TMS/GPIO36">
            <text:p>TMS/GPIO36</text:p>
          </table:table-cell>
          <table:table-cell table:style-name="ce43" office:value-type="float" office:value="21">
            <text:p>21</text:p>
          </table:table-cell>
          <table:table-cell table:style-name="ce44" table:formula="of:=[TSSOP.C29]" office:value-type="string" office:string-value="io">
            <text:p>io</text:p>
          </table:table-cell>
          <table:table-cell table:style-name="ce29" table:formula="of:=[TSSOP.D29]" office:value-type="string" office:string-value="TMS/GPIO36">
            <text:p>TMS/GPIO36</text:p>
          </table:table-cell>
          <table:table-cell table:style-name="ce29" table:formula="of:=[TSSOP.E29]" office:value-type="string" office:string-value="JTAG test-mode select (TMS) with internal pullup.">
            <text:p>JTAG test-mode select (TMS) with internal pullup.</text:p>
          </table:table-cell>
          <table:table-cell table:number-columns-repeated="1019"/>
        </table:table-row>
        <table:table-row table:style-name="ro1">
          <table:table-cell table:style-name="ce29" table:formula="of:=[TSSOP.A30]" office:value-type="string" office:string-value="TDO/GPIO37">
            <text:p>TDO/GPIO37</text:p>
          </table:table-cell>
          <table:table-cell table:style-name="ce43" office:value-type="float" office:value="22">
            <text:p>22</text:p>
          </table:table-cell>
          <table:table-cell table:style-name="ce44" table:formula="of:=[TSSOP.C30]" office:value-type="string" office:string-value="io">
            <text:p>io</text:p>
          </table:table-cell>
          <table:table-cell table:style-name="ce29" table:formula="of:=[TSSOP.D30]" office:value-type="string" office:string-value="TDO/GPIO37">
            <text:p>TDO/GPIO37</text:p>
          </table:table-cell>
          <table:table-cell table:style-name="ce29" table:formula="of:=[TSSOP.E30]" office:value-type="string" office:string-value="JTAG scan out, test data output (TDO).">
            <text:p>JTAG scan out, test data output (TDO).</text:p>
          </table:table-cell>
          <table:table-cell table:number-columns-repeated="1019"/>
        </table:table-row>
        <table:table-row table:style-name="ro1">
          <table:table-cell table:style-name="ce29" table:formula="of:=[TSSOP.A31]" office:value-type="string" office:string-value="TCK/GPIO38/XCLKIN">
            <text:p>TCK/GPIO38/XCLKIN</text:p>
          </table:table-cell>
          <table:table-cell table:style-name="ce43" office:value-type="float" office:value="23">
            <text:p>23</text:p>
          </table:table-cell>
          <table:table-cell table:style-name="ce44" table:formula="of:=[TSSOP.C31]" office:value-type="string" office:string-value="io">
            <text:p>io</text:p>
          </table:table-cell>
          <table:table-cell table:style-name="ce29" table:formula="of:=[TSSOP.D31]" office:value-type="string" office:string-value="TCK/GPIO38/XCLKIN">
            <text:p>TCK/GPIO38/XCLKIN</text:p>
          </table:table-cell>
          <table:table-cell table:style-name="ce29" table:formula="of:=[TSSOP.E31]" office:value-type="string" office:string-value="JTAG test clock with internal pullup, External Oscillator Input,">
            <text:p>JTAG test clock with internal pullup, External Oscillator Input,</text:p>
          </table:table-cell>
          <table:table-cell table:number-columns-repeated="1019"/>
        </table:table-row>
        <table:table-row table:style-name="ro1">
          <table:table-cell table:style-name="ce29" table:formula="of:=[TSSOP.A32]" office:value-type="string" office:string-value="GPIO18/SPICLKA/SCITXDA/XCLKOUT">
            <text:p>GPIO18/SPICLKA/SCITXDA/XCLKOUT</text:p>
          </table:table-cell>
          <table:table-cell table:style-name="ce43" office:value-type="float" office:value="24">
            <text:p>24</text:p>
          </table:table-cell>
          <table:table-cell table:style-name="ce44" table:formula="of:=[TSSOP.C32]" office:value-type="string" office:string-value="io">
            <text:p>io</text:p>
          </table:table-cell>
          <table:table-cell table:style-name="ce29" table:formula="of:=[TSSOP.D32]" office:value-type="string" office:string-value="GPIO18/SPICLKA/SCITXDA/XCLKOUT">
            <text:p>GPIO18/SPICLKA/SCITXDA/XCLKOUT</text:p>
          </table:table-cell>
          <table:table-cell table:style-name="ce29" table:formula="of:=[TSSOP.E32]" office:value-type="string" office:string-value="SPI-A clock input/output, SCI-A transmit data, Output clock derived from SYSCLKOUT.">
            <text:p>SPI-A clock input/output, SCI-A transmit data, Output clock derived from SYSCLKOUT.</text:p>
          </table:table-cell>
          <table:table-cell table:number-columns-repeated="1019"/>
        </table:table-row>
        <table:table-row table:style-name="ro1">
          <table:table-cell table:style-name="ce29" table:formula="of:=[TSSOP.A33]" office:value-type="string" office:string-value="GPIO19/\_SPISTEA\_/SCIRXDA/ECAP1/XCLKIN">
            <text:p>GPIO19/\_SPISTEA\_/SCIRXDA/ECAP1/XCLKIN</text:p>
          </table:table-cell>
          <table:table-cell table:style-name="ce43" office:value-type="float" office:value="25">
            <text:p>25</text:p>
          </table:table-cell>
          <table:table-cell table:style-name="ce44" table:formula="of:=[TSSOP.C33]" office:value-type="string" office:string-value="io">
            <text:p>io</text:p>
          </table:table-cell>
          <table:table-cell table:style-name="ce29" table:formula="of:=[TSSOP.D33]" office:value-type="string" office:string-value="GPIO19/\_SPISTEA\_/SCIRXDA/ECAP1/XCLKIN">
            <text:p>GPIO19/\_SPISTEA\_/SCIRXDA/ECAP1/XCLKIN</text:p>
          </table:table-cell>
          <table:table-cell table:style-name="ce29" table:formula="of:=[TSSOP.E33]" office:value-type="string" office:string-value="External Oscillator Input, SPI-A slave transmit enable input/output, SCI-A receive, Enhanced Capture input/output 1">
            <text:p>External Oscillator Input, SPI-A slave transmit enable input/output, SCI-A receive, Enhanced Capture input/output 1</text:p>
          </table:table-cell>
          <table:table-cell table:number-columns-repeated="1019"/>
        </table:table-row>
        <table:table-row table:style-name="ro1">
          <table:table-cell table:style-name="ce29" table:formula="of:=[TSSOP.A34]" office:value-type="string" office:string-value="GPIO17/SPISOMIA/\_TZ3\_">
            <text:p>GPIO17/SPISOMIA/\_TZ3\_</text:p>
          </table:table-cell>
          <table:table-cell table:style-name="ce43" office:value-type="float" office:value="26">
            <text:p>26</text:p>
          </table:table-cell>
          <table:table-cell table:style-name="ce44" table:formula="of:=[TSSOP.C34]" office:value-type="string" office:string-value="io">
            <text:p>io</text:p>
          </table:table-cell>
          <table:table-cell table:style-name="ce29" table:formula="of:=[TSSOP.D34]" office:value-type="string" office:string-value="GPIO17/SPISOMIA/\_TZ3\_">
            <text:p>GPIO17/SPISOMIA/\_TZ3\_</text:p>
          </table:table-cell>
          <table:table-cell table:style-name="ce29" table:formula="of:=[TSSOP.E34]" office:value-type="string" office:string-value="SPI-A slave out, master in, Trip zone input 3">
            <text:p>SPI-A slave out, master in, Trip zone input 3</text:p>
          </table:table-cell>
          <table:table-cell table:number-columns-repeated="1019"/>
        </table:table-row>
        <table:table-row table:style-name="ro1">
          <table:table-cell table:style-name="ce29" table:formula="of:=[TSSOP.A35]" office:value-type="string" office:string-value="GPIO16/SPISIMOA/\_TZ2\_">
            <text:p>GPIO16/SPISIMOA/\_TZ2\_</text:p>
          </table:table-cell>
          <table:table-cell table:style-name="ce43" office:value-type="float" office:value="27">
            <text:p>27</text:p>
          </table:table-cell>
          <table:table-cell table:style-name="ce44" table:formula="of:=[TSSOP.C35]" office:value-type="string" office:string-value="io">
            <text:p>io</text:p>
          </table:table-cell>
          <table:table-cell table:style-name="ce29" table:formula="of:=[TSSOP.D35]" office:value-type="string" office:string-value="GPIO16/SPISIMOA/\_TZ2\_">
            <text:p>GPIO16/SPISIMOA/\_TZ2\_</text:p>
          </table:table-cell>
          <table:table-cell table:style-name="ce29" table:formula="of:=[TSSOP.E35]" office:value-type="string" office:string-value="SPI-A slave in, master out/Trip Zone input 2">
            <text:p>SPI-A slave in, master out/Trip Zone input 2</text:p>
          </table:table-cell>
          <table:table-cell table:number-columns-repeated="1019"/>
        </table:table-row>
        <table:table-row table:style-name="ro1">
          <table:table-cell table:style-name="ce29" table:formula="of:=[TSSOP.A36]" office:value-type="string" office:string-value="GPIO1/EPWM1B/COMP1OUT">
            <text:p>GPIO1/EPWM1B/COMP1OUT</text:p>
          </table:table-cell>
          <table:table-cell table:style-name="ce43" office:value-type="float" office:value="28">
            <text:p>28</text:p>
          </table:table-cell>
          <table:table-cell table:style-name="ce44" table:formula="of:=[TSSOP.C36]" office:value-type="string" office:string-value="io">
            <text:p>io</text:p>
          </table:table-cell>
          <table:table-cell table:style-name="ce29" table:formula="of:=[TSSOP.D36]" office:value-type="string" office:string-value="GPIO1/EPWM1B/COMP1OUT">
            <text:p>GPIO1/EPWM1B/COMP1OUT</text:p>
          </table:table-cell>
          <table:table-cell table:style-name="ce29" table:formula="of:=[TSSOP.E36]" office:value-type="string" office:string-value="Enhanced PWM1 Output B, Direct output of Comparator 1">
            <text:p>Enhanced PWM1 Output B, Direct output of Comparator 1</text:p>
          </table:table-cell>
          <table:table-cell table:number-columns-repeated="1019"/>
        </table:table-row>
        <table:table-row table:style-name="ro1">
          <table:table-cell table:style-name="ce29" table:formula="of:=[TSSOP.A37]" office:value-type="string" office:string-value="GPIO0/EPWM1A">
            <text:p>GPIO0/EPWM1A</text:p>
          </table:table-cell>
          <table:table-cell table:style-name="ce43" office:value-type="float" office:value="29">
            <text:p>29</text:p>
          </table:table-cell>
          <table:table-cell table:style-name="ce44" table:formula="of:=[TSSOP.C37]" office:value-type="string" office:string-value="io">
            <text:p>io</text:p>
          </table:table-cell>
          <table:table-cell table:style-name="ce29" table:formula="of:=[TSSOP.D37]" office:value-type="string" office:string-value="GPIO0/EPWM1A">
            <text:p>GPIO0/EPWM1A</text:p>
          </table:table-cell>
          <table:table-cell table:style-name="ce29" table:formula="of:=[TSSOP.E37]" office:value-type="string" office:string-value="Enhanced PWM1 Output A and HRPWM channel">
            <text:p>Enhanced PWM1 Output A and HRPWM channel</text:p>
          </table:table-cell>
          <table:table-cell table:number-columns-repeated="1019"/>
        </table:table-row>
        <table:table-row table:style-name="ro1">
          <table:table-cell table:style-name="ce29" table:formula="of:=[TSSOP.A38]" office:value-type="string" office:string-value="TEST">
            <text:p>TEST</text:p>
          </table:table-cell>
          <table:table-cell table:style-name="ce43" office:value-type="float" office:value="30">
            <text:p>30</text:p>
          </table:table-cell>
          <table:table-cell table:style-name="ce44" table:formula="of:=[TSSOP.C38]" office:value-type="string" office:string-value="pas">
            <text:p>pas</text:p>
          </table:table-cell>
          <table:table-cell table:style-name="ce29" table:formula="of:=[TSSOP.D38]" office:value-type="string" office:string-value="TEST">
            <text:p>TEST</text:p>
          </table:table-cell>
          <table:table-cell table:style-name="ce29" table:formula="of:=[TSSOP.E38]" office:value-type="string" office:string-value="Reserved for TI. Must be left unconnected.">
            <text:p>Reserved for TI. Must be left unconnected.</text:p>
          </table:table-cell>
          <table:table-cell table:number-columns-repeated="1019"/>
        </table:table-row>
        <table:table-row table:style-name="ro1">
          <table:table-cell table:style-name="ce30" table:formula="of:=[.D31]" office:value-type="string" office:string-value="GPIO32/SDAA/EPWMSYNCI/\_ADCSOCAO\_">
            <text:p>GPIO32/SDAA/EPWMSYNCI/\_ADCSOCAO\_</text:p>
          </table:table-cell>
          <table:table-cell table:style-name="ce43" office:value-type="float" office:value="31">
            <text:p>31</text:p>
          </table:table-cell>
          <table:table-cell table:style-name="ce43" office:value-type="string">
            <text:p>io</text:p>
          </table:table-cell>
          <table:table-cell table:style-name="ce30" office:value-type="string">
            <text:p>GPIO32/SDAA/EPWMSYNCI/\_ADCSOCAO\_</text:p>
          </table:table-cell>
          <table:table-cell table:style-name="ce30" office:value-type="string">
            <text:p>I2C data open-drain bidirectional port, Enhanced PWM external sync pulse input, ADC start-of-conversion A</text:p>
          </table:table-cell>
          <table:table-cell table:number-columns-repeated="1019"/>
        </table:table-row>
        <table:table-row table:style-name="ro1">
          <table:table-cell table:style-name="ce29" table:formula="of:=[TSSOP.A1]" office:value-type="string" office:string-value="VDD">
            <text:p>VDD</text:p>
          </table:table-cell>
          <table:table-cell table:style-name="ce43" office:value-type="float" office:value="32">
            <text:p>32</text:p>
          </table:table-cell>
          <table:table-cell table:style-name="ce44" table:formula="of:=[TSSOP.C1]" office:value-type="string" office:string-value="pwr">
            <text:p>pwr</text:p>
          </table:table-cell>
          <table:table-cell table:style-name="ce29"/>
          <table:table-cell table:style-name="ce29" table:formula="of:=[TSSOP.E1]" office:value-type="string" office:string-value="CPU and Logic Digital Power Pins.">
            <text:p>CPU and Logic Digital Power Pins.</text:p>
          </table:table-cell>
          <table:table-cell table:number-columns-repeated="1019"/>
        </table:table-row>
        <table:table-row table:style-name="ro1">
          <table:table-cell table:style-name="ce29" table:formula="of:=[TSSOP.A2]" office:value-type="string" office:string-value="VSS">
            <text:p>VSS</text:p>
          </table:table-cell>
          <table:table-cell table:style-name="ce43" office:value-type="float" office:value="33">
            <text:p>33</text:p>
          </table:table-cell>
          <table:table-cell table:style-name="ce44" table:formula="of:=[TSSOP.C2]" office:value-type="string" office:string-value="pwr">
            <text:p>pwr</text:p>
          </table:table-cell>
          <table:table-cell table:style-name="ce30"/>
          <table:table-cell table:style-name="ce29" table:formula="of:=[TSSOP.E2]" office:value-type="string" office:string-value="Digital Ground Pins">
            <text:p>Digital Ground Pins</text:p>
          </table:table-cell>
          <table:table-cell table:number-columns-repeated="1019"/>
        </table:table-row>
        <table:table-row table:style-name="ro1">
          <table:table-cell table:style-name="ce29" table:formula="of:=[TSSOP.A3]" office:value-type="string" office:string-value="\_VREGENZ\_">
            <text:p>\_VREGENZ\_</text:p>
          </table:table-cell>
          <table:table-cell table:style-name="ce43" office:value-type="float" office:value="34">
            <text:p>34</text:p>
          </table:table-cell>
          <table:table-cell table:style-name="ce44" table:formula="of:=[TSSOP.C3]" office:value-type="string" office:string-value="in">
            <text:p>in</text:p>
          </table:table-cell>
          <table:table-cell table:style-name="ce46" table:formula="of:=[TSSOP.D3]" office:value-type="string" office:string-value="Internal VREG Enable/Disable">
            <text:p>Internal VREG Enable/Disable</text:p>
          </table:table-cell>
          <table:table-cell table:style-name="ce29" table:formula="of:=[TSSOP.E3]" office:value-type="string" office:string-value="Pull low to enable the internal voltage regulator (it's an LDO)">
            <text:p>Pull low to enable the internal voltage regulator (it's an LDO)</text:p>
          </table:table-cell>
          <table:table-cell table:number-columns-repeated="1019"/>
        </table:table-row>
        <table:table-row table:style-name="ro1">
          <table:table-cell table:style-name="ce29" table:formula="of:=[TSSOP.A4]" office:value-type="string" office:string-value="VDDIO">
            <text:p>VDDIO</text:p>
          </table:table-cell>
          <table:table-cell table:style-name="ce43" office:value-type="float" office:value="35">
            <text:p>35</text:p>
          </table:table-cell>
          <table:table-cell table:style-name="ce44" table:formula="of:=[TSSOP.C4]" office:value-type="string" office:string-value="pwr">
            <text:p>pwr</text:p>
          </table:table-cell>
          <table:table-cell table:style-name="ce44"/>
          <table:table-cell table:style-name="ce29" table:formula="of:=[TSSOP.E4]" office:value-type="string" office:string-value="Digital I/O and Flash Power Pin – Single Supply source when VREG is enabled.">
            <text:p>Digital I/O and Flash Power Pin – Single Supply source when VREG is enabled.</text:p>
          </table:table-cell>
          <table:table-cell table:number-columns-repeated="1019"/>
        </table:table-row>
        <table:table-row table:style-name="ro1">
          <table:table-cell table:style-name="ce30" office:value-type="string">
            <text:p>GPIO33/SCLA/EPWMSYNCO/\_ADCSOCBO\_</text:p>
          </table:table-cell>
          <table:table-cell table:style-name="ce43" office:value-type="float" office:value="36">
            <text:p>36</text:p>
          </table:table-cell>
          <table:table-cell table:style-name="ce43" office:value-type="string">
            <text:p>io</text:p>
          </table:table-cell>
          <table:table-cell table:style-name="ce30" office:value-type="string">
            <text:p>GPIO33/SCLA/EPWMSYNCO/\_ADCSOCBO\_</text:p>
          </table:table-cell>
          <table:table-cell table:style-name="ce30" office:value-type="string">
            <text:p>I2C clock open-drain bidirectional port, Enhanced PWM external synch pulse output, ADC start-of-conversion B</text:p>
          </table:table-cell>
          <table:table-cell table:number-columns-repeated="1019"/>
        </table:table-row>
        <table:table-row table:style-name="ro1">
          <table:table-cell table:style-name="ce29" table:formula="of:=[TSSOP.A5]" office:value-type="string" office:string-value="GPIO2/EPWM2A">
            <text:p>GPIO2/EPWM2A</text:p>
          </table:table-cell>
          <table:table-cell table:style-name="ce43" office:value-type="float" office:value="37">
            <text:p>37</text:p>
          </table:table-cell>
          <table:table-cell table:style-name="ce44" table:formula="of:=[TSSOP.C5]" office:value-type="string" office:string-value="io">
            <text:p>io</text:p>
          </table:table-cell>
          <table:table-cell table:style-name="ce29" table:formula="of:=[TSSOP.D5]" office:value-type="string" office:string-value="GPIO2/EPWM2A">
            <text:p>GPIO2/EPWM2A</text:p>
          </table:table-cell>
          <table:table-cell table:style-name="ce29" table:formula="of:=[TSSOP.E5]" office:value-type="string" office:string-value="Enhanced PWM2 Output A and HRPWM channel">
            <text:p>Enhanced PWM2 Output A and HRPWM channel</text:p>
          </table:table-cell>
          <table:table-cell table:number-columns-repeated="1019"/>
        </table:table-row>
        <table:table-row table:style-name="ro1">
          <table:table-cell table:style-name="ce29" table:formula="of:=[TSSOP.A6]" office:value-type="string" office:string-value="GPIO3/EPWM2B">
            <text:p>GPIO3/EPWM2B</text:p>
          </table:table-cell>
          <table:table-cell table:style-name="ce43" office:value-type="float" office:value="38">
            <text:p>38</text:p>
          </table:table-cell>
          <table:table-cell table:style-name="ce44" table:formula="of:=[TSSOP.C6]" office:value-type="string" office:string-value="io">
            <text:p>io</text:p>
          </table:table-cell>
          <table:table-cell table:style-name="ce29" table:formula="of:=[TSSOP.D6]" office:value-type="string" office:string-value="GPIO3/EPWM2B/COMP2OUT">
            <text:p>GPIO3/EPWM2B/COMP2OUT</text:p>
          </table:table-cell>
          <table:table-cell table:style-name="ce29" table:formula="of:=[TSSOP.E6]" office:value-type="string" office:string-value="Enhanced PWM2 Output B, Direct output of Comparator 2 (Not on TSOP)">
            <text:p>Enhanced PWM2 Output B, Direct output of Comparator 2 (Not on TSOP)</text:p>
          </table:table-cell>
          <table:table-cell table:number-columns-repeated="1019"/>
        </table:table-row>
        <table:table-row table:style-name="ro1">
          <table:table-cell table:style-name="ce29" table:formula="of:=[TSSOP.A7]" office:value-type="string" office:string-value="GPIO4/EPWM3A">
            <text:p>GPIO4/EPWM3A</text:p>
          </table:table-cell>
          <table:table-cell table:style-name="ce43" office:value-type="float" office:value="39">
            <text:p>39</text:p>
          </table:table-cell>
          <table:table-cell table:style-name="ce44" table:formula="of:=[TSSOP.C7]" office:value-type="string" office:string-value="io">
            <text:p>io</text:p>
          </table:table-cell>
          <table:table-cell table:style-name="ce29" table:formula="of:=[TSSOP.D7]" office:value-type="string" office:string-value="GPIO4/EPWM3A">
            <text:p>GPIO4/EPWM3A</text:p>
          </table:table-cell>
          <table:table-cell table:style-name="ce29" table:formula="of:=[TSSOP.E7]" office:value-type="string" office:string-value="Enhanced PWM3 output A and HRPWM channel">
            <text:p>Enhanced PWM3 output A and HRPWM channel</text:p>
          </table:table-cell>
          <table:table-cell table:number-columns-repeated="1019"/>
        </table:table-row>
        <table:table-row table:style-name="ro1">
          <table:table-cell table:style-name="ce29" table:formula="of:=[TSSOP.A8]" office:value-type="string" office:string-value="GPIO5/EPWM3B/ECAP1">
            <text:p>GPIO5/EPWM3B/ECAP1</text:p>
          </table:table-cell>
          <table:table-cell table:style-name="ce43" office:value-type="float" office:value="40">
            <text:p>40</text:p>
          </table:table-cell>
          <table:table-cell table:style-name="ce44" table:formula="of:=[TSSOP.C8]" office:value-type="string" office:string-value="io">
            <text:p>io</text:p>
          </table:table-cell>
          <table:table-cell table:style-name="ce29" table:formula="of:=[TSSOP.D8]" office:value-type="string" office:string-value="GPIO5/EPWM3B/ECAP1">
            <text:p>GPIO5/EPWM3B/ECAP1</text:p>
          </table:table-cell>
          <table:table-cell table:style-name="ce29" table:formula="of:=[TSSOP.E8]" office:value-type="string" office:string-value="Enhanced PWM3 output B,Enhanced Capture input/output 1">
            <text:p>Enhanced PWM3 output B,Enhanced Capture input/output 1</text:p>
          </table:table-cell>
          <table:table-cell table:number-columns-repeated="1019"/>
        </table:table-row>
        <table:table-row table:style-name="ro1">
          <table:table-cell table:style-name="ce29" table:formula="of:=[TSSOP.A9]" office:value-type="string" office:string-value="GPIO6/EPWM4A/EPWMSYNCI/EPWMSYNCO">
            <text:p>GPIO6/EPWM4A/EPWMSYNCI/EPWMSYNCO</text:p>
          </table:table-cell>
          <table:table-cell table:style-name="ce43" office:value-type="float" office:value="41">
            <text:p>41</text:p>
          </table:table-cell>
          <table:table-cell table:style-name="ce44" table:formula="of:=[TSSOP.C9]" office:value-type="string" office:string-value="io">
            <text:p>io</text:p>
          </table:table-cell>
          <table:table-cell table:style-name="ce29" table:formula="of:=[TSSOP.D9]" office:value-type="string" office:string-value="GPIO6/EPWM4A/EPWMSYNCI/EPWMSYNCO">
            <text:p>GPIO6/EPWM4A/EPWMSYNCI/EPWMSYNCO</text:p>
          </table:table-cell>
          <table:table-cell table:style-name="ce29" table:formula="of:=[TSSOP.E9]" office:value-type="string" office:string-value="Enhanced PWM4 output A and HRPWM channel, External ePWM sync pulse input/output">
            <text:p>Enhanced PWM4 output A and HRPWM channel, External ePWM sync pulse input/output</text:p>
          </table:table-cell>
          <table:table-cell table:number-columns-repeated="1019"/>
        </table:table-row>
        <table:table-row table:style-name="ro1">
          <table:table-cell table:style-name="ce29" table:formula="of:=[TSSOP.A10]" office:value-type="string" office:string-value="GPIO7/EPWM4B/SCIRXDA">
            <text:p>GPIO7/EPWM4B/SCIRXDA</text:p>
          </table:table-cell>
          <table:table-cell table:style-name="ce43" office:value-type="float" office:value="42">
            <text:p>42</text:p>
          </table:table-cell>
          <table:table-cell table:style-name="ce44" table:formula="of:=[TSSOP.C10]" office:value-type="string" office:string-value="io">
            <text:p>io</text:p>
          </table:table-cell>
          <table:table-cell table:style-name="ce29" table:formula="of:=[TSSOP.D10]" office:value-type="string" office:string-value="GPIO7/EPWM4B/SCIRXDA">
            <text:p>GPIO7/EPWM4B/SCIRXDA</text:p>
          </table:table-cell>
          <table:table-cell table:style-name="ce29" table:formula="of:=[TSSOP.E10]" office:value-type="string" office:string-value="Enhanced PWM4 output B, SCI-A receive data">
            <text:p>Enhanced PWM4 output B, SCI-A receive data</text:p>
          </table:table-cell>
          <table:table-cell table:number-columns-repeated="1019"/>
        </table:table-row>
        <table:table-row table:style-name="ro1">
          <table:table-cell table:style-name="ce29" table:formula="of:=[TSSOP.A11]" office:value-type="string" office:string-value="VDD">
            <text:p>VDD</text:p>
          </table:table-cell>
          <table:table-cell table:style-name="ce43" office:value-type="float" office:value="43">
            <text:p>43</text:p>
          </table:table-cell>
          <table:table-cell table:style-name="ce44" table:formula="of:=[TSSOP.C11]" office:value-type="string" office:string-value="pwr">
            <text:p>pwr</text:p>
          </table:table-cell>
          <table:table-cell table:style-name="ce29"/>
          <table:table-cell table:style-name="ce29" table:formula="of:=[TSSOP.E11]" office:value-type="string" office:string-value="CPU and Logic Digital Power Pins.">
            <text:p>CPU and Logic Digital Power Pins.</text:p>
          </table:table-cell>
          <table:table-cell table:number-columns-repeated="1019"/>
        </table:table-row>
        <table:table-row table:style-name="ro1">
          <table:table-cell table:style-name="ce29" table:formula="of:=[TSSOP.A12]" office:value-type="string" office:string-value="VSS">
            <text:p>VSS</text:p>
          </table:table-cell>
          <table:table-cell table:style-name="ce43" office:value-type="float" office:value="44">
            <text:p>44</text:p>
          </table:table-cell>
          <table:table-cell table:style-name="ce44" table:formula="of:=[TSSOP.C12]" office:value-type="string" office:string-value="pwr">
            <text:p>pwr</text:p>
          </table:table-cell>
          <table:table-cell table:style-name="ce29"/>
          <table:table-cell table:style-name="ce29" table:formula="of:=[TSSOP.E12]" office:value-type="string" office:string-value="Digital Ground Pins">
            <text:p>Digital Ground Pins</text:p>
          </table:table-cell>
          <table:table-cell table:number-columns-repeated="1019"/>
        </table:table-row>
        <table:table-row table:style-name="ro1">
          <table:table-cell table:formula="of:=[.D45]" office:value-type="string" office:string-value="X1">
            <text:p>X1</text:p>
          </table:table-cell>
          <table:table-cell table:style-name="ce43" office:value-type="float" office:value="45">
            <text:p>45</text:p>
          </table:table-cell>
          <table:table-cell office:value-type="string">
            <text:p>in</text:p>
          </table:table-cell>
          <table:table-cell office:value-type="string">
            <text:p>X1</text:p>
          </table:table-cell>
          <table:table-cell table:style-name="ce31" office:value-type="string">
            <text:p>On-chip crystal-oscillator input.</text:p>
          </table:table-cell>
          <table:table-cell table:number-columns-repeated="1019"/>
        </table:table-row>
        <table:table-row table:style-name="ro1">
          <table:table-cell table:formula="of:=[.D46]" office:value-type="string" office:string-value="X2">
            <text:p>X2</text:p>
          </table:table-cell>
          <table:table-cell table:style-name="ce43" office:value-type="float" office:value="46">
            <text:p>46</text:p>
          </table:table-cell>
          <table:table-cell office:value-type="string">
            <text:p>out</text:p>
          </table:table-cell>
          <table:table-cell office:value-type="string">
            <text:p>X2</text:p>
          </table:table-cell>
          <table:table-cell table:style-name="ce47" office:value-type="string">
            <text:p>On-chip crystal-oscillator output.</text:p>
          </table:table-cell>
          <table:table-cell table:number-columns-repeated="1019"/>
        </table:table-row>
        <table:table-row table:style-name="ro1">
          <table:table-cell table:style-name="ce29" table:formula="of:=[TSSOP.A13]" office:value-type="string" office:string-value="GPIO12/\_TZ1\_/SCITXDA">
            <text:p>GPIO12/\_TZ1\_/SCITXDA</text:p>
          </table:table-cell>
          <table:table-cell table:style-name="ce43" office:value-type="float" office:value="47">
            <text:p>47</text:p>
          </table:table-cell>
          <table:table-cell table:style-name="ce44" table:formula="of:=[TSSOP.C13]" office:value-type="string" office:string-value="io">
            <text:p>io</text:p>
          </table:table-cell>
          <table:table-cell table:style-name="ce29" table:formula="of:=[TSSOP.D13]" office:value-type="string" office:string-value="GPIO12/\_TZ1\_/SCITXDA">
            <text:p>GPIO12/\_TZ1\_/SCITXDA</text:p>
          </table:table-cell>
          <table:table-cell table:style-name="ce29" table:formula="of:=[TSSOP.E13]" office:value-type="string" office:string-value="Trip Zone input 1, SCI-A transmit data">
            <text:p>Trip Zone input 1, SCI-A transmit data</text:p>
          </table:table-cell>
          <table:table-cell table:number-columns-repeated="1019"/>
        </table:table-row>
        <table:table-row table:style-name="ro1">
          <table:table-cell table:style-name="ce29" table:formula="of:=[TSSOP.A14]" office:value-type="string" office:string-value="GPIO28/SCIRXDA/SDAA/\_TZ2\_">
            <text:p>GPIO28/SCIRXDA/SDAA/\_TZ2\_</text:p>
          </table:table-cell>
          <table:table-cell table:style-name="ce43" office:value-type="float" office:value="48">
            <text:p>48</text:p>
          </table:table-cell>
          <table:table-cell table:style-name="ce44" table:formula="of:=[TSSOP.C14]" office:value-type="string" office:string-value="io">
            <text:p>io</text:p>
          </table:table-cell>
          <table:table-cell table:style-name="ce29" table:formula="of:=[TSSOP.D14]" office:value-type="string" office:string-value="GPIO28/SCIRXDA/SDAA/\_TZ2\_">
            <text:p>GPIO28/SCIRXDA/SDAA/\_TZ2\_</text:p>
          </table:table-cell>
          <table:table-cell table:style-name="ce29" table:formula="of:=[TSSOP.E14]" office:value-type="string" office:string-value="SCI-A receive data. I2C data open-drain bidirectional port, Trip zone input 2">
            <text:p>SCI-A receive data. I2C data open-drain bidirectional port, Trip zone input 2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ialMT" svg:font-family="ArialMT"/>
    <style:font-face style:name="Sans" svg:font-family="Sans"/>
    <style:font-face style:name="Sans1" svg:font-family="Sans1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6-12-20T03:54:07</dc:date>
    <dc:language>de-DE</dc:language>
    <meta:editing-cycles>41</meta:editing-cycles>
    <meta:editing-duration>PT7H40M7S</meta:editing-duration>
    <dc:title>Tables</dc:title>
    <meta:document-statistic meta:table-count="6" meta:cell-count="1620" meta:object-count="0"/>
    <meta:user-defined meta:name="Info 1"/>
    <meta:user-defined meta:name="Info 2"/>
    <meta:user-defined meta:name="Info 3"/>
    <meta:user-defined meta:name="Info 4"/>
  </office:meta>
</office:document-meta>
</file>